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2" style:family="table">
      <style:table-properties style:width="10.052cm" table:align="left"/>
    </style:style>
    <style:style style:name="Table2.A" style:family="table-column">
      <style:table-column-properties style:column-width="3.2cm"/>
    </style:style>
    <style:style style:name="Table2.B" style:family="table-column">
      <style:table-column-properties style:column-width="3.366cm"/>
    </style:style>
    <style:style style:name="Table2.C" style:family="table-column">
      <style:table-column-properties style:column-width="3.487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0.582cm" table:align="left"/>
    </style:style>
    <style:style style:name="Table3.A" style:family="table-column">
      <style:table-column-properties style:column-width="3.2cm"/>
    </style:style>
    <style:style style:name="Table3.B" style:family="table-column">
      <style:table-column-properties style:column-width="3.366cm"/>
    </style:style>
    <style:style style:name="Table3.C" style:family="table-column">
      <style:table-column-properties style:column-width="4.01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4" style:family="table">
      <style:table-properties style:width="13.698cm" table:align="left"/>
    </style:style>
    <style:style style:name="Table14.A" style:family="table-column">
      <style:table-column-properties style:column-width="0.654cm"/>
    </style:style>
    <style:style style:name="Table14.F" style:family="table-column">
      <style:table-column-properties style:column-width="0.584cm"/>
    </style:style>
    <style:style style:name="Table14.H" style:family="table-column">
      <style:table-column-properties style:column-width="1.078cm"/>
    </style:style>
    <style:style style:name="Table14.R" style:family="table-column">
      <style:table-column-properties style:column-width="0.513cm"/>
    </style:style>
    <style:style style:name="Table14.T" style:family="table-column">
      <style:table-column-properties style:column-width="0.561cm"/>
    </style:style>
    <style:style style:name="Table14.U" style:family="table-column">
      <style:table-column-properties style:column-width="0.633cm"/>
    </style:style>
    <style:style style:name="Table14.A1" style:family="table-cell">
      <style:table-cell-properties fo:padding="0.097cm" fo:border-left="0.05pt solid #000000" fo:border-right="none" fo:border-top="none" fo:border-bottom="0.05pt solid #000000"/>
    </style:style>
    <style:style style:name="Table14.C1" style:family="table-cell">
      <style:table-cell-properties fo:background-color="#00dcff" fo:padding="0.097cm" fo:border-left="0.05pt solid #000000" fo:border-right="none" fo:border-top="none" fo:border-bottom="0.05pt solid #000000">
        <style:background-image/>
      </style:table-cell-properties>
    </style:style>
    <style:style style:name="Table14.R1" style:family="table-cell">
      <style:table-cell-properties fo:background-color="#00dcff" fo:padding="0.097cm" fo:border-left="0.05pt solid #000000" fo:border-right="0.05pt solid #000000" fo:border-top="none" fo:border-bottom="0.05pt solid #000000">
        <style:background-image/>
      </style:table-cell-properties>
    </style:style>
    <style:style style:name="Table14.A2" style:family="table-cell">
      <style:table-cell-properties fo:background-color="transparent" fo:padding="0.097cm" fo:border-left="0.05pt solid #000000" fo:border-right="none" fo:border-top="none" fo:border-bottom="0.05pt solid #000000">
        <style:background-image/>
      </style:table-cell-properties>
    </style:style>
    <style:style style:name="Table14.U2" style:family="table-cell">
      <style:table-cell-properties fo:padding="0.097cm" fo:border-left="0.05pt solid #000000" fo:border-right="0.05pt solid #000000" fo:border-top="none" fo:border-bottom="0.05pt solid #000000"/>
    </style:style>
    <style:style style:name="Table14.A3" style:family="table-cell">
      <style:table-cell-properties fo:background-color="#c0c0c0" fo:padding="0.097cm" fo:border-left="0.05pt solid #000000" fo:border-right="none" fo:border-top="none" fo:border-bottom="0.05pt solid #000000">
        <style:background-image/>
      </style:table-cell-properties>
    </style:style>
    <style:style style:name="Table14.C3" style:family="table-cell">
      <style:table-cell-properties fo:padding="0.097cm" fo:border-left="0.05pt solid #000000" fo:border-right="0.05pt solid #000000" fo:border-top="none" fo:border-bottom="0.05pt solid #000000"/>
    </style:style>
    <style:style style:name="Table14.D4" style:family="table-cell">
      <style:table-cell-properties fo:padding="0.097cm" fo:border-left="0.05pt solid #000000" fo:border-right="0.05pt solid #000000" fo:border-top="none" fo:border-bottom="0.05pt solid #000000"/>
    </style:style>
    <style:style style:name="Table14.E5" style:family="table-cell">
      <style:table-cell-properties fo:padding="0.097cm" fo:border-left="0.05pt solid #000000" fo:border-right="0.05pt solid #000000" fo:border-top="none" fo:border-bottom="0.05pt solid #000000"/>
    </style:style>
    <style:style style:name="Table14.I6" style:family="table-cell">
      <style:table-cell-properties fo:padding="0.097cm" fo:border-left="0.05pt solid #000000" fo:border-right="0.05pt solid #000000" fo:border-top="none" fo:border-bottom="0.05pt solid #000000"/>
    </style:style>
    <style:style style:name="Table14.O7" style:family="table-cell">
      <style:table-cell-properties fo:padding="0.097cm" fo:border-left="0.05pt solid #000000" fo:border-right="0.05pt solid #000000" fo:border-top="none" fo:border-bottom="0.05pt solid #000000"/>
    </style:style>
    <style:style style:name="Table14.P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4.U11" style:family="table-cell">
      <style:table-cell-properties fo:padding="0.097cm" fo:border-left="0.05pt solid #000000" fo:border-right="0.05pt solid #000000" fo:border-top="none" fo:border-bottom="0.05pt solid #000000"/>
    </style:style>
    <style:style style:name="Table14.U1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8" style:family="table">
      <style:table-properties style:width="14.24cm" table:align="left"/>
    </style:style>
    <style:style style:name="Table8.A" style:family="table-column">
      <style:table-column-properties style:column-width="2.496cm"/>
    </style:style>
    <style:style style:name="Table8.B" style:family="table-column">
      <style:table-column-properties style:column-width="2.778cm"/>
    </style:style>
    <style:style style:name="Table8.C" style:family="table-column">
      <style:table-column-properties style:column-width="8.966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7.297cm" fo:margin-left="0.566cm" fo:margin-right="0.908cm" table:align="margins"/>
    </style:style>
    <style:style style:name="Table9.A" style:family="table-column">
      <style:table-column-properties style:column-width="1.371cm" style:rel-column-width="12307*"/>
    </style:style>
    <style:style style:name="Table9.B" style:family="table-column">
      <style:table-column-properties style:column-width="5.927cm" style:rel-column-width="5322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979cm" table:align="left"/>
    </style:style>
    <style:style style:name="Table10.A" style:family="table-column">
      <style:table-column-properties style:column-width="3.785cm"/>
    </style:style>
    <style:style style:name="Table10.B" style:family="table-column">
      <style:table-column-properties style:column-width="11.19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49" style:family="table-row">
      <style:table-row-properties style:min-row-height="5.405cm"/>
    </style:style>
    <style:style style:name="Table11" style:family="table">
      <style:table-properties style:width="11cm" table:align="margins"/>
    </style:style>
    <style:style style:name="Table11.A" style:family="table-column">
      <style:table-column-properties style:column-width="2.138cm" style:rel-column-width="12737*"/>
    </style:style>
    <style:style style:name="Table11.B" style:family="table-column">
      <style:table-column-properties style:column-width="8.862cm" style:rel-column-width="5279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1cm" table:align="margins"/>
    </style:style>
    <style:style style:name="Table12.A" style:family="table-column">
      <style:table-column-properties style:column-width="1.201cm" style:rel-column-width="7161*"/>
    </style:style>
    <style:style style:name="Table12.B" style:family="table-column">
      <style:table-column-properties style:column-width="9.798cm" style:rel-column-width="5837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 style:family="table">
      <style:table-properties style:width="8.237cm" fo:margin-left="0cm" fo:margin-right="8.761cm" table:align="margins"/>
    </style:style>
    <style:style style:name="Table1.A" style:family="table-column">
      <style:table-column-properties style:column-width="3.403cm" style:rel-column-width="27069*"/>
    </style:style>
    <style:style style:name="Table1.B" style:family="table-column">
      <style:table-column-properties style:column-width="1.261cm" style:rel-column-width="10031*"/>
    </style:style>
    <style:style style:name="Table1.C" style:family="table-column">
      <style:table-column-properties style:column-width="1.266cm" style:rel-column-width="10073*"/>
    </style:style>
    <style:style style:name="Table1.D" style:family="table-column">
      <style:table-column-properties style:column-width="1.212cm" style:rel-column-width="9637*"/>
    </style:style>
    <style:style style:name="Table1.E" style:family="table-column">
      <style:table-column-properties style:column-width="1.097cm" style:rel-column-width="872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3" style:family="table">
      <style:table-properties style:width="13.813cm" fo:margin-left="0cm" fo:margin-right="3.186cm" table:align="margins"/>
    </style:style>
    <style:style style:name="Table13.A" style:family="table-column">
      <style:table-column-properties style:column-width="2.27cm" style:rel-column-width="10771*"/>
    </style:style>
    <style:style style:name="Table13.B" style:family="table-column">
      <style:table-column-properties style:column-width="2.949cm" style:rel-column-width="13996*"/>
    </style:style>
    <style:style style:name="Table13.C" style:family="table-column">
      <style:table-column-properties style:column-width="8.594cm" style:rel-column-width="40768*"/>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style:font-name="Arial"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Preformatted_20_Text">
      <style:paragraph-properties fo:text-align="center" style:justify-single-word="false"/>
      <style:text-properties style:font-name="Comic Sans MS" fo:font-size="16pt" style:font-size-asian="16pt" style:font-size-complex="16pt"/>
    </style:style>
    <style:style style:name="P4" style:family="paragraph" style:parent-style-name="Preformatted_20_Text">
      <style:text-properties fo:font-size="12pt" style:font-size-asian="12pt" style:font-size-complex="12pt"/>
    </style:style>
    <style:style style:name="P5" style:family="paragraph" style:parent-style-name="Preformatted_20_Text">
      <style:paragraph-properties fo:break-before="page"/>
    </style:style>
    <style:style style:name="P6" style:family="paragraph" style:parent-style-name="Preformatted_20_Text">
      <style:paragraph-properties fo:break-before="page"/>
      <style:text-properties fo:font-size="12pt" style:font-size-asian="12pt" style:font-size-complex="12pt"/>
    </style:style>
    <style:style style:name="P7" style:family="paragraph" style:parent-style-name="Preformatted_20_Text">
      <style:paragraph-properties fo:margin-left="0cm" fo:margin-right="0cm" fo:text-indent="0.526cm" style:auto-text-indent="false"/>
    </style:style>
    <style:style style:name="P8" style:family="paragraph" style:parent-style-name="Preformatted_20_Text">
      <style:paragraph-properties fo:margin-left="0cm" fo:margin-right="0cm" fo:text-indent="0.526cm" style:auto-text-indent="false"/>
      <style:text-properties fo:font-size="12pt" style:font-size-asian="12pt" style:font-size-complex="12pt"/>
    </style:style>
    <style:style style:name="P9" style:family="paragraph" style:parent-style-name="Preformatted_20_Text">
      <style:paragraph-properties fo:margin-left="0cm" fo:margin-right="0cm" fo:text-align="center" style:justify-single-word="false" fo:text-indent="0.526cm" style:auto-text-indent="false"/>
      <style:text-properties fo:font-size="12pt" style:font-size-asian="12pt" style:font-size-complex="12pt"/>
    </style:style>
    <style:style style:name="P10" style:family="paragraph" style:parent-style-name="Preformatted_20_Text">
      <style:paragraph-properties fo:margin-left="0cm" fo:margin-right="0cm" fo:text-indent="0.526cm" style:auto-text-indent="false"/>
      <style:text-properties fo:font-size="12pt" fo:language="es" fo:country="ES" style:font-size-asian="12pt" style:font-size-complex="12pt"/>
    </style:style>
    <style:style style:name="P11" style:family="paragraph" style:parent-style-name="Preformatted_20_Text">
      <style:paragraph-properties fo:margin-left="0cm" fo:margin-right="0cm" fo:text-indent="0.526cm" style:auto-text-indent="false"/>
      <style:text-properties fo:font-size="10pt" style:font-size-asian="10pt" style:font-size-complex="10pt"/>
    </style:style>
    <style:style style:name="P12" style:family="paragraph" style:parent-style-name="Preformatted_20_Text">
      <style:paragraph-properties fo:margin-left="0cm" fo:margin-right="0cm" fo:text-indent="0.526cm" style:auto-text-indent="false"/>
      <style:text-properties fo:color="#ff0000" style:text-line-through-style="solid" fo:font-size="12pt" style:font-size-asian="12pt" style:font-size-complex="12pt"/>
    </style:style>
    <style:style style:name="P13" style:family="paragraph" style:parent-style-name="Preformatted_20_Text">
      <style:paragraph-properties fo:margin-left="0cm" fo:margin-right="0cm" fo:text-indent="0.526cm" style:auto-text-indent="false" fo:break-before="page"/>
      <style:text-properties fo:font-size="12pt" style:font-size-asian="12pt" style:font-size-complex="12pt"/>
    </style:style>
    <style:style style:name="P14" style:family="paragraph" style:parent-style-name="Standard">
      <style:paragraph-properties fo:margin-left="0cm" fo:margin-right="0cm" fo:text-indent="0.526cm" style:auto-text-indent="false"/>
      <style:text-properties fo:font-size="12pt" fo:language="es" fo:country="ES" style:font-size-asian="12pt" style:font-size-complex="12pt"/>
    </style:style>
    <style:style style:name="P15" style:family="paragraph" style:parent-style-name="Standard">
      <style:paragraph-properties fo:margin-left="0cm" fo:margin-right="0cm" fo:text-align="start" style:justify-single-word="false" fo:text-indent="0.526cm" style:auto-text-indent="false"/>
      <style:text-properties fo:font-size="12pt" fo:language="es" fo:country="ES" style:font-size-asian="12pt" style:font-size-complex="12pt"/>
    </style:style>
    <style:style style:name="P16" style:family="paragraph" style:parent-style-name="Standard">
      <style:paragraph-properties fo:margin-left="0cm" fo:margin-right="0cm" fo:text-indent="0.526cm" style:auto-text-indent="false"/>
      <style:text-properties fo:font-size="12pt" style:font-size-asian="12pt" style:font-size-complex="12pt"/>
    </style:style>
    <style:style style:name="P17" style:family="paragraph" style:parent-style-name="Text_20_body">
      <style:paragraph-properties fo:margin-left="0cm" fo:margin-right="0cm" fo:text-indent="0.526cm" style:auto-text-indent="false"/>
    </style:style>
    <style:style style:name="P18" style:family="paragraph" style:parent-style-name="Preformatted_20_Text">
      <style:paragraph-properties fo:margin-left="0cm" fo:margin-right="0cm" fo:text-indent="0cm" style:auto-text-indent="false"/>
      <style:text-properties fo:font-size="12pt" style:font-size-asian="12pt" style:font-size-complex="12pt"/>
    </style:style>
    <style:style style:name="P19" style:family="paragraph" style:parent-style-name="Preformatted_20_Text">
      <style:paragraph-properties fo:margin-left="0cm" fo:margin-right="0cm" fo:text-align="center" style:justify-single-word="false" fo:text-indent="0cm" style:auto-text-indent="false"/>
      <style:text-properties fo:font-size="12pt" style:font-size-asian="12pt" style:font-size-complex="12pt"/>
    </style:style>
    <style:style style:name="P20" style:family="paragraph" style:parent-style-name="Preformatted_20_Text">
      <style:paragraph-properties fo:margin-left="0cm" fo:margin-right="0cm" fo:text-align="start" style:justify-single-word="false" fo:text-indent="0cm" style:auto-text-indent="false"/>
      <style:text-properties fo:font-size="12pt" style:font-size-asian="12pt" style:font-size-complex="12pt"/>
    </style:style>
    <style:style style:name="P21" style:family="paragraph" style:parent-style-name="Preformatted_20_Text">
      <style:paragraph-properties fo:margin-left="0cm" fo:margin-right="0cm" fo:text-indent="0cm" style:auto-text-indent="false"/>
      <style:text-properties fo:font-size="10pt" style:font-size-asian="10pt" style:font-size-complex="10pt"/>
    </style:style>
    <style:style style:name="P22" style:family="paragraph" style:parent-style-name="Preformatted_20_Text">
      <style:paragraph-properties fo:margin-left="0cm" fo:margin-right="0cm" fo:text-align="center" style:justify-single-word="false" fo:text-indent="0cm" style:auto-text-indent="false"/>
      <style:text-properties fo:font-size="10pt" style:font-size-asian="10pt" style:font-size-complex="10pt"/>
    </style:style>
    <style:style style:name="P23" style:family="paragraph" style:parent-style-name="Preformatted_20_Text">
      <style:paragraph-properties fo:margin-left="0cm" fo:margin-right="0cm" fo:text-indent="0cm" style:auto-text-indent="false"/>
      <style:text-properties fo:font-size="10pt" fo:language="es" fo:country="ES" style:font-size-asian="10pt" style:font-size-complex="10pt"/>
    </style:style>
    <style:style style:name="P24" style:family="paragraph" style:parent-style-name="Standard">
      <style:paragraph-properties fo:margin-left="0cm" fo:margin-right="0cm" fo:text-indent="0cm" style:auto-text-indent="false"/>
      <style:text-properties fo:font-size="10pt" fo:language="es" fo:country="ES" style:font-size-asian="10pt" style:font-size-complex="10pt"/>
    </style:style>
    <style:style style:name="P25" style:family="paragraph" style:parent-style-name="Standard">
      <style:paragraph-properties fo:margin-left="0cm" fo:margin-right="0cm" fo:text-indent="0cm" style:auto-text-indent="false"/>
      <style:text-properties fo:font-size="10pt" style:font-size-asian="10pt" style:font-size-complex="10pt"/>
    </style:style>
    <style:style style:name="P26" style:family="paragraph" style:parent-style-name="Standard">
      <style:paragraph-properties fo:margin-left="0cm" fo:margin-right="0cm" fo:text-indent="0cm" style:auto-text-indent="false"/>
      <style:text-properties fo:font-size="12pt" style:font-size-asian="12pt" style:font-size-complex="12pt"/>
    </style:style>
    <style:style style:name="P27" style:family="paragraph" style:parent-style-name="Text_20_body">
      <style:paragraph-properties fo:margin-left="0cm" fo:margin-right="0cm" fo:text-indent="0cm" style:auto-text-indent="false"/>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center"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text-properties fo:color="#ff0000"/>
    </style:style>
    <style:style style:name="P33" style:family="paragraph" style:parent-style-name="Table_20_Contents">
      <style:paragraph-properties fo:background-color="transparent">
        <style:background-image/>
      </style:paragraph-properties>
    </style:style>
    <style:style style:name="P34" style:family="paragraph" style:parent-style-name="Table_20_Contents">
      <style:paragraph-properties fo:background-color="#c0c0c0">
        <style:background-image/>
      </style:paragraph-properties>
    </style:style>
    <style:style style:name="P35" style:family="paragraph" style:parent-style-name="Table_20_Heading">
      <style:text-properties fo:font-size="10pt" style:font-size-asian="10pt" style:font-size-complex="10pt"/>
    </style:style>
    <style:style style:name="P36" style:family="paragraph" style:parent-style-name="Table_20_Heading">
      <style:paragraph-properties fo:text-align="center" style:justify-single-word="false"/>
      <style:text-properties fo:font-size="10pt" style:font-size-asian="10pt" style:font-size-complex="10pt"/>
    </style:style>
    <style:style style:name="P37" style:family="paragraph" style:parent-style-name="Table_20_Heading">
      <style:paragraph-properties fo:text-align="center" style:justify-single-word="false"/>
    </style:style>
    <style:style style:name="P38" style:family="paragraph" style:parent-style-name="Text_20_body">
      <style:paragraph-properties fo:margin-left="0cm" fo:margin-right="0cm" fo:text-indent="0.469cm" style:auto-text-indent="false"/>
    </style:style>
    <style:style style:name="P39" style:family="paragraph" style:parent-style-name="Text_20_body">
      <style:paragraph-properties fo:margin-left="0cm" fo:margin-right="0cm" fo:text-indent="0.469cm" style:auto-text-indent="false"/>
      <style:text-properties fo:font-size="12pt" style:font-size-asian="12pt" style:font-size-complex="12pt"/>
    </style:style>
    <style:style style:name="P40" style:family="paragraph" style:parent-style-name="Text_20_body">
      <style:paragraph-properties fo:margin-left="0cm" fo:margin-right="0cm" fo:text-indent="0.545cm" style:auto-text-indent="false"/>
    </style:style>
    <style:style style:name="P41" style:family="paragraph" style:parent-style-name="Preformatted_20_Text">
      <style:paragraph-properties fo:margin-left="0cm" fo:margin-right="0cm" fo:text-indent="0.563cm" style:auto-text-indent="false"/>
      <style:text-properties fo:font-size="12pt" style:font-size-asian="12pt" style:font-size-complex="12pt"/>
    </style:style>
    <style:style style:name="P42" style:family="paragraph" style:parent-style-name="Heading_20_1">
      <style:paragraph-properties fo:break-before="page"/>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Preformatted_20_Text" style:list-style-name="L12">
      <style:text-properties fo:font-size="12pt" style:font-size-asian="12pt" style:font-size-complex="12pt"/>
    </style:style>
    <style:style style:name="P46" style:family="paragraph" style:parent-style-name="Preformatted_20_Text">
      <style:paragraph-properties fo:margin-left="0cm" fo:margin-right="0cm" fo:text-indent="0.526cm" style:auto-text-indent="false"/>
      <style:text-properties fo:font-size="12pt" style:font-size-asian="12pt" style:font-size-complex="12pt"/>
    </style:style>
    <style:style style:name="P47" style:family="paragraph" style:parent-style-name="Preformatted_20_Text" style:list-style-name="L1">
      <style:paragraph-properties fo:margin-left="0cm" fo:margin-right="0cm" fo:text-indent="0.526cm" style:auto-text-indent="false"/>
      <style:text-properties fo:font-size="12pt" style:font-size-asian="12pt" style:font-size-complex="12pt"/>
    </style:style>
    <style:style style:name="P48" style:family="paragraph" style:parent-style-name="Preformatted_20_Text" style:list-style-name="L2">
      <style:paragraph-properties fo:margin-left="0cm" fo:margin-right="0cm" fo:text-indent="0.526cm" style:auto-text-indent="false"/>
      <style:text-properties fo:font-size="12pt" style:font-size-asian="12pt" style:font-size-complex="12pt"/>
    </style:style>
    <style:style style:name="P49" style:family="paragraph" style:parent-style-name="Preformatted_20_Text" style:list-style-name="L3">
      <style:paragraph-properties fo:margin-left="0cm" fo:margin-right="0cm" fo:text-indent="0.526cm" style:auto-text-indent="false"/>
      <style:text-properties fo:font-size="12pt" style:font-size-asian="12pt" style:font-size-complex="12pt"/>
    </style:style>
    <style:style style:name="P50" style:family="paragraph" style:parent-style-name="Preformatted_20_Text" style:list-style-name="L4">
      <style:paragraph-properties fo:margin-left="0cm" fo:margin-right="0cm" fo:text-indent="0.526cm" style:auto-text-indent="false"/>
      <style:text-properties fo:font-size="12pt" style:font-size-asian="12pt" style:font-size-complex="12pt"/>
    </style:style>
    <style:style style:name="P51" style:family="paragraph" style:parent-style-name="Preformatted_20_Text" style:list-style-name="L5">
      <style:paragraph-properties fo:margin-left="0cm" fo:margin-right="0cm" fo:text-indent="0.526cm" style:auto-text-indent="false"/>
      <style:text-properties fo:font-size="12pt" style:font-size-asian="12pt" style:font-size-complex="12pt"/>
    </style:style>
    <style:style style:name="P52" style:family="paragraph" style:parent-style-name="Preformatted_20_Text" style:list-style-name="L6">
      <style:paragraph-properties fo:margin-left="0cm" fo:margin-right="0cm" fo:text-indent="0.526cm" style:auto-text-indent="false"/>
      <style:text-properties fo:font-size="12pt" style:font-size-asian="12pt" style:font-size-complex="12pt"/>
    </style:style>
    <style:style style:name="P53" style:family="paragraph" style:parent-style-name="Preformatted_20_Text" style:list-style-name="L7">
      <style:paragraph-properties fo:margin-left="0cm" fo:margin-right="0cm" fo:text-indent="0.526cm" style:auto-text-indent="false"/>
      <style:text-properties fo:font-size="12pt" style:font-size-asian="12pt" style:font-size-complex="12pt"/>
    </style:style>
    <style:style style:name="P54" style:family="paragraph" style:parent-style-name="Preformatted_20_Text" style:list-style-name="L8">
      <style:paragraph-properties fo:margin-left="0cm" fo:margin-right="0cm" fo:text-indent="0.526cm" style:auto-text-indent="false"/>
      <style:text-properties fo:font-size="12pt" style:font-size-asian="12pt" style:font-size-complex="12pt"/>
    </style:style>
    <style:style style:name="P55" style:family="paragraph" style:parent-style-name="Preformatted_20_Text" style:list-style-name="L9">
      <style:paragraph-properties fo:margin-left="0cm" fo:margin-right="0cm" fo:text-indent="0.526cm" style:auto-text-indent="false"/>
      <style:text-properties fo:font-size="12pt" style:font-size-asian="12pt" style:font-size-complex="12pt"/>
    </style:style>
    <style:style style:name="P56" style:family="paragraph" style:parent-style-name="Preformatted_20_Text" style:list-style-name="L10">
      <style:paragraph-properties fo:margin-left="0cm" fo:margin-right="0cm" fo:text-indent="0.526cm" style:auto-text-indent="false"/>
      <style:text-properties fo:font-size="12pt" style:font-size-asian="12pt" style:font-size-complex="12pt"/>
    </style:style>
    <style:style style:name="P57" style:family="paragraph" style:parent-style-name="Preformatted_20_Text" style:list-style-name="L11">
      <style:paragraph-properties fo:margin-left="0cm" fo:margin-right="0cm" fo:text-indent="0.526cm" style:auto-text-indent="false"/>
      <style:text-properties fo:font-size="12pt" style:font-size-asian="12pt" style:font-size-complex="12pt"/>
    </style:style>
    <style:style style:name="P58" style:family="paragraph" style:parent-style-name="Contents_20_3">
      <style:paragraph-properties>
        <style:tab-stops>
          <style:tab-stop style:position="16cm" style:type="right" style:leader-style="dotted" style:leader-text="."/>
        </style:tab-stops>
      </style:paragraph-properties>
    </style:style>
    <style:style style:name="P59" style:family="paragraph" style:parent-style-name="Contents_20_4">
      <style:paragraph-properties>
        <style:tab-stops>
          <style:tab-stop style:position="15.501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42cm" text:min-label-width="0.635cm"/>
        <style:text-properties style:font-name="StarSymbol"/>
      </text:list-level-style-bullet>
      <text:list-level-style-bullet text:level="2" text:style-name="Bullet_20_Symbols" text:bullet-char="○">
        <style:list-level-properties text:space-before="1.69cm" text:min-label-width="0.635cm"/>
        <style:text-properties style:font-name="StarSymbol"/>
      </text:list-level-style-bullet>
      <text:list-level-style-bullet text:level="3" text:style-name="Bullet_20_Symbols" text:bullet-char="■">
        <style:list-level-properties text:space-before="2.96cm" text:min-label-width="0.635cm"/>
        <style:text-properties style:font-name="StarSymbol"/>
      </text:list-level-style-bullet>
      <text:list-level-style-bullet text:level="4" text:style-name="Bullet_20_Symbols" text:bullet-char="●">
        <style:list-level-properties text:space-before="4.23cm" text:min-label-width="0.635cm"/>
        <style:text-properties style:font-name="StarSymbol"/>
      </text:list-level-style-bullet>
      <text:list-level-style-bullet text:level="5" text:style-name="Bullet_20_Symbols" text:bullet-char="○">
        <style:list-level-properties text:space-before="5.5cm" text:min-label-width="0.635cm"/>
        <style:text-properties style:font-name="StarSymbol"/>
      </text:list-level-style-bullet>
      <text:list-level-style-bullet text:level="6" text:style-name="Bullet_20_Symbols" text:bullet-char="■">
        <style:list-level-properties text:space-before="6.77cm" text:min-label-width="0.635cm"/>
        <style:text-properties style:font-name="StarSymbol"/>
      </text:list-level-style-bullet>
      <text:list-level-style-bullet text:level="7" text:style-name="Bullet_20_Symbols" text:bullet-char="●">
        <style:list-level-properties text:space-before="8.04cm" text:min-label-width="0.635cm"/>
        <style:text-properties style:font-name="StarSymbol"/>
      </text:list-level-style-bullet>
      <text:list-level-style-bullet text:level="8" text:style-name="Bullet_20_Symbols" text:bullet-char="○">
        <style:list-level-properties text:space-before="9.31cm" text:min-label-width="0.635cm"/>
        <style:text-properties style:font-name="StarSymbol"/>
      </text:list-level-style-bullet>
      <text:list-level-style-bullet text:level="9" text:style-name="Bullet_20_Symbols" text:bullet-char="■">
        <style:list-level-properties text:space-before="10.58cm" text:min-label-width="0.635cm"/>
        <style:text-properties style:font-name="StarSymbol"/>
      </text:list-level-style-bullet>
      <text:list-level-style-bullet text:level="10" text:style-name="Bullet_20_Symbols" text:bullet-char="●">
        <style:list-level-properties text:space-before="11.8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1.27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Bullet_20_Symbols" text:bullet-char="■">
        <style:list-level-properties text:space-before="2.54cm" text:min-label-width="0.635cm"/>
        <style:text-properties style:font-name="StarSymbol"/>
      </text:list-level-style-bullet>
      <text:list-level-style-bullet text:level="4" text:style-name="Bullet_20_Symbols" text:bullet-char="●">
        <style:list-level-properties text:space-before="3.175cm" text:min-label-width="0.635cm"/>
        <style:text-properties style:font-name="StarSymbol"/>
      </text:list-level-style-bullet>
      <text:list-level-style-bullet text:level="5" text:style-name="Bullet_20_Symbols" text:bullet-char="○">
        <style:list-level-properties text:space-before="3.81cm" text:min-label-width="0.635cm"/>
        <style:text-properties style:font-name="StarSymbol"/>
      </text:list-level-style-bullet>
      <text:list-level-style-bullet text:level="6" text:style-name="Bullet_20_Symbols" text:bullet-char="■">
        <style:list-level-properties text:space-before="4.445cm" text:min-label-width="0.635cm"/>
        <style:text-properties style:font-name="StarSymbol"/>
      </text:list-level-style-bullet>
      <text:list-level-style-bullet text:level="7" text:style-name="Bullet_20_Symbols" text:bullet-char="●">
        <style:list-level-properties text:space-before="5.08cm" text:min-label-width="0.635cm"/>
        <style:text-properties style:font-name="StarSymbol"/>
      </text:list-level-style-bullet>
      <text:list-level-style-bullet text:level="8" text:style-name="Bullet_20_Symbols" text:bullet-char="○">
        <style:list-level-properties text:space-before="5.715cm" text:min-label-width="0.635cm"/>
        <style:text-properties style:font-name="StarSymbol"/>
      </text:list-level-style-bullet>
      <text:list-level-style-bullet text:level="9" text:style-name="Bullet_20_Symbols" text:bullet-char="■">
        <style:list-level-properties text:space-before="6.35cm" text:min-label-width="0.635cm"/>
        <style:text-properties style:font-name="StarSymbol"/>
      </text:list-level-style-bullet>
      <text:list-level-style-bullet text:level="10" text:style-name="Bullet_20_Symbols" text:bullet-char="●">
        <style:list-level-properties text:space-before="6.98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p text:style-name="Preformatted_20_Text"><text:s text:c="4"/></text:p>
      <text:p text:style-name="Preformatted_20_Text"/>
      <text:p text:style-name="Preformatted_20_Text"/>
      <text:p text:style-name="Preformatted_20_Text"/>
      <text:p text:style-name="Preformatted_20_Text"/>
      <text:p text:style-name="Preformatted_20_Text"/>
      <text:p text:style-name="Preformatted_20_Text"/>
      <text:p text:style-name="P3">ZXSpectr Version 3.5</text:p>
      <text:p text:style-name="P3"/>
      <text:p text:style-name="P3"/>
      <text:p text:style-name="P3">ZX Spectrum Emulator by César Hernández Bañó</text:p>
      <text:p text:style-name="P3"/>
      <text:p text:style-name="P3"/>
      <text:p text:style-name="P3">15-09-2013</text:p>
      <text:p text:style-name="P3"/>
      <text:p text:style-name="P3"/>
      <text:p text:style-name="P3"/>
      <text:p text:style-name="P5"/>
      <text:p text:style-name="Preformatted_20_Text"/>
      <text:p text:style-name="Preformatted_20_Text"/>
      <text:p text:style-name="Preformatted_20_Text"/>
      <text:p text:style-name="Preformatted_20_Text"/>
      <text:p text:style-name="Preformatted_20_Text"/>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ex</text:p>
          </text:index-title>
          <text:p text:style-name="P44">1 History<text:tab/>4</text:p>
          <text:p text:style-name="P44">2 Greetings<text:tab/>6</text:p>
          <text:p text:style-name="P44">3 Contact with the author<text:tab/>7</text:p>
          <text:p text:style-name="P44">4 The Emulator<text:tab/>8</text:p>
          <text:p text:style-name="P43">4.1 Distributed files<text:tab/>8</text:p>
          <text:p text:style-name="P43">4.2 Requirements to run the emulator<text:tab/>9</text:p>
          <text:p text:style-name="P43">4.3 ZXSPECTR.COM command line<text:tab/>10</text:p>
          <text:p text:style-name="P43">4.4 Spectrum emulation<text:tab/>10</text:p>
          <text:p text:style-name="P58">4.4.1 Z80 CPU<text:tab/>11</text:p>
          <text:p text:style-name="P58">4.4.2 The keyboard<text:tab/>12</text:p>
          <text:p text:style-name="P58">4.4.3 The Joystick Kempston<text:tab/>12</text:p>
          <text:p text:style-name="P58">4.4.4 Sound<text:tab/>12</text:p>
          <text:p text:style-name="P58">4.4.5 Screen<text:tab/>14</text:p>
          <text:p text:style-name="P58">4.4.6 128k of memory<text:tab/>14</text:p>
          <text:p text:style-name="P58">4.4.7 Tape emulation<text:tab/>15</text:p>
          <text:p text:style-name="P58">4.4.8 Real tape loading<text:tab/>17</text:p>
          <text:p text:style-name="P58">4.4.9 Snapshot Files<text:tab/>17</text:p>
          <text:p text:style-name="P58">4.4.10 Inves Spectrum+ Emulation<text:tab/>22</text:p>
          <text:p text:style-name="P58">4.4.11 Bus idle port<text:tab/>23</text:p>
          <text:p text:style-name="P44">5 <text:s text:c="3"/>Menu options<text:tab/>25</text:p>
          <text:p text:style-name="P43">5.1 <text:s text:c="2"/>Load Snapshot<text:tab/>25</text:p>
          <text:p text:style-name="P43">5.2 <text:s text:c="2"/>Save Snapshot<text:tab/>25</text:p>
          <text:p text:style-name="P43">5.3 <text:s text:c="2"/>Machine Selection<text:tab/>25</text:p>
          <text:p text:style-name="P43">5.4 <text:s text:c="2"/>Screen Settings<text:tab/>25</text:p>
          <text:p text:style-name="P58">5.4.1 Load Screen<text:tab/>25</text:p>
          <text:p text:style-name="P58">5.4.2 Save Screen<text:tab/>25</text:p>
          <text:p text:style-name="P58">5.4.3 Brightness control<text:tab/>26</text:p>
          <text:p text:style-name="P58">5.4.4 Screen saver<text:tab/>26</text:p>
          <text:p text:style-name="P58">5.4.5 Start recording video<text:tab/>26</text:p>
          <text:p text:style-name="P58">5.4.6 File<text:tab/>26</text:p>
          <text:p text:style-name="P58">5.4.7 FPS<text:tab/>27</text:p>
          <text:p text:style-name="P43">5.5 <text:s text:c="2"/>Debug menu<text:tab/>27</text:p>
          <text:p text:style-name="P58">5.5.1 Generate RESET<text:tab/>27</text:p>
          <text:p text:style-name="P58">5.5.2 Generate NMI<text:tab/>27</text:p>
          <text:p text:style-name="P58">5.5.3 Show registers<text:tab/>27</text:p>
          <text:p text:style-name="P58">5.5.4 Poke<text:tab/>27</text:p>
          <text:p text:style-name="P43">5.6 <text:s text:c="2"/>Tape emulation<text:tab/>27</text:p>
          <text:p text:style-name="P58">5.6.1 Insert/Eject Input file<text:tab/>27</text:p>
          <text:p text:style-name="P58">5.6.2 File<text:tab/>28</text:p>
          <text:p text:style-name="P58">5.6.3 Insert/Eject Output file<text:tab/>28</text:p>
          <text:p text:style-name="P58">5.6.4 File<text:tab/>28</text:p>
          <text:p text:style-name="P58">5.6.5 Any flag loading<text:tab/>28</text:p>
          <text:p text:style-name="P58">5.6.6 <text:s text:c="2"/>Load From Tape<text:tab/>28</text:p>
          <text:p text:style-name="P59">5.6.6.1 Bauds<text:tab/>28</text:p>
          <text:p text:style-name="P59"><text:soft-page-break/>5.6.6.2 Length of leader signal wave<text:tab/>28</text:p>
          <text:p text:style-name="P59">5.6.6.3 Length of leader signal<text:tab/>28</text:p>
          <text:p text:style-name="P59">5.6.6.4 Length of zero wave<text:tab/>29</text:p>
          <text:p text:style-name="P59">5.6.6.5 Length of one wave<text:tab/>29</text:p>
          <text:p text:style-name="P59">5.6.6.6 Input filter<text:tab/>29</text:p>
          <text:p text:style-name="P59">5.6.6.7 Left Channel Volume<text:tab/>29</text:p>
          <text:p text:style-name="P59">5.6.6.8 Right Channel Volume<text:tab/>29</text:p>
          <text:p text:style-name="P59">5.6.6.9 Show Border<text:tab/>29</text:p>
          <text:p text:style-name="P59">5.6.6.10 Checksum autocorrection<text:tab/>29</text:p>
          <text:p text:style-name="P59">5.6.6.11 Start loading<text:tab/>30</text:p>
          <text:p text:style-name="P43">5.7 <text:s text:c="2"/>Hardware settings<text:tab/>30</text:p>
          <text:p text:style-name="P58">5.7.1 Keyboard Issue0/1<text:tab/>30</text:p>
          <text:p text:style-name="P58">5.7.2 AutoFire<text:tab/>30</text:p>
          <text:p text:style-name="P58">5.7.3 AutoFire frequency<text:tab/>30</text:p>
          <text:p text:style-name="P58">5.7.4 Cursors emulate<text:tab/>31</text:p>
          <text:p text:style-name="P58">5.7.5 ROM POKE value<text:tab/>31</text:p>
          <text:p text:style-name="P58">5.7.6 Contended memory<text:tab/>31</text:p>
          <text:p text:style-name="P58">5.7.7 Synchronism<text:tab/>31</text:p>
          <text:p text:style-name="P43">5.8 <text:s text:c="2"/>Audio Settings<text:tab/>31</text:p>
          <text:p text:style-name="P58">5.8.1 Output Sound<text:tab/>31</text:p>
          <text:p text:style-name="P58">5.8.2 AY Chip present<text:tab/>31</text:p>
          <text:p text:style-name="P58">5.8.3 Stereo Mode<text:tab/>31</text:p>
          <text:p text:style-name="P58">5.8.4 Noise Emulation<text:tab/>31</text:p>
          <text:p text:style-name="P58">5.8.5 Show AY Chip registers<text:tab/>32</text:p>
          <text:p text:style-name="P58">5.8.6 Start recording audio<text:tab/>32</text:p>
          <text:p text:style-name="P58">5.8.7 File<text:tab/>32</text:p>
          <text:p text:style-name="P43">5.9 <text:s text:c="2"/>Language Selection<text:tab/>32</text:p>
          <text:p text:style-name="P43">5.10 <text:s/>Multitasking<text:tab/>32</text:p>
          <text:p text:style-name="P43">5.11 <text:s/>CPU Speed<text:tab/>33</text:p>
          <text:p text:style-name="P43">5.12 <text:s/>Help<text:tab/>33</text:p>
          <text:p text:style-name="P43">5.13 <text:s/>Back to the Emulator<text:tab/>33</text:p>
          <text:p text:style-name="P43">5.14 <text:s/>Exit emulator<text:tab/>33</text:p>
          <text:p text:style-name="P44">6 <text:s text:c="4"/>Development and compilation<text:tab/>34</text:p>
          <text:p text:style-name="P44">7 <text:s text:c="4"/>Included utilities<text:tab/>35</text:p>
          <text:p text:style-name="P43">7.1 <text:s text:c="2"/>LINEASMP<text:tab/>35</text:p>
          <text:p text:style-name="P43">7.2 <text:s text:c="2"/>SMPATAP<text:tab/>35</text:p>
          <text:p text:style-name="P43">7.3 <text:s text:c="2"/>TAPABIN<text:tab/>35</text:p>
          <text:p text:style-name="P43">7.4 <text:s text:c="2"/>SP_Z80<text:tab/>35</text:p>
          <text:p text:style-name="P43">7.5 <text:s text:c="2"/>VGA2RAW<text:tab/>36</text:p>
          <text:p text:style-name="P44">8 <text:s text:c="4"/>Utilities in TAP format<text:tab/>37</text:p>
          <text:p text:style-name="P43">8.1 <text:s text:c="2"/>SPED52.TAP<text:tab/>37</text:p>
          <text:p text:style-name="P43">8.2 <text:s text:c="2"/>CONVERSO.TAP<text:tab/>38</text:p>
          <text:p text:style-name="P43">8.3 <text:s text:c="2"/>REALDEBU.TAP<text:tab/>38</text:p>
          <text:p text:style-name="P43">8.4 <text:s text:c="2"/>CURSORDR.TAP<text:tab/>39</text:p>
        </text:index-body>
      </text:table-of-content>
      <text:p text:style-name="Preformatted_20_Text"/>
      <text:p text:style-name="P4"/>
      <text:p text:style-name="P4"/>
      <text:p text:style-name="P4"/>
      <text:p text:style-name="P6"/>
      <text:p text:style-name="P4"><text:s text:c="5"/></text:p>
      <text:h text:style-name="Heading_20_1" text:outline-level="1">1<text:tab/>History</text:h>
      <text:p text:style-name="P8"/>
      <text:p text:style-name="P8"><text:s text:c="5"/></text:p>
      <text:p text:style-name="P8">Since I was a child, there was a computer at home; I've had many, and many of them are Sinclair. The first we had was a Sinclair ZX-81. It had a flat keyboard, it was tiny and it heated a lot. It worked only with 1K of RAM (that we expanded to 16k), and the CPU was the Z-80. It saved the data on tape, at the minimum speed of 300 bauds.</text:p>
      <text:p text:style-name="P8">Later, we bought the ZX Spectrum 48k, with rubber keyboard. It was a very useful computer, although we changed 3 times the keyboard membrane and the heat controller. </text:p>
      <text:p text:style-name="P8">In 1984, when the Spectrum had success, Sinclair presented a mega-computer, the QL, with the Motorola 68008 CPU, and we also bought it. People in Spain who bought a QL know that programs for QL were sold until Amstrad bought Sinclair.</text:p>
      <text:p text:style-name="P8">After this, we bought 2 Inves Spectrum+, which were like a Sinclair Spectrum+ but made by Investronica; the trouble with this computer was that the sound wasn't heard in many games (you could fix it POKEing in the ROM!). After a long time I managed to get a Spectrum +2A, changing a Inves.</text:p>
      <text:p text:style-name="P8">And in the PC times, I was still programming with my +2A, and one day I get my first emulator, the SPECTRUM of Pedro Gimeno, and later, the Z80 of Gerton Lunter. Since then, I always wanted to make my own emulator and load my old games without buying any emulator or making any electric circuit.</text:p>
      <text:p text:style-name="P8">In 1996 I made the first version, in Assembler, and using the ROM of Pedro Gimeno's Emulator and the SP files. And two years later, in 1998, we bought a Pentium 133 with Sound Blaster card and I could make a program to load games directly from tape. Then I loaded the ROMs of my +2A and I added the 128k and the AY sound to the emulator.</text:p>
      <text:p text:style-name="P8">Since then I've been making new versions of the emulator and sending it to my friends, and version 1.5 was the first one that I sent to Internet. </text:p>
      <text:p text:style-name="P18">It doesn't work at 100% with all games, but I haven't found the bug yet. It would be very grateful that someone who find the bug tells me. I think the bug is related with the P/V flag.</text:p>
      <text:p text:style-name="P41">Nevertheless, the emulator works fine, it has many options that hasn't another emulators, you can load games from a real tape and it's totally free.</text:p>
      <text:p text:style-name="P41"/>
      <text:p text:style-name="P8">A long time ago I said myself I won't do any more versions, but sometimes I add new features and release new versions. Although my intention was to make a Linux version in the future, this hasn't happened yet. I do develop in Linux (with the dosbox MSDOS emulator) and exported some utilities to Linux binary.</text:p>
      <text:p text:style-name="P41"/>
      <text:p text:style-name="P8">And to end the emulator history, I tell that I have the following computers, as a retro computer lover:</text:p>
      <text:list xml:id="list1607242424" text:style-name="L1">
        <text:list-item>
          <text:p text:style-name="P47">Amstrad CPC 464</text:p>
        </text:list-item>
        <text:list-item>
          <text:p text:style-name="P47">Apple iMac G3 333 Mhz</text:p>
        </text:list-item>
        <text:list-item>
          <text:p text:style-name="P47">Atari 1040 STE</text:p>
        </text:list-item>
        <text:list-item>
          <text:p text:style-name="P47">Atari 2600</text:p>
        </text:list-item>
        <text:list-item>
          <text:p text:style-name="P47">Cambridge Z88</text:p>
        </text:list-item>
        <text:list-item>
          <text:p text:style-name="P47">Inves Spectrum +</text:p>
        </text:list-item>
        <text:list-item>
          <text:p text:style-name="P47">MSX Philips VG-8020</text:p>
        </text:list-item>
        <text:list-item>
          <text:p text:style-name="P47">Palm Zire</text:p>
        </text:list-item>
        <text:list-item>
          <text:p text:style-name="P47"><text:soft-page-break/>Palm Zire 22</text:p>
        </text:list-item>
        <text:list-item>
          <text:p text:style-name="P47">Palm Treo 650</text:p>
        </text:list-item>
        <text:list-item>
          <text:p text:style-name="P47">Sinclair QL</text:p>
        </text:list-item>
        <text:list-item>
          <text:p text:style-name="P47">ZX Spectrum 48k</text:p>
        </text:list-item>
        <text:list-item>
          <text:p text:style-name="P47">2 ZX Spectrum +</text:p>
        </text:list-item>
        <text:list-item>
          <text:p text:style-name="P47">ZX Spectrum +2A</text:p>
        </text:list-item>
        <text:list-item>
          <text:p text:style-name="P47">ZX-81</text:p>
        </text:list-item>
      </text:list>
      <text:p text:style-name="P8"><text:s text:c="5"/></text:p>
      <text:p text:style-name="P8"><text:s text:c="4"/></text:p>
      <text:p text:style-name="P8"/>
      <text:p text:style-name="P13"><text:s/></text:p>
      <text:p text:style-name="P8"><text:s text:c="5"/></text:p>
      <text:h text:style-name="Heading_20_1" text:outline-level="1">2<text:tab/>Greetings</text:h>
      <text:p text:style-name="P8"><text:s text:c="5"/></text:p>
      <text:p text:style-name="P8">I want to thank the help and the collaboration of the following people:</text:p>
      <text:p text:style-name="P8"><text:s text:c="5"/></text:p>
      <text:list xml:id="list1643633069" text:style-name="L2">
        <text:list-item>
          <text:p text:style-name="P48">To my parents and brothers. I remember very fondly the advices of my father to my first programs. Rest in peace</text:p>
        </text:list-item>
        <text:list-item>
          <text:p text:style-name="P48">Ivan Daunis, for the PCGPE and the INTERVUE</text:p>
        </text:list-item>
        <text:list-item>
          <text:p text:style-name="P48">Ruben Parra, for the Spectrum +2A</text:p>
        </text:list-item>
        <text:list-item>
          <text:p text:style-name="P48">To my friends at Mexico</text:p>
        </text:list-item>
        <text:list-item>
          <text:p text:style-name="P48">To Amstrad, for permitting to use the ROMS to someone who makes an emulator</text:p>
        </text:list-item>
        <text:list-item>
          <text:p text:style-name="P48">Samir Ribic, for helping me with the uploading, and for all the information included in his Warajevo emulator.</text:p>
        </text:list-item>
        <text:list-item>
          <text:p text:style-name="P48">Martijn van der Heide, for installing the emulator in the FTP</text:p>
        </text:list-item>
        <text:list-item>
          <text:p text:style-name="P48">Phillip Kendall, for telling me a bug with the BIT instruction</text:p>
        </text:list-item>
        <text:list-item>
          <text:p text:style-name="P48">Pedro Gimeno, for the timings of some instructions.</text:p>
        </text:list-item>
        <text:list-item>
          <text:p text:style-name="P48">Rodolfo Edison Guerra, for including my emulator in his SpecBase.</text:p>
        </text:list-item>
        <text:list-item>
          <text:p text:style-name="P48">Anyone who makes demos for the Spectrum; they are a good field of testing for my emulator.</text:p>
          <text:p text:style-name="P48"/>
        </text:list-item>
        <text:list-item>
          <text:p text:style-name="P48">And mainly to this big genius, Clive Sinclair.</text:p>
          <text:p text:style-name="P48"/>
        </text:list-item>
      </text:list>
      <text:p text:style-name="P8"/>
      <text:p text:style-name="P8"/>
      <text:p text:style-name="P13"><text:s text:c="5"/></text:p>
      <text:h text:style-name="Heading_20_1" text:outline-level="1">3<text:tab/>Contact with the author</text:h>
      <text:p text:style-name="P8"><text:s text:c="5"/></text:p>
      <text:p text:style-name="P8">If you want to make suggestions or tell me the bugs that the emulator has, you can contact me by the following e-mail:</text:p>
      <text:p text:style-name="P8">chernandezba@hotmail.com</text:p>
      <text:p text:style-name="P8"><text:s text:c="5"/></text:p>
      <text:p text:style-name="P8"/>
      <text:p text:style-name="P8">I have also made other utilities related to the Spectrum:</text:p>
      <text:p text:style-name="P8"/>
      <text:list xml:id="list793902407" text:style-name="L3">
        <text:list-item>
          <text:p text:style-name="P49">Converter of Spectrum tapes to .TAP files: similar to SMPATAP, but reading directly from tape and working in LINUX.</text:p>
        </text:list-item>
        <text:list-item>
          <text:p text:style-name="P49">Converter of ZX-81 tapes to .P files, readable from the ZX-81 emulator XTENDER by Carlo Delhez.</text:p>
        </text:list-item>
      </text:list>
      <text:p text:style-name="P8"/>
      <text:p text:style-name="P8"><text:s text:c="3"/></text:p>
      <text:p text:style-name="P8"/>
      <text:p text:style-name="P13"/>
      <text:p text:style-name="P8"><text:s text:c="5"/></text:p>
      <text:h text:style-name="Heading_20_1" text:outline-level="1">4<text:tab/>The Emulator</text:h>
      <text:p text:style-name="P8"><text:s text:c="5"/></text:p>
      <text:h text:style-name="Heading_20_2" text:outline-level="2">4.1<text:tab/>Distributed files</text:h>
      <text:p text:style-name="P8"/>
      <text:p text:style-name="P8"><text:s text:c="5"/></text:p>
      <text:p text:style-name="P8">* Files needed to emulate the Spectrum:</text:p>
      <text:p text:style-name="P8"><text:s text:c="5"/></text:p>
      <text:p text:style-name="P8">ZXSPECTR.COM<text:tab/><text:tab/>The emulator</text:p>
      <text:p text:style-name="P8"/>
      <text:p text:style-name="P8">48.ROM<text:tab/><text:tab/>It's the Spectrum 16k/48k ROM</text:p>
      <text:p text:style-name="P8">INVES.ROM<text:tab/>Inves Spectrum+ ROM</text:p>
      <text:p text:style-name="P8">128.ROM<text:tab/><text:tab/>Spectrum 128k ROM</text:p>
      <text:p text:style-name="P8">128S.ROM<text:tab/><text:tab/>Spectrum 128k ROM (Spanish)</text:p>
      <text:p text:style-name="P8">P2.ROM<text:tab/><text:tab/>Spectrum Plus 2 ROM</text:p>
      <text:p text:style-name="P8">P2S.ROM<text:tab/><text:tab/>Spectrum Plus 2 ROM (Spanish)</text:p>
      <text:p text:style-name="P8">P2F.ROM<text:tab/><text:tab/>Spectrum Plus 2 ROM (French)</text:p>
      <text:p text:style-name="P8">P2A40.ROM<text:tab/>Spectrum Plus 2A ROM (Version 4.0)</text:p>
      <text:p text:style-name="P8">P2A41.ROM<text:tab/>Spectrum Plus 2A ROM (Version 4.1)</text:p>
      <text:p text:style-name="P8">P2AS.ROM<text:tab/>Spectrum Plus 2A ROM (Spanish)</text:p>
      <text:p text:style-name="P8"/>
      <text:p text:style-name="P8">ZXSPECTR.SCR<text:tab/> Introductory screen</text:p>
      <text:p text:style-name="P8">KEYBOARD.SCR Keyboard layout screen. Got from the fuse emulator</text:p>
      <text:p text:style-name="P8"><text:s text:c="5"/></text:p>
      <text:p text:style-name="P8">* Documentation:</text:p>
      <text:p text:style-name="P8"><text:s text:c="5"/></text:p>
      <text:p text:style-name="P8">ZXSPECTR.PDF<text:tab/>The file you are reading</text:p>
      <text:p text:style-name="P8">ZXSP_ESP.PDF<text:tab/>The same file but in Spanish</text:p>
      <text:p text:style-name="P8">CAMBIOS.TXT<text:tab/>New features and bugs of all versions, in Spanish</text:p>
      <text:p text:style-name="P8">CHANGES.TXT<text:tab/>New features and bugs of all versions, in English</text:p>
      <text:p text:style-name="P8"/>
      <text:p text:style-name="P8"><text:s text:c="2"/></text:p>
      <text:p text:style-name="P18"><text:s text:c="5"/>* Utilities:</text:p>
      <text:p text:style-name="P8">This utilities, except LINEASMP, have MSDOS and Linux 32 and 64 bits versions. MSDOS versions have extension EXE, Linux 32 bit versions have suffix _x32 and Linux 64 bit versions have suffix _x64</text:p>
      <text:p text:style-name="P8"><text:s text:c="5"/></text:p>
      <text:p text:style-name="P8">LINEASMP.EXE<text:tab/>Program to read sound from tape. Only MSDOS version</text:p>
      <text:p text:style-name="P8">SMPATAP<text:tab/><text:tab/>Program to convert sound to .TAP files</text:p>
      <text:p text:style-name="P8">TAPABIN<text:tab/><text:tab/>Program to convert data from .TAP files to .BIN files</text:p>
      <text:p text:style-name="P8">SP_Z80<text:tab/><text:tab/>Program to convert between SP and Z80 formats (only 48k)</text:p>
      <text:p text:style-name="P8">VGA2RAW<text:tab/>Program to convert the VGA output video file to a BGR 24 bit raw video file.</text:p>
      <text:p text:style-name="P8"><text:s text:c="5"/></text:p>
      <text:p text:style-name="P8">* Programs and games:</text:p>
      <text:p text:style-name="P8"><text:s text:c="5"/></text:p>
      <text:p text:style-name="P8">SPED52.TAP<text:tab/><text:tab/>Assembler/disassembler for 128k. It also includes the source code in <text:soft-page-break/>his own format (SPED)</text:p>
      <text:p text:style-name="P8">CONVERSO.TAP<text:tab/><text:tab/>Converter of source code between formats GENS, TED and SPED. It also includes the source code</text:p>
      <text:p text:style-name="P8">REALDEBU.TAP<text:tab/><text:tab/>Disassemblers for 48k and 128k, with source code</text:p>
      <text:p text:style-name="P8">CURSORDR.TAP<text:tab/><text:tab/>Painting program. It also includes the source code</text:p>
      <text:p text:style-name="P8">ARTILLER.TAP<text:tab/><text:tab/>Mi primer juego realizado para ZX Spectrum</text:p>
      <text:p text:style-name="P8"/>
      <text:p text:style-name="P8">ROCMAN.TAP<text:tab/><text:tab/>Game ROCMAN by Xavi Martin Puche.</text:p>
      <text:p text:style-name="P8">TOI.TAP<text:tab/><text:tab/><text:tab/>The 4 stages (and the intros) of TOI ACID GAME</text:p>
      <text:p text:style-name="P8">SIRFRED.TAP<text:tab/><text:tab/>Game Sir Fred by Made In Spain</text:p>
      <text:p text:style-name="P8">RICK.TAP<text:tab/><text:tab/><text:tab/>Rick Dangerous</text:p>
      <text:p text:style-name="P8">CANCIONE.TAP<text:tab/><text:tab/>Program in BASIC with songs in PLAY format</text:p>
      <text:p text:style-name="P8">CD.TAP<text:tab/><text:tab/><text:tab/>Program that simulates a CD, with many songs. It's one of the first programs of Public Domain for the Spectrum</text:p>
      <text:p text:style-name="P8">HISTERIA.TAP<text:tab/><text:tab/>Game Histeria</text:p>
      <text:p text:style-name="P8">BUBBLE.TAP<text:tab/><text:tab/>Game BUBBLE BOBBLE</text:p>
      <text:p text:style-name="P8">BINARY_L.TAP,<text:tab/>NOUMENON.TAP, THECUBE.TAP, POWER_UP.TAP</text:p>
      <text:p text:style-name="P8"><text:tab/><text:tab/><text:tab/> <text:tab/>4 Amazing demos for 128k</text:p>
      <text:p text:style-name="P8"/>
      <text:p text:style-name="P8">TOICLAVE.ZX<text:tab/><text:tab/>Codes for TOI ACID GAME</text:p>
      <text:p text:style-name="P8">ABADIA.ZX<text:tab/><text:tab/>Game Abadía del Crimen (128k)</text:p>
      <text:p text:style-name="P8">XENO.ZX<text:tab/><text:tab/><text:tab/>Game XENO</text:p>
      <text:p text:style-name="P8"><text:s text:c="5"/></text:p>
      <text:p text:style-name="P8"><text:s text:c="5"/></text:p>
      <text:p text:style-name="P8"><text:s text:c="5"/></text:p>
      <text:h text:style-name="Heading_20_2" text:outline-level="2">4.2<text:tab/>Requirements to run the emulator</text:h>
      <text:p text:style-name="P8"><text:s text:c="5"/></text:p>
      <text:p text:style-name="P8">The minimum to run the emulator is: </text:p>
      <text:p text:style-name="P8">CPU Intel 8088, MS-DOS, 462 Kb RAM free (in its maximum version) + the size of file ZXSPECTR.COM, and VGA video card. Optionally, for a faster emulation of the 128k of Spectrum, you must have EMS 3.0 memory or superior, a Sound Blaster Pro or compatible sound card for emulating the AY chip and for loading from tape. Without Sound Blaster, you can substract 32 Kb to the total amount. And with EMS memory, 256 Kb minus.</text:p>
      <text:p text:style-name="P8"/>
      <text:p text:style-name="P8">The emulator may run with a CPU 8088, because it doesn't use 386 instructions, but a CPU running at 133 MHz is needed in order to have the same speed as a real Spectrum.</text:p>
      <text:p text:style-name="P8">You must run it on a DOS session, not on a Windows box; if not, synchronization is not very accurate.</text:p>
      <text:p text:style-name="P8">I've even tested the emulator inside MS-DOS emulators for Linux, like the dosemu and the dosbox. In dosbox I set the following configuration options in file dosbox.conf for a better performance:</text:p>
      <text:p text:style-name="P8">[dosbox]</text:p>
      <text:p text:style-name="P8">machine=vgaonly</text:p>
      <text:p text:style-name="P8">[cpu]</text:p>
      <text:p text:style-name="P8">core=dynamic</text:p>
      <text:p text:style-name="P8">cputype=386</text:p>
      <text:p text:style-name="P8">cycles=max</text:p>
      <text:p text:style-name="P8">[mixer]</text:p>
      <text:p text:style-name="P8">rate=16000</text:p>
      <text:p text:style-name="P8"><text:soft-page-break/></text:p>
      <text:p text:style-name="P8"><text:s text:c="5"/></text:p>
      <text:p text:style-name="P8"><text:s text:c="5"/></text:p>
      <text:h text:style-name="Heading_20_2" text:outline-level="2">4.3<text:tab/>ZXSPECTR.COM command line</text:h>
      <text:p text:style-name="P8"><text:s text:c="5"/></text:p>
      <text:p text:style-name="P8">Before you run the emulator, you can specify options and a file name (.SP or .ZX) to load. The options are:</text:p>
      <text:p text:style-name="P8"><text:s text:c="5"/></text:p>
      <text:p text:style-name="P8">/?<text:tab/><text:tab/>Show the help screen</text:p>
      <text:p text:style-name="P8">/Red<text:tab/>Force screen mode with Red tone</text:p>
      <text:p text:style-name="P8">/Green<text:tab/>Force screen mode with Green tone</text:p>
      <text:p text:style-name="P8">/Blue<text:tab/>Force screen mode with Blue tone</text:p>
      <text:p text:style-name="P8">These three options may be combined for running the emulator in different colours, for example /Green/Red to run with yellow, or all the three options to run with gray scale.</text:p>
      <text:p text:style-name="P8"/>
      <text:p text:style-name="P8">/Nosb<text:tab/>Do not use Sound Blaster card</text:p>
      <text:p text:style-name="P8">/No386<text:tab/>Do not detect 386 processor</text:p>
      <text:p text:style-name="P8">/Noems<text:tab/>Do not use expanded memory</text:p>
      <text:p text:style-name="P8">/Eng<text:tab/>View all the menu messages in English</text:p>
      <text:p text:style-name="P8">/Esp<text:tab/>View all the menu messages in Spanish</text:p>
      <text:p text:style-name="P8"/>
      <text:p text:style-name="P8">/16k<text:tab/>Emulate Spectrum 16k</text:p>
      <text:p text:style-name="P8">/48k<text:tab/>Emulate Spectrum 48k</text:p>
      <text:p text:style-name="P8">/Inves<text:tab/>Emulate Inves Spectrum+</text:p>
      <text:p text:style-name="P8">/128k<text:tab/>Emulate Spectrum 128k</text:p>
      <text:p text:style-name="P8">/128ks<text:tab/>Emulate Spectrum 128k (Spanish)</text:p>
      <text:p text:style-name="P8">/P2<text:tab/><text:tab/>Emulate Spectrum Plus 2</text:p>
      <text:p text:style-name="P8">/P2F<text:tab/>Emulate Spectrum Plus 2 (French)</text:p>
      <text:p text:style-name="P8">/P2S<text:tab/>Emulate Spectrum Plus 2<text:bookmark-start text:name="__DdeLink__6136_1819330571"/> (Spanish)<text:bookmark-end text:name="__DdeLink__6136_1819330571"/></text:p>
      <text:p text:style-name="P8">/P2A40<text:tab/>Emulate Spectrum Plus 2A (ROM v4.0)</text:p>
      <text:p text:style-name="P8">/P2A41<text:tab/>Emulate Spectrum Plus 2A (ROM v4.1)</text:p>
      <text:p text:style-name="P8">/P2AS<text:tab/>Emulate Spectrum Plus 2A (Spanish)</text:p>
      <text:p text:style-name="P8"/>
      <text:p text:style-name="P8"><text:s text:c="10"/></text:p>
      <text:p text:style-name="P8"><text:s text:c="5"/></text:p>
      <text:h text:style-name="Heading_20_2" text:outline-level="2">4.4<text:tab/>Spectrum emulation</text:h>
      <text:p text:style-name="P8"/>
      <text:p text:style-name="P8">The emulated Spectrum machines are:</text:p>
      <text:p text:style-name="P8">(Group 48k)</text:p>
      <text:p text:style-name="P8">Sinclair 16k (Partial emulation, only when writing)</text:p>
      <text:p text:style-name="P8">Sinclair 48k</text:p>
      <text:p text:style-name="P8">Inves Spectrum+</text:p>
      <text:p text:style-name="P8"/>
      <text:p text:style-name="P8">(Group 128k) - These 5 are almost the same, but they have different ROM and external appearance:</text:p>
      <text:p text:style-name="P8">Sinclair 128k</text:p>
      <text:p text:style-name="P8">Sinclair 128k Spanish</text:p>
      <text:p text:style-name="P8"><text:soft-page-break/>Amstrad +2</text:p>
      <text:p text:style-name="P8">Amstrad +2 - ROM in French</text:p>
      <text:p text:style-name="P8">Amstrad +2 - ROM in Spanish</text:p>
      <text:p text:style-name="P8"/>
      <text:p text:style-name="P8">(Group +2A)</text:p>
      <text:p text:style-name="P8">Amstrad +2A (ROM v4.0)</text:p>
      <text:p text:style-name="P8">Amstrad +2A (ROM v4.1)</text:p>
      <text:p text:style-name="P8">Amstrad +2A - ROM in Spanish</text:p>
      <text:p text:style-name="P8"/>
      <text:p text:style-name="P8"><text:s text:c="5"/></text:p>
      <text:h text:style-name="Heading_20_3" text:outline-level="3">4.4.1<text:tab/>Z80 CPU</text:h>
      <text:p text:style-name="P8"><text:s text:c="5"/></text:p>
      <text:p text:style-name="P8">CPU emulation is synchronized, but it doesn't emulate the contended memory. Nevertheless, you may enable the pseudo-emulation of the contended memory, far from being real but useful in many cases: when an instruction runs in the contended memory (16384-32767 in 48k mode and RAMS 4,5,6,7 in 128k mode) or an IN or OUT is made to an even port, that instruction lasts 15% more that its real time. Also, in the menu, there's an option to change the relative speed of the emulator.</text:p>
      <text:p text:style-name="P8">You may synchronize the Spectrum CPU by the following ways: using the Timer, I mean, the CPU internal counter, or using the SoundBlaster. So, you have the three following combinations:</text:p>
      <text:p text:style-name="P8"/>
      <text:list xml:id="list602427312" text:style-name="L4">
        <text:list-item>
          <text:p text:style-name="P50">Using the Timer: In this case, an interruption is generated 50 per second. When a complete frame of the Spectrum is drawn on the screen, the interrupt is checked. If it hasn't arrived yet, we wait for it. It's the most accurated method to the Spectrum speed, but the sound is not synchronized with the screen; the sound buffer is assigned by the Timer, and the SoundBlaster timings are not the same as the Timer, in a few seconds we may listen some repeated sounds, and also we may miss another sound fragments. </text:p>
        </text:list-item>
      </text:list>
      <text:list xml:id="list2122909318" text:style-name="L5">
        <text:list-item>
          <text:p text:style-name="P51">Using the Sound Blaster: If the sound card is available, an interrupt is produced every time the sound card empties its sound buffer. In the emulator, the buffer is 10 times a video frame (0.2 seconds). When 10 frames are drawn, we wait for that interrupt.</text:p>
        </text:list-item>
        <text:list-item>
          <text:p text:style-name="P51">Using both the Timer and the Sound Blaster: In this case, every video frame is synchronized with the Timer. Every 10 frames, the last is synchronized with the Sound Blaster. We may listen the sound exactly synchronized with this method.</text:p>
          <text:p text:style-name="P51"/>
        </text:list-item>
      </text:list>
      <text:p text:style-name="P8">Every method is recommended in the following cases:</text:p>
      <text:list xml:id="list1539875282" text:style-name="L6">
        <text:list-item>
          <text:p text:style-name="P52">If you don't want to listen to music, use only the Timer</text:p>
        </text:list-item>
        <text:list-item>
          <text:p text:style-name="P52">If you do want to hear music:</text:p>
        </text:list-item>
      </text:list>
      <text:list xml:id="list401911691" text:style-name="L7">
        <text:list-item>
          <text:p text:style-name="P53">In MS-DOS, Windows 95 and Windows 98 environments: We have MS-DOS environment in the three cases, for the most sound cards, it is recommended to use Timer+SoundBlaster</text:p>
        </text:list-item>
        <text:list-item>
          <text:p text:style-name="P53">In Windows 2000 and XP sessions: SoundBlaster method can be the preferred one, music is not desynchronized, but you may see “steps” on the screen (5 steps every second), I mean, if there's a moving object, you may see it accelerating and decelerating every 5 times by second. If you don't hear well the music, use Timer or Timer+SoundBlaster.</text:p>
        </text:list-item>
      </text:list>
      <text:p text:style-name="P8"/>
      <text:p text:style-name="P8">The Timer method is always available; the other two, depends on the Sound Blaster (and the /nosb switch), even if you disable the sound card output or the AY chip is not present (48k modes...).</text:p>
      <text:p text:style-name="P8"/>
      <text:p text:style-name="P8"><text:soft-page-break/>It emulates the undocumented instructions, like HX, LX, HY, LY registers, opcodes SLL, the 8 RETS with ED prefix: RETN(ED45), RETI(ED4D), RET3(ED55), RET4(ED5D), RET5(ED65), RET6(ED6D), RET7(ED75), RET8(ED7D), and the repeated NEG and IM. Also the OUT (C),F (ED71) and the IN F,(C) (ED70). </text:p>
      <text:p text:style-name="P8">It also emulates bit manipulation instructions of kind (XY+d) (DD or FD + CB) with 1 more argument, I mean, it executes the instruction and the result is stored in (XY+d) and in the register indicated, for example: SET 3,(IX+0),C -&gt;It sets bit 3 of (IX+0) and the result of (IX+0) is stored in C. </text:p>
      <text:p text:style-name="P8">It also emulates the R register, which is increased by 1 after each instruction, where preffixes are to be regarded as separate instructions; but there's an exception, instructions with preffix DDCB and FDCB increase R by two. <text:s/>R register is an 8 bit register, but when it is increased only the lowest 7 bits are used, and the highest bit remains unchanged (except with the instruction LD R,A). </text:p>
      <text:p text:style-name="P8">Bits 3 and 5 of the flags register are emulated partially: they remain constant after a POP AF or an EX AF,AF'. Sign bit and P/V bit have their correct value after a BIT instruction.</text:p>
      <text:p text:style-name="P8"><text:s text:c="5"/></text:p>
      <text:p text:style-name="P8">It also emulates the interrupt modes of the Spectrum: IM0 and IM1, that call to address 38H (56), and the IM2 mode. They are emulated at a frequency of 50Hz. You can also make a NMI interruption, calling at address 66H (102).</text:p>
      <text:p text:style-name="P8"><text:s text:c="5"/></text:p>
      <text:p text:style-name="P8">I must tell that Z80 emulation isn't perfect, it has still bugs that I don't know which they are.</text:p>
      <text:p text:style-name="P8"/>
      <text:p text:style-name="P8"/>
      <text:p text:style-name="P8"><text:s text:c="5"/></text:p>
      <text:p text:style-name="P8"><text:s text:c="5"/></text:p>
      <text:h text:style-name="Heading_20_3" text:outline-level="3">4.4.2 The keyboard</text:h>
      <text:p text:style-name="P8"><text:s text:c="5"/></text:p>
      <text:p text:style-name="P8">The keyboard emulated is the Spectrum 48k one, I mean, 40 keys. Keys ALT and CTRL are both the Symbol Shift. Cursor keys and Ins emulate the Joystick Kempston or the cursor keys (SHIFT + 5/6/7/8), and ESC makes appear the emulator menu. It also emulates the following extended keys: Backspace, Caps Lock and TAB (meaning Extended Mode).</text:p>
      <text:p text:style-name="P8">It emulates the two kinds of keyboard: Issue 1 and Issue 2 (bit 6 of keyboard port set or reset).</text:p>
      <text:p text:style-name="P8"><text:s text:c="5"/></text:p>
      <text:h text:style-name="Heading_20_3" text:outline-level="3">4.4.3 The Joystick Kempston</text:h>
      <text:p text:style-name="P8"><text:s text:c="5"/></text:p>
      <text:p text:style-name="P8">The joystick kempston is emulated through cursor keys and Ins for fire (it also works with cursors and Ins of the numeric keypad). Any port with bit 5=0 identifies the joystick kempston. It also emulates an autofire of variable speed, found in those old joysticks for Spectrum.</text:p>
      <text:p text:style-name="P8"/>
      <text:h text:style-name="Heading_20_3" text:outline-level="3">4.4.4 Sound</text:h>
      <text:p text:style-name="P8"/>
      <text:p text:style-name="P8">Sound in Spectrum 48k is generated through port 254, with bits 3 and 4. Bit 3 is only used when saving from BASIC, and bit 4 is used normally. Bit 3 is emulated by a few emulators, but ZXSpectr does emulate it, and it's due to the emulation of the Inves Spectrum+ (for more information about Inves, read the 4.4.10 section).</text:p>
      <text:p text:style-name="P8">In the Spectrum, any value sent to bits 3 and 4 different from the last ones sent will produce sound, and ZXSpectr also works in this way. Sound is sent to the Sound Blaster.</text:p>
      <text:p text:style-name="P8"><text:soft-page-break/></text:p>
      <text:p text:style-name="P8">It also emulates the sound chip of Spectrum 128 (AY-3-8912), using the Sound Blaster card. <text:s text:c="5"/>It also emulates the stereo sound called ACB/ABC, I mean, one sound channel is heard from left speaker, the other from right speaker, and the third channel from both speakers. In the ACB mode, channel A sounds from left speaker, B from right speaker and C from the centre. In ABC mode, A goes to left speaker, C to right speaker and B to centre. I have only found a few demos that use stereo sound.</text:p>
      <text:p text:style-name="P8"/>
      <text:p text:style-name="P8">Sound Chip is controlled by two ports, which have bit 15 of the address port set and bit 1 reset (A15=1,A1=0). If bit 14 is set (usually port 65533) is the port of register selection (output) or shows the value of the selected register (input), and if bit 14 is 0 (usually port 49149) is the port used to send the value to the register (output only). I say usually they are port 65533 and 49149 because these are the ports mentioned in the manuals, but I have found many games and demos that use other ports.</text:p>
      <text:p text:style-name="P8"/>
      <text:p text:style-name="P8">The registers of the AY chip are:</text:p>
      <text:p text:style-name="P8"/>
      <text:p text:style-name="P8">R0 Fine control of channel A frequency</text:p>
      <text:p text:style-name="P8">R1 Coarse control of channel A frequency</text:p>
      <text:p text:style-name="P8">R2 Fine control of channel B frequency</text:p>
      <text:p text:style-name="P8">R3 Coarse control of channel B frequency</text:p>
      <text:p text:style-name="P8">R4 Fine control of channel C frequency</text:p>
      <text:p text:style-name="P8">R5 Coarse control of channel C frequency</text:p>
      <text:p text:style-name="P8"/>
      <text:p text:style-name="P8"/>
      <text:p text:style-name="P8">Frequency is a value of 12 bits formed with bits D3-D0 of coarse control register and bits D7-D0 of fine control register. Basic unity of frequency is the clock frequency divided by 16 (110.83 Khz). <text:s text:c="5"/>Frequencies are between 27 Hz and 110 KHz.</text:p>
      <text:p text:style-name="P8"/>
      <text:p text:style-name="P8">R6 <text:s/>Noise Control D4-D0</text:p>
      <text:p text:style-name="P8">Noise period is made with lower 5 bits divided by 16. To emulate noise, it sends every time period a 0 or 1 randomly; to generate this value, we use the same RND Spectrum function: n=(75*(n+1)-1)/65536</text:p>
      <text:p text:style-name="P8"/>
      <text:p text:style-name="P8">R7 <text:s/>Mixer control</text:p>
      <text:p text:style-name="P8"><text:tab/>D0 if D0=0, channel A produce tone</text:p>
      <text:p text:style-name="P8"><text:tab/>D1 if D1=0, channel B produce tone</text:p>
      <text:p text:style-name="P8"><text:tab/>D2 if D2=0, channel C produce tone</text:p>
      <text:p text:style-name="P8"><text:tab/>D3 if D3=0, channel A produce noise</text:p>
      <text:p text:style-name="P8"><text:tab/>D4 if D4=0, channel B produce noise</text:p>
      <text:p text:style-name="P8"><text:tab/>D5 if D5=0, channel C produce noise</text:p>
      <text:p text:style-name="P8"><text:tab/>D6 if D6=0, register R14 is input port, else it is output port</text:p>
      <text:p text:style-name="P8"><text:tab/>D7 not used </text:p>
      <text:p text:style-name="P8"><text:s text:c="5"/></text:p>
      <text:p text:style-name="P8">R8 <text:s/>Channel A volume</text:p>
      <text:p text:style-name="P8">R9 <text:s/>Channel B volume</text:p>
      <text:p text:style-name="P8">RA <text:s/>Channel C volume</text:p>
      <text:p text:style-name="P8"><text:tab/>D4<text:tab/>1=use envelope generator (not emulated, volume is constant if D4=1)</text:p>
      <text:p text:style-name="P8"><text:tab/><text:tab/>0=use the value in D3-D0 as a volume</text:p>
      <text:p text:style-name="P8"><text:tab/>D3-D0 Volume</text:p>
      <text:p text:style-name="P8"><text:soft-page-break/></text:p>
      <text:p text:style-name="P8">RB <text:s/>Fine control of envelope period</text:p>
      <text:p text:style-name="P8">RC <text:s/>Coarse control of envelope period</text:p>
      <text:p text:style-name="P8">These two registers are not emulated</text:p>
      <text:p text:style-name="P8"/>
      <text:p text:style-name="P8">RD <text:s/>Envelope control register (not emulated)</text:p>
      <text:p text:style-name="P8"><text:tab/>D3 CONTINUE bit</text:p>
      <text:p text:style-name="P8"><text:tab/>D2 ATTACK bit</text:p>
      <text:p text:style-name="P8"><text:tab/>D1 ALTERNATE bit</text:p>
      <text:p text:style-name="P8"><text:tab/>D0 HOLD bit </text:p>
      <text:p text:style-name="P8"/>
      <text:p text:style-name="P8"><text:tab/>RE <text:s/>Controls RS-232, KeyPad, and MIDI (not emulated)</text:p>
      <text:p text:style-name="P8"><text:tab/>RF <text:s/>Not used</text:p>
      <text:p text:style-name="P8"><text:s text:c="5"/></text:p>
      <text:p text:style-name="P8"/>
      <text:h text:style-name="Heading_20_3" text:outline-level="3">4.4.5 Screen</text:h>
      <text:p text:style-name="P8"><text:s text:c="5"/></text:p>
      <text:p text:style-name="P8">At the screen you have the 16 colours of the Spectrum and real flash (exchange between PAPER and INK every 16 frames). You may also control the brightness of colours.</text:p>
      <text:p text:style-name="P8"/>
      <text:p text:style-name="P8">Screen updating is made every video frame (50 times per second). It has autoframeskip, I mean, if it lasts more than 1/50 second per frame, it won't be drawn on the screen.If there's not time even to display one frame on the last second, an screen update will be forced.</text:p>
      <text:p text:style-name="P8"><text:s/></text:p>
      <text:p text:style-name="P8">The emulator also has a screen saver; I don't want to tell you how it is, I prefer you see it. It appears when no key is pressed during 2 minutes.</text:p>
      <text:p text:style-name="P8"><text:s text:c="5"/></text:p>
      <text:p text:style-name="P8"/>
      <text:p text:style-name="P8"><text:s text:c="5"/></text:p>
      <text:h text:style-name="Heading_20_3" text:outline-level="3">4.4.6 128k of memory</text:h>
      <text:p text:style-name="P8"><text:s text:c="5"/></text:p>
      <text:p text:style-name="P8">128k can be emulated with expanded memory (EMS) or with RAM. With EMS, paging is fast; however, with RAM, paging may be very slow, running a bit faster if you have a 386 or superior. The emulator autodetects if the CPU is a 386 or superior; I have tested it on a XT and a Pentium, but not on a 286. If the emulator crashes when it is executed and you have a 286 or 186, use the /no386 option.</text:p>
      <text:p text:style-name="P8">The memory needed to run the emulator is:</text:p>
      <text:p text:style-name="P8"/>
      <text:list xml:id="list1243428268" text:style-name="L8">
        <text:list-item>
          <text:p text:style-name="P54">The size of the file ZXSPECTR.COM</text:p>
        </text:list-item>
        <text:list-item>
          <text:p text:style-name="P54">Plus 188 Kb RAM free</text:p>
        </text:list-item>
        <text:list-item>
          <text:p text:style-name="P54">Plus 45 Kb RAM free if SoundBlaster used</text:p>
        </text:list-item>
        <text:list-item>
          <text:p text:style-name="P54">Plus 256 Kb RAM free if you don't have expanded memory (EMS)</text:p>
        </text:list-item>
      </text:list>
      <text:p text:style-name="P12"/>
      <text:p text:style-name="P8"><text:s text:c="10"/></text:p>
      <text:p text:style-name="P8">Paging of the 128k is made with port 32765 (actually is any port with A1=0 and A15=0). Description of the port 32765 is:</text:p>
      <text:p text:style-name="P8">D0 a D2<text:tab/>RAM selection</text:p>
      <text:p text:style-name="P8"><text:soft-page-break/>D3<text:tab/><text:tab/>Screen selection (screen on RAM 5 or RAM 7)</text:p>
      <text:p text:style-name="P8">D4<text:tab/><text:tab/>ROM Selection</text:p>
      <text:p text:style-name="P8">D5<text:tab/><text:tab/>Paging disable</text:p>
      <text:p text:style-name="P8"/>
      <text:p text:style-name="P8">Due to an internal error in the 128k (but not in a +2A), if we read that port, we will actually OUT to this port with value 255, crashing the computer if we are in 128 BASIC. This feature is also emulated.</text:p>
      <text:p text:style-name="P8"/>
      <text:p text:style-name="P8"/>
      <text:p text:style-name="P8">Paging of the +2A is made with 2 ports: 32765 (and only the 32765) and 8189. </text:p>
      <text:p text:style-name="P8"><text:s text:c="5"/></text:p>
      <text:p text:style-name="P8">Description of port 8189 is:</text:p>
      <text:p text:style-name="P8"><text:s text:c="5"/></text:p>
      <text:p text:style-name="P8">D0<text:tab/><text:tab/>Make D1 y D2 control ROM or RAM <text:note text:id="ftn1" text:note-class="footnote"><text:note-citation>1</text:note-citation><text:note-body><text:p text:style-name="Footnote">In the book says bit D3</text:p></text:note-body></text:note></text:p>
      <text:p text:style-name="P8">D1 y D2<text:tab/>ROM/RAM paging <text:note text:id="ftn2" text:note-class="footnote"><text:note-citation>2</text:note-citation><text:note-body><text:p text:style-name="Footnote">In the book says bit D0 and D1</text:p></text:note-body></text:note></text:p>
      <text:p text:style-name="P8">D4<text:tab/><text:tab/>Disk Motor (not emulated)</text:p>
      <text:p text:style-name="P8">D5<text:tab/><text:tab/>STROBE signal in parallel port (active with 0) (not emulated)</text:p>
      <text:p text:style-name="P8"><text:s text:c="5"/></text:p>
      <text:p text:style-name="P8"><text:s text:c="5"/></text:p>
      <text:p text:style-name="P8">When bit 0 of port 8189 is 0, ROM is selected with bit 4 of 32765 (low bit of ROM) and bit 2 of 8189 (high bit of ROM):</text:p>
      <text:p text:style-name="P8"/>
      <text:p text:style-name="P8"/>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9">Bit 2 of 8189</text:p>
            </table:table-cell>
            <table:table-cell table:style-name="Table2.A1" office:value-type="string">
              <text:p text:style-name="P19">Bit 4 of 32765</text:p>
            </table:table-cell>
            <table:table-cell table:style-name="Table2.C1" office:value-type="string">
              <text:p text:style-name="P19">ROM switched</text:p>
            </table:table-cell>
          </table:table-row>
        </table:table-header-rows>
        <table:table-row>
          <table:table-cell table:style-name="Table2.A2" office:value-type="string">
            <text:p text:style-name="P28">0</text:p>
          </table:table-cell>
          <table:table-cell table:style-name="Table2.A2" office:value-type="string">
            <text:p text:style-name="P28">0</text:p>
          </table:table-cell>
          <table:table-cell table:style-name="Table2.C2" office:value-type="string">
            <text:p text:style-name="P28">0</text:p>
          </table:table-cell>
        </table:table-row>
        <table:table-row>
          <table:table-cell table:style-name="Table2.A2" office:value-type="string">
            <text:p text:style-name="P28">0</text:p>
          </table:table-cell>
          <table:table-cell table:style-name="Table2.A2" office:value-type="string">
            <text:p text:style-name="P28">1</text:p>
          </table:table-cell>
          <table:table-cell table:style-name="Table2.C2" office:value-type="string">
            <text:p text:style-name="P28">1</text:p>
          </table:table-cell>
        </table:table-row>
        <table:table-row>
          <table:table-cell table:style-name="Table2.A2" office:value-type="string">
            <text:p text:style-name="P28">1</text:p>
          </table:table-cell>
          <table:table-cell table:style-name="Table2.A2" office:value-type="string">
            <text:p text:style-name="P28">0</text:p>
          </table:table-cell>
          <table:table-cell table:style-name="Table2.C2" office:value-type="string">
            <text:p text:style-name="P28">2</text:p>
          </table:table-cell>
        </table:table-row>
        <table:table-row>
          <table:table-cell table:style-name="Table2.A2" office:value-type="string">
            <text:p text:style-name="P28">1</text:p>
          </table:table-cell>
          <table:table-cell table:style-name="Table2.A2" office:value-type="string">
            <text:p text:style-name="P28">1</text:p>
          </table:table-cell>
          <table:table-cell table:style-name="Table2.C2" office:value-type="string">
            <text:p text:style-name="P28">3</text:p>
          </table:table-cell>
        </table:table-row>
      </table:table>
      <text:p text:style-name="P8"><text:s text:c="5"/></text:p>
      <text:p text:style-name="P8"><text:s text:c="5"/></text:p>
      <text:p text:style-name="P8"><text:s/>When bit 0 of port 8189 is 1, bits 1 and 2 control which RAM pages use the 64k:</text:p>
      <text:p text:style-name="P8"><text:s text:c="5"/></text:p>
      <text:p text:style-name="P8"/>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9">Bit 2 of 8189</text:p>
            </table:table-cell>
            <table:table-cell table:style-name="Table3.A1" office:value-type="string">
              <text:p text:style-name="P19">Bit 1 of 8189</text:p>
            </table:table-cell>
            <table:table-cell table:style-name="Table3.C1" office:value-type="string">
              <text:p text:style-name="P19">RAM pages switched</text:p>
            </table:table-cell>
          </table:table-row>
        </table:table-header-rows>
        <table:table-row>
          <table:table-cell table:style-name="Table3.A2" office:value-type="string">
            <text:p text:style-name="P28">0</text:p>
          </table:table-cell>
          <table:table-cell table:style-name="Table3.A2" office:value-type="string">
            <text:p text:style-name="P28">0</text:p>
          </table:table-cell>
          <table:table-cell table:style-name="Table3.C2" office:value-type="string">
            <text:p text:style-name="P9">0,1,2,3</text:p>
          </table:table-cell>
        </table:table-row>
        <table:table-row>
          <table:table-cell table:style-name="Table3.A2" office:value-type="string">
            <text:p text:style-name="P28">0</text:p>
          </table:table-cell>
          <table:table-cell table:style-name="Table3.A2" office:value-type="string">
            <text:p text:style-name="P28">1</text:p>
          </table:table-cell>
          <table:table-cell table:style-name="Table3.C2" office:value-type="string">
            <text:p text:style-name="P9">4,5,6,7</text:p>
          </table:table-cell>
        </table:table-row>
        <table:table-row>
          <table:table-cell table:style-name="Table3.A2" office:value-type="string">
            <text:p text:style-name="P28">1</text:p>
          </table:table-cell>
          <table:table-cell table:style-name="Table3.A2" office:value-type="string">
            <text:p text:style-name="P28">0</text:p>
          </table:table-cell>
          <table:table-cell table:style-name="Table3.C2" office:value-type="string">
            <text:p text:style-name="P9">4,5,6,3</text:p>
          </table:table-cell>
        </table:table-row>
        <table:table-row>
          <table:table-cell table:style-name="Table3.A2" office:value-type="string">
            <text:p text:style-name="P28">1</text:p>
          </table:table-cell>
          <table:table-cell table:style-name="Table3.A2" office:value-type="string">
            <text:p text:style-name="P28">1</text:p>
          </table:table-cell>
          <table:table-cell table:style-name="Table3.C2" office:value-type="string">
            <text:p text:style-name="P9">4,7,6,3</text:p>
          </table:table-cell>
        </table:table-row>
      </table:table>
      <text:p text:style-name="P8"><text:s text:c="5"/></text:p>
      <text:p text:style-name="P8"><text:s text:c="9"/></text:p>
      <text:p text:style-name="P8"><text:s text:c="4"/></text:p>
      <text:h text:style-name="Heading_20_3" text:outline-level="3">4.4.7 Tape emulation</text:h>
      <text:p text:style-name="P8"/>
      <text:p text:style-name="P8"><text:soft-page-break/>Tape emulation inside the emulator is made with .TAP files. These files were created in the Z80 emulator of Gerton Lunter. TAP files contains many blocks which identify the tape data saved. Each block has the format:</text:p>
      <text:p text:style-name="P8"/>
      <text:list xml:id="list1610416829" text:style-name="L9">
        <text:list-item>
          <text:p text:style-name="P55">WORD that indicates the length of the following data (including flag and checksum). </text:p>
        </text:list-item>
        <text:list-item>
          <text:p text:style-name="P55">BYTE that indicates the flag of the saved block (like a real tape: 0 for headers and 255 for data).</text:p>
        </text:list-item>
        <text:list-item>
          <text:p text:style-name="P55">DATA: Data saved.</text:p>
        </text:list-item>
        <text:list-item>
          <text:p text:style-name="P55">BYTE that indicates the checksum of the data (including flag). It is the result of make XOR with all data.</text:p>
        </text:list-item>
      </text:list>
      <text:p text:style-name="P8"/>
      <text:p text:style-name="P8">Example:</text:p>
      <text:p text:style-name="P8">SAVE "ROM" CODE 0,2</text:p>
      <text:p text:style-name="P8">File .TAP generated:</text:p>
      <text:p text:style-name="P8"/>
      <text:p text:style-name="P8"/>
      <table:table table:name="Table14" table:style-name="Table14">
        <table:table-column table:style-name="Table14.A" table:number-columns-repeated="5"/>
        <table:table-column table:style-name="Table14.F"/>
        <table:table-column table:style-name="Table14.A"/>
        <table:table-column table:style-name="Table14.H"/>
        <table:table-column table:style-name="Table14.A" table:number-columns-repeated="6"/>
        <table:table-column table:style-name="Table14.F"/>
        <table:table-column table:style-name="Table14.A" table:number-columns-repeated="2"/>
        <table:table-column table:style-name="Table14.R"/>
        <table:table-column table:style-name="Table14.F"/>
        <table:table-column table:style-name="Table14.T"/>
        <table:table-column table:style-name="Table14.U"/>
        <table:table-header-rows>
          <table:table-row>
            <table:table-cell table:style-name="Table14.A1" table:number-columns-spanned="2" office:value-type="string">
              <text:p text:style-name="Table_20_Heading"/>
            </table:table-cell>
            <table:covered-table-cell/>
            <table:table-cell table:style-name="Table14.C1" table:number-columns-spanned="13" office:value-type="string">
              <text:p text:style-name="P9">Spectrum saved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4.A1" table:number-columns-spanned="2" office:value-type="string">
              <text:p text:style-name="Table_20_Heading"/>
            </table:table-cell>
            <table:covered-table-cell/>
            <table:table-cell table:style-name="Table14.R1" table:number-columns-spanned="4" office:value-type="string">
              <text:p text:style-name="Table_20_Heading"/>
            </table:table-cell>
            <table:covered-table-cell/>
            <table:covered-table-cell/>
            <table:covered-table-cell/>
          </table:table-row>
        </table:table-header-rows>
        <table:table-row>
          <table:table-cell table:style-name="Table14.A2" office:value-type="string">
            <text:p text:style-name="Table_20_Contents">13</text:p>
          </table:table-cell>
          <table:table-cell table:style-name="Table14.A2" office:value-type="string">
            <text:p text:style-name="Table_20_Contents">00</text:p>
          </table:table-cell>
          <table:table-cell table:style-name="Table14.A2" office:value-type="string">
            <text:p text:style-name="P33">00</text:p>
          </table:table-cell>
          <table:table-cell table:style-name="Table14.A2" office:value-type="string">
            <text:p text:style-name="Table_20_Contents">03</text:p>
          </table:table-cell>
          <table:table-cell table:style-name="Table14.A2" office:value-type="string">
            <text:p text:style-name="Table_20_Contents">52</text:p>
          </table:table-cell>
          <table:table-cell table:style-name="Table14.A2" office:value-type="string">
            <text:p text:style-name="Table_20_Contents">4f</text:p>
          </table:table-cell>
          <table:table-cell table:style-name="Table14.A2" office:value-type="string">
            <text:p text:style-name="Table_20_Contents">4d</text:p>
          </table:table-cell>
          <table:table-cell table:style-name="Table14.A2" office:value-type="string">
            <text:p text:style-name="Table_20_Contents">7x20</text:p>
          </table:table-cell>
          <table:table-cell table:style-name="Table14.A1" office:value-type="string">
            <text:p text:style-name="Table_20_Contents">02</text:p>
          </table:table-cell>
          <table:table-cell table:style-name="Table14.A1" office:value-type="string">
            <text:p text:style-name="Table_20_Contents">00</text:p>
          </table:table-cell>
          <table:table-cell table:style-name="Table14.A1" office:value-type="string">
            <text:p text:style-name="Table_20_Contents">00</text:p>
          </table:table-cell>
          <table:table-cell table:style-name="Table14.A1" office:value-type="string">
            <text:p text:style-name="Table_20_Contents">00</text:p>
          </table:table-cell>
          <table:table-cell table:style-name="Table14.A1" office:value-type="string">
            <text:p text:style-name="Table_20_Contents">00</text:p>
          </table:table-cell>
          <table:table-cell table:style-name="Table14.A1" office:value-type="string">
            <text:p text:style-name="Table_20_Contents">80</text:p>
          </table:table-cell>
          <table:table-cell table:style-name="Table14.A1" office:value-type="string">
            <text:p text:style-name="Table_20_Contents">f1</text:p>
          </table:table-cell>
          <table:table-cell table:style-name="Table14.A1" office:value-type="string">
            <text:p text:style-name="Table_20_Contents">04</text:p>
          </table:table-cell>
          <table:table-cell table:style-name="Table14.A1" office:value-type="string">
            <text:p text:style-name="Table_20_Contents">00</text:p>
          </table:table-cell>
          <table:table-cell table:style-name="Table14.A1" office:value-type="string">
            <text:p text:style-name="Table_20_Contents">ff</text:p>
          </table:table-cell>
          <table:table-cell table:style-name="Table14.A1" office:value-type="string">
            <text:p text:style-name="Table_20_Contents">f3</text:p>
          </table:table-cell>
          <table:table-cell table:style-name="Table14.A1" office:value-type="string">
            <text:p text:style-name="Table_20_Contents">af</text:p>
          </table:table-cell>
          <table:table-cell table:style-name="Table14.U11" office:value-type="string">
            <text:p text:style-name="Table_20_Contents">a3</text:p>
          </table:table-cell>
        </table:table-row>
        <table:table-row>
          <table:table-cell table:style-name="Table14.A3" table:number-columns-spanned="2" office:value-type="string">
            <text:p text:style-name="P34"/>
          </table:table-cell>
          <table:covered-table-cell/>
          <table:table-cell table:style-name="Table14.C3" table:number-columns-spanned="19" office:value-type="string">
            <text:p text:style-name="Table_20_Contents">Length: 19 bytes (17 bytes+flag+checksu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1" table:number-columns-spanned="2" office:value-type="string">
            <text:p text:style-name="Table_20_Contents"/>
          </table:table-cell>
          <table:covered-table-cell/>
          <table:table-cell table:style-name="Table14.A3" office:value-type="string">
            <text:p text:style-name="P34"><text:s text:c="4"/></text:p>
          </table:table-cell>
          <table:table-cell table:style-name="Table14.D4" table:number-columns-spanned="18" office:value-type="string">
            <text:p text:style-name="Table_20_Contents">Fla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1" table:number-columns-spanned="3" office:value-type="string">
            <text:p text:style-name="Table_20_Contents"/>
          </table:table-cell>
          <table:covered-table-cell/>
          <table:covered-table-cell/>
          <table:table-cell table:style-name="Table14.A3" office:value-type="string">
            <text:p text:style-name="Table_20_Contents"/>
          </table:table-cell>
          <table:table-cell table:style-name="Table14.E5" table:number-columns-spanned="17" office:value-type="string">
            <text:p text:style-name="P18">first byte of header, meaning BYTES (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1" table:number-columns-spanned="4" office:value-type="string">
            <text:p text:style-name="P8">name</text:p>
          </table:table-cell>
          <table:covered-table-cell/>
          <table:covered-table-cell/>
          <table:covered-table-cell/>
          <table:table-cell table:style-name="Table14.A3" table:number-columns-spanned="4" office:value-type="string">
            <text:p text:style-name="Table_20_Contents"/>
          </table:table-cell>
          <table:covered-table-cell/>
          <table:covered-table-cell/>
          <table:covered-table-cell/>
          <table:table-cell table:style-name="Table14.I6" table:number-columns-spanned="13" office:value-type="string">
            <text:p text:style-name="Table_20_Contents"/>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1" table:number-columns-spanned="8" office:value-type="string">
            <text:p text:style-name="P8">header info </text:p>
          </table:table-cell>
          <table:covered-table-cell/>
          <table:covered-table-cell/>
          <table:covered-table-cell/>
          <table:covered-table-cell/>
          <table:covered-table-cell/>
          <table:covered-table-cell/>
          <table:covered-table-cell/>
          <table:table-cell table:style-name="Table14.A3" table:number-columns-spanned="6" office:value-type="string">
            <text:p text:style-name="Table_20_Contents"/>
          </table:table-cell>
          <table:covered-table-cell/>
          <table:covered-table-cell/>
          <table:covered-table-cell/>
          <table:covered-table-cell/>
          <table:covered-table-cell/>
          <table:table-cell table:style-name="Table14.O7" table:number-columns-spanned="7" office:value-type="string">
            <text:p text:style-name="Table_20_Contents"/>
          </table:table-cell>
          <table:covered-table-cell/>
          <table:covered-table-cell/>
          <table:covered-table-cell/>
          <table:covered-table-cell/>
          <table:covered-table-cell/>
          <table:covered-table-cell/>
        </table:table-row>
        <table:table-row>
          <table:table-cell table:style-name="Table14.A1" table:number-columns-spanned="14" office:value-type="string">
            <text:p text:style-name="P8">checksum of header (including fla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4.A3" office:value-type="string">
            <text:p text:style-name="Table_20_Contents"/>
          </table:table-cell>
          <table:table-cell table:style-name="Table14.P8" table:number-columns-spanned="6" office:value-type="string">
            <text:p text:style-name="Table_20_Contents"/>
          </table:table-cell>
          <table:covered-table-cell/>
          <table:covered-table-cell/>
          <table:covered-table-cell/>
          <table:covered-table-cell/>
          <table:covered-table-cell/>
        </table:table-row>
        <table:table-row>
          <table:table-cell table:style-name="Table14.A1" table:number-columns-spanned="15" office:value-type="string">
            <text:p text:style-name="P8">length second block <tex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4.A3" table:number-columns-spanned="2" office:value-type="string">
            <text:p text:style-name="Table_20_Contents"/>
          </table:table-cell>
          <table:covered-table-cell/>
          <table:table-cell table:style-name="Table14.P8" table:number-columns-spanned="4" office:value-type="string">
            <text:p text:style-name="Table_20_Contents"/>
          </table:table-cell>
          <table:covered-table-cell/>
          <table:covered-table-cell/>
          <table:covered-table-cell/>
        </table:table-row>
        <table:table-row>
          <table:table-cell table:style-name="Table14.A1" table:number-columns-spanned="17" office:value-type="string">
            <text:p text:style-name="P8">fla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4.A3" office:value-type="string">
            <text:p text:style-name="Table_20_Contents"/>
          </table:table-cell>
          <table:table-cell table:style-name="Table14.P8" table:number-columns-spanned="3" office:value-type="string">
            <text:p text:style-name="Table_20_Contents"/>
          </table:table-cell>
          <table:covered-table-cell/>
          <table:covered-table-cell/>
        </table:table-row>
        <table:table-row>
          <table:table-cell table:style-name="Table14.A1" table:number-columns-spanned="18" office:value-type="string">
            <text:p text:style-name="P8">first 2 bytes of RO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4.A3" table:number-columns-spanned="2" office:value-type="string">
            <text:p text:style-name="Table_20_Contents"/>
          </table:table-cell>
          <table:covered-table-cell/>
          <table:table-cell table:style-name="Table14.U11" office:value-type="string">
            <text:p text:style-name="Table_20_Contents"/>
          </table:table-cell>
        </table:table-row>
        <table:table-row>
          <table:table-cell table:style-name="Table14.A2" table:number-columns-spanned="20" office:value-type="string">
            <text:p text:style-name="P8">checksu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4.U12" office:value-type="string">
            <text:p text:style-name="Table_20_Contents"/>
          </table:table-cell>
        </table:table-row>
      </table:table>
      <text:p text:style-name="P8"/>
      <text:p text:style-name="P8"><text:s text:c="6"/></text:p>
      <text:p text:style-name="P8"><text:s text:c="4"/></text:p>
      <text:p text:style-name="P8"><text:s text:c="2"/></text:p>
      <text:p text:style-name="P8"/>
      <text:p text:style-name="P8">These files are used inside the emulator when a LOAD or SAVE operation is made. You must specify the .TAP files to use inside the menu.</text:p>
      <text:p text:style-name="P8">LOAD and SAVE routines start in ROM at address 1366 and 1218. If these routines were executed, we would only see border flashes. To use TAP files, the emulator knows when where are running any of these ROM routines and it will be forwarded to custom .TAP tape emulation functions. It is allowed to load data shorter than the contained in the .TAP file, using the following byte as checksum.</text:p>
      <text:p text:style-name="P8">Block verifying is not permitted (the emulator always loads the block).</text:p>
      <text:p text:style-name="P8">Flag Z' is set to 0 in the ROM routine, but you can enter at address 1378 setting flag Z' to 1, and it says the Spectrum it must not distinguish the flag, loading it as a normal byte. It works in this way on a real Spectrum and on the emulator. It's used on copiers and some games; however, I have found problems with some games, like ROCMAN, and you can disable the option of allowing any-<text:soft-page-break/>flag-loading from the menu (flag Z' always go 0). I have tested this game with Z80 emulator (3.05) and it crashes; in Warajevo (2.51) it doesn't crash, because it doesn't allow any-flag-loading (in fast loading mode).</text:p>
      <text:p text:style-name="P8"/>
      <text:p text:style-name="P8"/>
      <text:h text:style-name="Heading_20_3" text:outline-level="3">4.4.8 Real tape loading</text:h>
      <text:p text:style-name="P8"/>
      <text:p text:style-name="P8">The emulator has an option at the menu to read a program from a real tape and convert it to TAP file. You need a compatible Sound Blaster Pro card or superior. Also, you need a tape recorder (obviously!) and a mono cable to connect it to the tape recorder and to Line In of Sound Blaster. <text:s/>You can't read in a DOS Window, it must be done on a DOS session. I also recommend not to have any disk cache in memory, like SMARTDRV.</text:p>
      <text:p text:style-name="P8">Inside the emulator you can change the reading speed, for loading turbo tapes (more than 1500 bauds); however, there are some SB cards that doesn't allow to change it. If you can't change the speed, you may change the loading constants to read turbo tapes. These constants are described in paragraph <text:s/>5. Menu options.</text:p>
      <text:p text:style-name="P8"/>
      <text:p text:style-name="P8"/>
      <text:h text:style-name="Heading_20_3" text:outline-level="3">4.4.9 Snapshot Files</text:h>
      <text:p text:style-name="P8"/>
      <text:p text:style-name="P8">The first versions of the emulator worked only with SP files, from the SPECTRUM emulator by Pedro Gimeno. Then, I created my own file format, called ZX, which is derived from SP format but with more extra data (ZX header is like SP but with 256 bytes more). I know there's an emulator which uses files with extension ZX, but they aren't related with my ZX files.</text:p>
      <text:p text:style-name="P8">New versions of the emulator (since version 1.1) can load SP or ZX files, but saving is only made with ZX files. <text:s/>The description of SP format is the following (I have copied it from SPECTRUM.DOC without changing anything): </text:p>
      <text:p text:style-name="P8"/>
      <text:p text:style-name="P8"/>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8">Offset</text:p>
            </table:table-cell>
            <table:table-cell table:style-name="Table8.A1" office:value-type="string">
              <text:p text:style-name="P10">Longitud</text:p>
            </table:table-cell>
            <table:table-cell table:style-name="Table8.C1" office:value-type="string">
              <text:p text:style-name="P10">Descripción</text:p>
            </table:table-cell>
          </table:table-row>
        </table:table-header-rows>
        <table:table-row>
          <table:table-cell table:style-name="Table8.A2" office:value-type="string">
            <text:p text:style-name="Table_20_Contents">0</text:p>
          </table:table-cell>
          <table:table-cell table:style-name="Table8.A2" office:value-type="string">
            <text:p text:style-name="P8">2 bytes </text:p>
          </table:table-cell>
          <table:table-cell table:style-name="Table8.C2" office:value-type="string">
            <text:p text:style-name="P10">"SP" (53h, 50h) <text:s/>Signatura</text:p>
          </table:table-cell>
        </table:table-row>
        <table:table-row>
          <table:table-cell table:style-name="Table8.A2" office:value-type="string">
            <text:p text:style-name="Table_20_Contents">2</text:p>
          </table:table-cell>
          <table:table-cell table:style-name="Table8.A2" office:value-type="string">
            <text:p text:style-name="P10">1 palabra</text:p>
          </table:table-cell>
          <table:table-cell table:style-name="Table8.C2" office:value-type="string">
            <text:p text:style-name="P15">Longitud del programa en bytes (el emulador actualmente sólo genera programas de 49152 bytes)</text:p>
          </table:table-cell>
        </table:table-row>
        <table:table-row>
          <table:table-cell table:style-name="Table8.A2" office:value-type="string">
            <text:p text:style-name="Table_20_Contents">4</text:p>
          </table:table-cell>
          <table:table-cell table:style-name="Table8.A2" office:value-type="string">
            <text:p text:style-name="P10">1 palabra</text:p>
          </table:table-cell>
          <table:table-cell table:style-name="Table8.C2" office:value-type="string">
            <text:p text:style-name="P14">Posición inicial del programa (el emulador actualmente sólo genera programas que comiencen en la pos. 16384)</text:p>
          </table:table-cell>
        </table:table-row>
        <table:table-row>
          <table:table-cell table:style-name="Table8.A2" office:value-type="string">
            <text:p text:style-name="Table_20_Contents">6</text:p>
          </table:table-cell>
          <table:table-cell table:style-name="Table8.A2" office:value-type="string">
            <text:p text:style-name="P10">1 palabra</text:p>
          </table:table-cell>
          <table:table-cell table:style-name="Table8.C2" office:value-type="string">
            <text:p text:style-name="P10">Registro BC del Z80</text:p>
          </table:table-cell>
        </table:table-row>
        <table:table-row>
          <table:table-cell table:style-name="Table8.A2" office:value-type="string">
            <text:p text:style-name="Table_20_Contents">8</text:p>
          </table:table-cell>
          <table:table-cell table:style-name="Table8.A2" office:value-type="string">
            <text:p text:style-name="P10">1 palabra</text:p>
          </table:table-cell>
          <table:table-cell table:style-name="Table8.C2" office:value-type="string">
            <text:p text:style-name="P10">Registro DE del Z80</text:p>
          </table:table-cell>
        </table:table-row>
        <table:table-row>
          <table:table-cell table:style-name="Table8.A2" office:value-type="string">
            <text:p text:style-name="Table_20_Contents">10</text:p>
          </table:table-cell>
          <table:table-cell table:style-name="Table8.A2" office:value-type="string">
            <text:p text:style-name="P10">1 palabra</text:p>
          </table:table-cell>
          <table:table-cell table:style-name="Table8.C2" office:value-type="string">
            <text:p text:style-name="P10">Registro HL del Z80</text:p>
          </table:table-cell>
        </table:table-row>
        <table:table-row>
          <table:table-cell table:style-name="Table8.A2" office:value-type="string">
            <text:p text:style-name="Table_20_Contents">12</text:p>
          </table:table-cell>
          <table:table-cell table:style-name="Table8.A2" office:value-type="string">
            <text:p text:style-name="P10">1 palabra</text:p>
          </table:table-cell>
          <table:table-cell table:style-name="Table8.C2" office:value-type="string">
            <text:p text:style-name="P10">Registro AF del Z80</text:p>
          </table:table-cell>
        </table:table-row>
        <table:table-row>
          <table:table-cell table:style-name="Table8.A2" office:value-type="string">
            <text:p text:style-name="Table_20_Contents">14</text:p>
          </table:table-cell>
          <table:table-cell table:style-name="Table8.A2" office:value-type="string">
            <text:p text:style-name="P10">1 palabra</text:p>
          </table:table-cell>
          <table:table-cell table:style-name="Table8.C2" office:value-type="string">
            <text:p text:style-name="P10">Registro IX del Z80</text:p>
          </table:table-cell>
        </table:table-row>
        <table:table-row>
          <table:table-cell table:style-name="Table8.A2" office:value-type="string">
            <text:p text:style-name="Table_20_Contents">16</text:p>
          </table:table-cell>
          <table:table-cell table:style-name="Table8.A2" office:value-type="string">
            <text:p text:style-name="P10">1 palabra</text:p>
          </table:table-cell>
          <table:table-cell table:style-name="Table8.C2" office:value-type="string">
            <text:p text:style-name="P10">Registro IY del Z80</text:p>
          </table:table-cell>
        </table:table-row>
        <text:soft-page-break/>
        <table:table-row>
          <table:table-cell table:style-name="Table8.A2" office:value-type="string">
            <text:p text:style-name="Table_20_Contents">18</text:p>
          </table:table-cell>
          <table:table-cell table:style-name="Table8.A2" office:value-type="string">
            <text:p text:style-name="P10">1 palabra</text:p>
          </table:table-cell>
          <table:table-cell table:style-name="Table8.C2" office:value-type="string">
            <text:p text:style-name="P10">Registro BC' del Z80</text:p>
          </table:table-cell>
        </table:table-row>
        <table:table-row>
          <table:table-cell table:style-name="Table8.A2" office:value-type="string">
            <text:p text:style-name="Table_20_Contents">20</text:p>
          </table:table-cell>
          <table:table-cell table:style-name="Table8.A2" office:value-type="string">
            <text:p text:style-name="P10">1 palabra</text:p>
          </table:table-cell>
          <table:table-cell table:style-name="Table8.C2" office:value-type="string">
            <text:p text:style-name="P10">Registro DE' del Z80</text:p>
          </table:table-cell>
        </table:table-row>
        <table:table-row>
          <table:table-cell table:style-name="Table8.A2" office:value-type="string">
            <text:p text:style-name="Table_20_Contents">22</text:p>
          </table:table-cell>
          <table:table-cell table:style-name="Table8.A2" office:value-type="string">
            <text:p text:style-name="P10">1 palabra</text:p>
          </table:table-cell>
          <table:table-cell table:style-name="Table8.C2" office:value-type="string">
            <text:p text:style-name="P10">Registro HL' del Z80</text:p>
          </table:table-cell>
        </table:table-row>
        <table:table-row>
          <table:table-cell table:style-name="Table8.A2" office:value-type="string">
            <text:p text:style-name="Table_20_Contents">24</text:p>
          </table:table-cell>
          <table:table-cell table:style-name="Table8.A2" office:value-type="string">
            <text:p text:style-name="P10">1 palabra</text:p>
          </table:table-cell>
          <table:table-cell table:style-name="Table8.C2" office:value-type="string">
            <text:p text:style-name="P10">Registro AF' del Z80</text:p>
          </table:table-cell>
        </table:table-row>
        <table:table-row>
          <table:table-cell table:style-name="Table8.A2" office:value-type="string">
            <text:p text:style-name="Table_20_Contents">26</text:p>
          </table:table-cell>
          <table:table-cell table:style-name="Table8.A2" office:value-type="string">
            <text:p text:style-name="P8">1 byte </text:p>
          </table:table-cell>
          <table:table-cell table:style-name="Table8.C2" office:value-type="string">
            <text:p text:style-name="P10">Registro R (de refresco) del Z80</text:p>
          </table:table-cell>
        </table:table-row>
        <table:table-row>
          <table:table-cell table:style-name="Table8.A2" office:value-type="string">
            <text:p text:style-name="P18">27</text:p>
          </table:table-cell>
          <table:table-cell table:style-name="Table8.A2" office:value-type="string">
            <text:p text:style-name="P8">1 byte</text:p>
          </table:table-cell>
          <table:table-cell table:style-name="Table8.C2" office:value-type="string">
            <text:p text:style-name="P10">Registro I (de interrupciones) del Z80</text:p>
          </table:table-cell>
        </table:table-row>
        <table:table-row>
          <table:table-cell table:style-name="Table8.A2" office:value-type="string">
            <text:p text:style-name="Table_20_Contents">28</text:p>
          </table:table-cell>
          <table:table-cell table:style-name="Table8.A2" office:value-type="string">
            <text:p text:style-name="P10">1 palabra</text:p>
          </table:table-cell>
          <table:table-cell table:style-name="Table8.C2" office:value-type="string">
            <text:p text:style-name="P10">Registro SP del Z80</text:p>
          </table:table-cell>
        </table:table-row>
        <table:table-row>
          <table:table-cell table:style-name="Table8.A2" office:value-type="string">
            <text:p text:style-name="Table_20_Contents">30</text:p>
          </table:table-cell>
          <table:table-cell table:style-name="Table8.A2" office:value-type="string">
            <text:p text:style-name="P10">1 palabra</text:p>
          </table:table-cell>
          <table:table-cell table:style-name="Table8.C2" office:value-type="string">
            <text:p text:style-name="P10">Registro PC del Z80</text:p>
          </table:table-cell>
        </table:table-row>
        <table:table-row>
          <table:table-cell table:style-name="Table8.A2" office:value-type="string">
            <text:p text:style-name="Table_20_Contents">32</text:p>
          </table:table-cell>
          <table:table-cell table:style-name="Table8.A2" office:value-type="string">
            <text:p text:style-name="P10">1 palabra</text:p>
          </table:table-cell>
          <table:table-cell table:style-name="Table8.C2" office:value-type="string">
            <text:p text:style-name="P10">Reservada para uso futuro, siempre 0</text:p>
          </table:table-cell>
        </table:table-row>
        <table:table-row>
          <table:table-cell table:style-name="Table8.A2" office:value-type="string">
            <text:p text:style-name="Table_20_Contents">34</text:p>
          </table:table-cell>
          <table:table-cell table:style-name="Table8.A2" office:value-type="string">
            <text:p text:style-name="P8">1 byte</text:p>
          </table:table-cell>
          <table:table-cell table:style-name="Table8.C2" office:value-type="string">
            <text:p text:style-name="P10">Color del borde al comenzar</text:p>
          </table:table-cell>
        </table:table-row>
        <table:table-row>
          <table:table-cell table:style-name="Table8.A2" office:value-type="string">
            <text:p text:style-name="Table_20_Contents">35</text:p>
          </table:table-cell>
          <table:table-cell table:style-name="Table8.A2" office:value-type="string">
            <text:p text:style-name="P8">1 byte</text:p>
          </table:table-cell>
          <table:table-cell table:style-name="Table8.C2" office:value-type="string">
            <text:p text:style-name="P10">Reservado para uso futuro, siempre 0</text:p>
          </table:table-cell>
        </table:table-row>
        <table:table-row>
          <table:table-cell table:style-name="Table8.A2" office:value-type="string">
            <text:p text:style-name="Table_20_Contents">36</text:p>
          </table:table-cell>
          <table:table-cell table:style-name="Table8.A2" office:value-type="string">
            <text:p text:style-name="P10">1 palabra</text:p>
          </table:table-cell>
          <table:table-cell table:style-name="Table8.C2" office:value-type="string">
            <text:p text:style-name="P10">Palabra de estado codificada por bits.</text:p>
            <text:p text:style-name="P10">Formato:</text:p>
            <table:table table:name="Table9" table:style-name="Table9">
              <table:table-column table:style-name="Table9.A"/>
              <table:table-column table:style-name="Table9.B"/>
              <table:table-header-rows>
                <table:table-row>
                  <table:table-cell table:style-name="Table9.A1" office:value-type="string">
                    <text:p text:style-name="P36">Bit</text:p>
                  </table:table-cell>
                  <table:table-cell table:style-name="Table9.B1" office:value-type="string">
                    <text:p text:style-name="P35">Descripción</text:p>
                  </table:table-cell>
                </table:table-row>
              </table:table-header-rows>
              <table:table-row>
                <table:table-cell table:style-name="Table9.A2" office:value-type="string">
                  <text:p text:style-name="P22">15-8</text:p>
                </table:table-cell>
                <table:table-cell table:style-name="Table9.B2" office:value-type="string">
                  <text:p text:style-name="P23">Reservados para uso futuro</text:p>
                </table:table-cell>
              </table:table-row>
              <table:table-row>
                <table:table-cell table:style-name="Table9.A2" office:value-type="string">
                  <text:p text:style-name="P22">7-6</text:p>
                </table:table-cell>
                <table:table-cell table:style-name="Table9.B2" office:value-type="string">
                  <text:p text:style-name="P23">Reservados para uso interno, siempre 0</text:p>
                </table:table-cell>
              </table:table-row>
              <table:table-row>
                <table:table-cell table:style-name="Table9.A2" office:value-type="string">
                  <text:p text:style-name="P30">5</text:p>
                </table:table-cell>
                <table:table-cell table:style-name="Table9.B2" office:value-type="string">
                  <text:p text:style-name="P24">Estado del Flash: </text:p>
                  <text:p text:style-name="P24">0 - tinta INK, papel PAPER <text:s text:c="43"/>1 - tinta PAPER, papel INK</text:p>
                </table:table-cell>
              </table:table-row>
              <table:table-row>
                <table:table-cell table:style-name="Table9.A2" office:value-type="string">
                  <text:p text:style-name="P30">4</text:p>
                </table:table-cell>
                <table:table-cell table:style-name="Table9.B2" office:value-type="string">
                  <text:p text:style-name="P23">Interrupción pendiente de ejecutarse</text:p>
                </table:table-cell>
              </table:table-row>
              <table:table-row>
                <table:table-cell table:style-name="Table9.A2" office:value-type="string">
                  <text:p text:style-name="P30">3</text:p>
                </table:table-cell>
                <table:table-cell table:style-name="Table9.B2" office:value-type="string">
                  <text:p text:style-name="P23">Reservado para uso futuro</text:p>
                </table:table-cell>
              </table:table-row>
              <table:table-row>
                <table:table-cell table:style-name="Table9.A2" office:value-type="string">
                  <text:p text:style-name="P30">2</text:p>
                </table:table-cell>
                <table:table-cell table:style-name="Table9.B2" office:value-type="string">
                  <text:p text:style-name="P23">Biestable IFF2 (uso interno)</text:p>
                </table:table-cell>
              </table:table-row>
              <table:table-row>
                <table:table-cell table:style-name="Table9.A2" office:value-type="string">
                  <text:p text:style-name="P30">1</text:p>
                </table:table-cell>
                <table:table-cell table:style-name="Table9.B2" office:value-type="string">
                  <text:p text:style-name="P23">Modo de interrupción: 0=IM1; 1=IM2</text:p>
                </table:table-cell>
              </table:table-row>
              <table:table-row>
                <table:table-cell table:style-name="Table9.A2" office:value-type="string">
                  <text:p text:style-name="P30">0</text:p>
                </table:table-cell>
                <table:table-cell table:style-name="Table9.B2" office:value-type="string">
                  <text:p text:style-name="P24">Biestable IFF1 (estado de interrupción): <text:s text:c="33"/>0 - Interrupciones desactivadas (DI)</text:p>
                  <text:p text:style-name="P23">1 - Interrupciones activadas (EI)</text:p>
                </table:table-cell>
              </table:table-row>
            </table:table>
            <text:p text:style-name="P11"/>
            <text:p text:style-name="P11"><text:s text:c="21"/></text:p>
          </table:table-cell>
        </table:table-row>
      </table:table>
      <text:p text:style-name="P8"/>
      <text:p text:style-name="P8"/>
      <text:p text:style-name="P8"/>
      <text:p text:style-name="P8">ZX format has 3 versions, version 1 is the first one and version 3 is the one used now. Values used from version 2 are indicated with (v. 2+). Version 3 only have one more value, the Machine emulated.</text:p>
      <text:p text:style-name="P8"/>
      <text:p text:style-name="P8">The description for ZX files is: </text:p>
      <text:p text:style-name="P8"/>
      <text:p text:style-name="P8"/>
      <text:p text:style-name="P8"/>
      <table:table table:name="Table10" table:style-name="Table10">
        <table:table-column table:style-name="Table10.A"/>
        <table:table-column table:style-name="Table10.B"/>
        <table:table-header-rows>
          <table:table-row>
            <table:table-cell table:style-name="Table10.A1" office:value-type="string">
              <text:p text:style-name="P18">Field</text:p>
            </table:table-cell>
            <table:table-cell table:style-name="Table10.B1" office:value-type="string">
              <text:p text:style-name="P8">Description</text:p>
            </table:table-cell>
          </table:table-row>
        </table:table-header-rows>
        <table:table-row>
          <table:table-cell table:style-name="Table10.A2" office:value-type="string">
            <text:p text:style-name="P18">signatura</text:p>
          </table:table-cell>
          <table:table-cell table:style-name="Table10.B2" office:value-type="string">
            <text:p text:style-name="P18">"ZX"</text:p>
          </table:table-cell>
        </table:table-row>
        <text:soft-page-break/>
        <table:table-row>
          <table:table-cell table:style-name="Table10.A2" office:value-type="string">
            <text:p text:style-name="P20">long_prog </text:p>
          </table:table-cell>
          <table:table-cell table:style-name="Table10.B2" office:value-type="string">
            <text:p text:style-name="P18">WORD=49152</text:p>
          </table:table-cell>
        </table:table-row>
        <table:table-row>
          <table:table-cell table:style-name="Table10.A2" office:value-type="string">
            <text:p text:style-name="P18">pos_inicial <text:s/></text:p>
          </table:table-cell>
          <table:table-cell table:style-name="Table10.B2" office:value-type="string">
            <text:p text:style-name="P18">WORD=16384</text:p>
          </table:table-cell>
        </table:table-row>
        <table:table-row>
          <table:table-cell table:style-name="Table10.A2" office:value-type="string">
            <text:p text:style-name="P18">reg_c <text:s text:c="4"/></text:p>
          </table:table-cell>
          <table:table-cell table:style-name="Table10.B2" office:value-type="string">
            <text:p text:style-name="Table_20_Contents">BYTE</text:p>
          </table:table-cell>
        </table:table-row>
        <table:table-row>
          <table:table-cell table:style-name="Table10.A2" office:value-type="string">
            <text:p text:style-name="P18">reg_b</text:p>
          </table:table-cell>
          <table:table-cell table:style-name="Table10.B2" office:value-type="string">
            <text:p text:style-name="Table_20_Contents">BYTE</text:p>
          </table:table-cell>
        </table:table-row>
        <table:table-row>
          <table:table-cell table:style-name="Table10.A2" office:value-type="string">
            <text:p text:style-name="P18">reg_e </text:p>
          </table:table-cell>
          <table:table-cell table:style-name="Table10.B2" office:value-type="string">
            <text:p text:style-name="Table_20_Contents">BYTE</text:p>
          </table:table-cell>
        </table:table-row>
        <table:table-row>
          <table:table-cell table:style-name="Table10.A2" office:value-type="string">
            <text:p text:style-name="P18">reg_d <text:s text:c="2"/></text:p>
          </table:table-cell>
          <table:table-cell table:style-name="Table10.B2" office:value-type="string">
            <text:p text:style-name="Table_20_Contents">BYTE</text:p>
          </table:table-cell>
        </table:table-row>
        <table:table-row>
          <table:table-cell table:style-name="Table10.A2" office:value-type="string">
            <text:p text:style-name="P18">reg_l </text:p>
          </table:table-cell>
          <table:table-cell table:style-name="Table10.B2" office:value-type="string">
            <text:p text:style-name="Table_20_Contents">BYTE</text:p>
          </table:table-cell>
        </table:table-row>
        <table:table-row>
          <table:table-cell table:style-name="Table10.A2" office:value-type="string">
            <text:p text:style-name="P18">reg_h</text:p>
          </table:table-cell>
          <table:table-cell table:style-name="Table10.B2" office:value-type="string">
            <text:p text:style-name="Table_20_Contents">BYTE</text:p>
          </table:table-cell>
        </table:table-row>
        <table:table-row>
          <table:table-cell table:style-name="Table10.A2" office:value-type="string">
            <text:p text:style-name="P18">reg_f <text:s text:c="2"/></text:p>
          </table:table-cell>
          <table:table-cell table:style-name="Table10.B2" office:value-type="string">
            <text:p text:style-name="Table_20_Contents">BYTE</text:p>
          </table:table-cell>
        </table:table-row>
        <table:table-row>
          <table:table-cell table:style-name="Table10.A2" office:value-type="string">
            <text:p text:style-name="P18">reg_a <text:s/></text:p>
          </table:table-cell>
          <table:table-cell table:style-name="Table10.B2" office:value-type="string">
            <text:p text:style-name="Table_20_Contents">BYTE</text:p>
          </table:table-cell>
        </table:table-row>
        <table:table-row>
          <table:table-cell table:style-name="Table10.A2" office:value-type="string">
            <text:p text:style-name="P18">reg_ixl </text:p>
          </table:table-cell>
          <table:table-cell table:style-name="Table10.B2" office:value-type="string">
            <text:p text:style-name="Table_20_Contents">BYTE</text:p>
          </table:table-cell>
        </table:table-row>
        <table:table-row>
          <table:table-cell table:style-name="Table10.A2" office:value-type="string">
            <text:p text:style-name="P18">reg_ixh </text:p>
          </table:table-cell>
          <table:table-cell table:style-name="Table10.B2" office:value-type="string">
            <text:p text:style-name="Table_20_Contents">BYTE</text:p>
          </table:table-cell>
        </table:table-row>
        <table:table-row>
          <table:table-cell table:style-name="Table10.A2" office:value-type="string">
            <text:p text:style-name="P18">reg_iyl</text:p>
          </table:table-cell>
          <table:table-cell table:style-name="Table10.B2" office:value-type="string">
            <text:p text:style-name="Table_20_Contents">BYTE</text:p>
          </table:table-cell>
        </table:table-row>
        <table:table-row>
          <table:table-cell table:style-name="Table10.A2" office:value-type="string">
            <text:p text:style-name="P18">reg_iyh </text:p>
          </table:table-cell>
          <table:table-cell table:style-name="Table10.B2" office:value-type="string">
            <text:p text:style-name="Table_20_Contents">BYTE</text:p>
          </table:table-cell>
        </table:table-row>
        <table:table-row>
          <table:table-cell table:style-name="Table10.B2" table:number-columns-spanned="2" office:value-type="string">
            <text:p text:style-name="P19">Registers '</text:p>
          </table:table-cell>
          <table:covered-table-cell/>
        </table:table-row>
        <table:table-row>
          <table:table-cell table:style-name="Table10.A2" office:value-type="string">
            <text:p text:style-name="P18">reg_c_</text:p>
          </table:table-cell>
          <table:table-cell table:style-name="Table10.B2" office:value-type="string">
            <text:p text:style-name="Table_20_Contents">BYTE</text:p>
          </table:table-cell>
        </table:table-row>
        <table:table-row>
          <table:table-cell table:style-name="Table10.A2" office:value-type="string">
            <text:p text:style-name="P18">reg_b_ </text:p>
          </table:table-cell>
          <table:table-cell table:style-name="Table10.B2" office:value-type="string">
            <text:p text:style-name="Table_20_Contents">BYTE</text:p>
          </table:table-cell>
        </table:table-row>
        <table:table-row>
          <table:table-cell table:style-name="Table10.A2" office:value-type="string">
            <text:p text:style-name="P18">reg_e_ </text:p>
          </table:table-cell>
          <table:table-cell table:style-name="Table10.B2" office:value-type="string">
            <text:p text:style-name="Table_20_Contents">BYTE</text:p>
          </table:table-cell>
        </table:table-row>
        <table:table-row>
          <table:table-cell table:style-name="Table10.A2" office:value-type="string">
            <text:p text:style-name="P18">reg_d_ </text:p>
          </table:table-cell>
          <table:table-cell table:style-name="Table10.B2" office:value-type="string">
            <text:p text:style-name="Table_20_Contents">BYTE</text:p>
          </table:table-cell>
        </table:table-row>
        <table:table-row>
          <table:table-cell table:style-name="Table10.A2" office:value-type="string">
            <text:p text:style-name="P18">reg_l_</text:p>
          </table:table-cell>
          <table:table-cell table:style-name="Table10.B2" office:value-type="string">
            <text:p text:style-name="Table_20_Contents">BYTE</text:p>
          </table:table-cell>
        </table:table-row>
        <table:table-row>
          <table:table-cell table:style-name="Table10.A2" office:value-type="string">
            <text:p text:style-name="P18">reg_h_ </text:p>
          </table:table-cell>
          <table:table-cell table:style-name="Table10.B2" office:value-type="string">
            <text:p text:style-name="Table_20_Contents">BYTE</text:p>
          </table:table-cell>
        </table:table-row>
        <table:table-row>
          <table:table-cell table:style-name="Table10.A2" office:value-type="string">
            <text:p text:style-name="P18">reg_f_</text:p>
          </table:table-cell>
          <table:table-cell table:style-name="Table10.B2" office:value-type="string">
            <text:p text:style-name="Table_20_Contents">BYTE</text:p>
          </table:table-cell>
        </table:table-row>
        <table:table-row>
          <table:table-cell table:style-name="Table10.A2" office:value-type="string">
            <text:p text:style-name="P18">reg_a_</text:p>
          </table:table-cell>
          <table:table-cell table:style-name="Table10.B2" office:value-type="string">
            <text:p text:style-name="Table_20_Contents">BYTE</text:p>
          </table:table-cell>
        </table:table-row>
        <table:table-row>
          <table:table-cell table:style-name="Table10.A2" office:value-type="string">
            <text:p text:style-name="P18">reg_r</text:p>
          </table:table-cell>
          <table:table-cell table:style-name="Table10.B2" office:value-type="string">
            <text:p text:style-name="Table_20_Contents">BYTE</text:p>
          </table:table-cell>
        </table:table-row>
        <table:table-row>
          <table:table-cell table:style-name="Table10.A2" office:value-type="string">
            <text:p text:style-name="P18">reg_i</text:p>
          </table:table-cell>
          <table:table-cell table:style-name="Table10.B2" office:value-type="string">
            <text:p text:style-name="Table_20_Contents">BYTE</text:p>
          </table:table-cell>
        </table:table-row>
        <table:table-row>
          <table:table-cell table:style-name="Table10.A2" office:value-type="string">
            <text:p text:style-name="P18">reg_sp</text:p>
          </table:table-cell>
          <table:table-cell table:style-name="Table10.B2" office:value-type="string">
            <text:p text:style-name="Table_20_Contents">WORD</text:p>
          </table:table-cell>
        </table:table-row>
        <table:table-row>
          <table:table-cell table:style-name="Table10.A2" office:value-type="string">
            <text:p text:style-name="P18">reg_pc</text:p>
          </table:table-cell>
          <table:table-cell table:style-name="Table10.B2" office:value-type="string">
            <text:p text:style-name="Table_20_Contents">WORD</text:p>
          </table:table-cell>
        </table:table-row>
        <table:table-row>
          <table:table-cell table:style-name="Table10.A2" office:value-type="string">
            <text:p text:style-name="P18">reservado1<text:tab/></text:p>
          </table:table-cell>
          <table:table-cell table:style-name="Table10.B2" office:value-type="string">
            <text:p text:style-name="Table_20_Contents">WORD=0</text:p>
          </table:table-cell>
        </table:table-row>
        <table:table-row>
          <table:table-cell table:style-name="Table10.A2" office:value-type="string">
            <text:p text:style-name="P18">border</text:p>
          </table:table-cell>
          <table:table-cell table:style-name="Table10.B2" office:value-type="string">
            <text:p text:style-name="Table_20_Contents">BYTE</text:p>
          </table:table-cell>
        </table:table-row>
        <table:table-row>
          <table:table-cell table:style-name="Table10.A2" office:value-type="string">
            <text:p text:style-name="P18">reservado2<text:tab/></text:p>
          </table:table-cell>
          <table:table-cell table:style-name="Table10.B2" office:value-type="string">
            <text:p text:style-name="P26">BYTE=0 <text:s/>In version 1 of header, it was a WORD an reservado20 didn't exist.</text:p>
          </table:table-cell>
        </table:table-row>
        <table:table-row>
          <table:table-cell table:style-name="Table10.A2" office:value-type="string">
            <text:p text:style-name="P18">bits_estado<text:tab/></text:p>
          </table:table-cell>
          <table:table-cell table:style-name="Table10.B2" office:value-type="string">
            <table:table table:name="Table11" table:style-name="Table11">
              <table:table-column table:style-name="Table11.A"/>
              <table:table-column table:style-name="Table11.B"/>
              <table:table-header-rows>
                <table:table-row>
                  <table:table-cell table:style-name="Table11.A1" office:value-type="string">
                    <text:p text:style-name="P35"><text:soft-page-break/>Bit</text:p>
                  </table:table-cell>
                  <table:table-cell table:style-name="Table11.B1" office:value-type="string">
                    <text:p text:style-name="P35">Description</text:p>
                  </table:table-cell>
                </table:table-row>
              </table:table-header-rows>
              <table:table-row>
                <table:table-cell table:style-name="Table11.A2" office:value-type="string">
                  <text:p text:style-name="P21">7-6 <text:s text:c="5"/></text:p>
                </table:table-cell>
                <table:table-cell table:style-name="Table11.B2" office:value-type="string">
                  <text:p text:style-name="P21">Reserved for internal use, always 0</text:p>
                </table:table-cell>
              </table:table-row>
              <table:table-row>
                <table:table-cell table:style-name="Table11.A2" office:value-type="string">
                  <text:p text:style-name="P29">5</text:p>
                </table:table-cell>
                <table:table-cell table:style-name="Table11.B2" office:value-type="string">
                  <text:p text:style-name="P29">Flash state: 0 - ink INK, paper PAPER. 1 - ink PAPER, paper INK</text:p>
                </table:table-cell>
              </table:table-row>
              <table:table-row>
                <table:table-cell table:style-name="Table11.A2" office:value-type="string">
                  <text:p text:style-name="P29">4</text:p>
                </table:table-cell>
                <table:table-cell table:style-name="Table11.B2" office:value-type="string">
                  <text:p text:style-name="P29">Interruption pending</text:p>
                </table:table-cell>
              </table:table-row>
              <table:table-row>
                <table:table-cell table:style-name="Table11.A2" office:value-type="string">
                  <text:p text:style-name="P29">3</text:p>
                </table:table-cell>
                <table:table-cell table:style-name="Table11.B2" office:value-type="string">
                  <text:p text:style-name="P29">Reserved for internal use</text:p>
                </table:table-cell>
              </table:table-row>
              <table:table-row>
                <table:table-cell table:style-name="Table11.A2" office:value-type="string">
                  <text:p text:style-name="P29">2</text:p>
                </table:table-cell>
                <table:table-cell table:style-name="Table11.B2" office:value-type="string">
                  <text:p text:style-name="P29">Flip-flop IFF2 (internal use)</text:p>
                </table:table-cell>
              </table:table-row>
              <table:table-row>
                <table:table-cell table:style-name="Table11.A2" office:value-type="string">
                  <text:p text:style-name="P29">1</text:p>
                </table:table-cell>
                <table:table-cell table:style-name="Table11.B2" office:value-type="string">
                  <text:p text:style-name="P29">Interrupt mode: 0=IM1, 1=IM2</text:p>
                </table:table-cell>
              </table:table-row>
              <table:table-row>
                <table:table-cell table:style-name="Table11.A2" office:value-type="string">
                  <text:p text:style-name="P29">0</text:p>
                </table:table-cell>
                <table:table-cell table:style-name="Table11.B2" office:value-type="string">
                  <text:p text:style-name="P29">Flip-flop IFF1 (interrupt state):</text:p>
                  <text:p text:style-name="P29">0 – Interrupts disabled (DI)</text:p>
                  <text:p text:style-name="P29">1 – Interrupts enabled (EI)</text:p>
                  <text:p text:style-name="P29">The emulator only uses bit 5 (flash state), bit 1 (mode IM0/IM1 or IM2) and bit 0 (DI or EI)</text:p>
                </table:table-cell>
              </table:table-row>
            </table:table>
            <text:p text:style-name="Table_20_Contents"/>
          </table:table-cell>
        </table:table-row>
        <table:table-row>
          <table:table-cell table:style-name="Table10.A2" office:value-type="string">
            <text:p text:style-name="P18">reservado20 <text:s text:c="7"/></text:p>
          </table:table-cell>
          <table:table-cell table:style-name="Table10.B2" office:value-type="string">
            <text:p text:style-name="P18">BYTE=0 (v. 2+)</text:p>
          </table:table-cell>
        </table:table-row>
        <table:table-row>
          <table:table-cell table:style-name="Table10.B2" table:number-columns-spanned="2" office:value-type="string">
            <text:p text:style-name="P19">Next bytes are the extended header of ZX files</text:p>
          </table:table-cell>
          <table:covered-table-cell/>
        </table:table-row>
        <table:table-row>
          <table:table-cell table:style-name="Table10.A2" office:value-type="string">
            <text:p text:style-name="P18">version <text:s text:c="11"/></text:p>
          </table:table-cell>
          <table:table-cell table:style-name="Table10.B2" office:value-type="string">
            <text:p text:style-name="P18">BYTE=1, 2 o 3 <text:s/>ZX Header version</text:p>
          </table:table-cell>
        </table:table-row>
        <table:table-row>
          <table:table-cell table:style-name="Table10.A2" office:value-type="string">
            <text:p text:style-name="P18">cabecera_velocidad</text:p>
          </table:table-cell>
          <table:table-cell table:style-name="Table10.B2" office:value-type="string">
            <text:p text:style-name="P18">WORD <text:s/>Not used since ZXSpectr V2.0</text:p>
          </table:table-cell>
        </table:table-row>
        <table:table-row>
          <table:table-cell table:style-name="Table10.A2" office:value-type="string">
            <text:p text:style-name="P18">cabecera_dirs_pant</text:p>
          </table:table-cell>
          <table:table-cell table:style-name="Table10.B2" office:value-type="string">
            <text:p text:style-name="P18">WORD=64 <text:s/>Not used. Used in the CGA version and screen updating. Do not use in next versions</text:p>
          </table:table-cell>
        </table:table-row>
        <table:table-row>
          <table:table-cell table:style-name="Table10.A2" office:value-type="string">
            <text:p text:style-name="P18">cabecera_frecuencia</text:p>
          </table:table-cell>
          <table:table-cell table:style-name="Table10.B2" office:value-type="string">
            <text:p text:style-name="P26">BYTE=1 <text:s/>Not used. Used in the CGA version and screen updating. Do not use in next versions</text:p>
          </table:table-cell>
        </table:table-row>
        <table:table-row>
          <table:table-cell table:style-name="Table10.A2" office:value-type="string">
            <text:p text:style-name="P18">control_brillo <text:s text:c="4"/></text:p>
          </table:table-cell>
          <table:table-cell table:style-name="Table10.B2" office:value-type="string">
            <text:p text:style-name="P18">BYTE <text:s/>Brightness value</text:p>
          </table:table-cell>
        </table:table-row>
        <table:table-row>
          <table:table-cell table:style-name="Table10.A2" office:value-type="string">
            <text:p text:style-name="P18">disparador_defecto </text:p>
            <text:p text:style-name="P8"><text:s text:c="25"/></text:p>
          </table:table-cell>
          <table:table-cell table:style-name="Table10.B2" office:value-type="string">
            <text:p text:style-name="P18">BYTE <text:s/>Autofire frequency. Calculated by frecuencia = 50/disparador_defecto</text:p>
          </table:table-cell>
        </table:table-row>
        <table:table-row>
          <table:table-cell table:style-name="Table10.A2" office:value-type="string">
            <text:p text:style-name="P18">sonido <text:s text:c="12"/></text:p>
          </table:table-cell>
          <table:table-cell table:style-name="Table10.B2" office:value-type="string">
            <text:p text:style-name="P18">BYTE <text:s/>1 if sound is enabled (port 254)</text:p>
          </table:table-cell>
        </table:table-row>
        <table:table-row>
          <table:table-cell table:style-name="Table10.A2" office:value-type="string">
            <text:p text:style-name="P18">bits_estado0 <text:s text:c="6"/></text:p>
          </table:table-cell>
          <table:table-cell table:style-name="Table10.B2" office:value-type="string">
            <text:p text:style-name="P18">BYTE <text:s/>The meaning is the following:</text:p>
            <text:p text:style-name="P8"/>
            <text:p text:style-name="P8"/>
            <text:p text:style-name="P8"/>
            <text:p text:style-name="P8">0 <text:s text:c="5"/></text:p>
            <text:p text:style-name="P8"/>
            <table:table table:name="Table12" table:style-name="Table12">
              <table:table-column table:style-name="Table12.A"/>
              <table:table-column table:style-name="Table12.B"/>
              <table:table-header-rows>
                <table:table-row>
                  <table:table-cell table:style-name="Table12.A1" office:value-type="string">
                    <text:p text:style-name="P35">Bit</text:p>
                  </table:table-cell>
                  <table:table-cell table:style-name="Table12.B1" office:value-type="string">
                    <text:p text:style-name="P35">Description</text:p>
                  </table:table-cell>
                </table:table-row>
              </table:table-header-rows>
              <table:table-row>
                <table:table-cell table:style-name="Table12.A2" office:value-type="string">
                  <text:p text:style-name="P29">7</text:p>
                </table:table-cell>
                <table:table-cell table:style-name="Table12.B2" office:value-type="string">
                  <text:p text:style-name="P21">Contains bit 6 of keyboard port (Issue 1 or 2)</text:p>
                </table:table-cell>
              </table:table-row>
              <table:table-row>
                <table:table-cell table:style-name="Table12.A2" office:value-type="string">
                  <text:p text:style-name="P29">6</text:p>
                </table:table-cell>
                <table:table-cell table:style-name="Table12.B2" office:value-type="string">
                  <text:p text:style-name="P21">1 if auto-fire enabled</text:p>
                </table:table-cell>
              </table:table-row>
              <table:table-row>
                <table:table-cell table:style-name="Table12.A2" office:value-type="string">
                  <text:p text:style-name="P29">5</text:p>
                </table:table-cell>
                <table:table-cell table:style-name="Table12.B2" office:value-type="string">
                  <text:p text:style-name="P21">0 if Flash refresh is enabled. Obsolete</text:p>
                </table:table-cell>
              </table:table-row>
              <table:table-row>
                <table:table-cell table:style-name="Table12.A2" office:value-type="string">
                  <text:p text:style-name="P29">4</text:p>
                </table:table-cell>
                <table:table-cell table:style-name="Table12.B2" office:value-type="string">
                  <text:p text:style-name="P21">1 if snapshot is 128k (version 2+)</text:p>
                </table:table-cell>
              </table:table-row>
              <table:table-row>
                <table:table-cell table:style-name="Table12.A2" office:value-type="string">
                  <text:p text:style-name="P29">3</text:p>
                </table:table-cell>
                <table:table-cell table:style-name="Table12.B2" office:value-type="string">
                  <text:p text:style-name="P25">To 1 if border changing is not possible using OUT 211, value (version 2+)</text:p>
                </table:table-cell>
              </table:table-row>
              <table:table-row>
                <table:table-cell table:style-name="Table12.A2" office:value-type="string">
                  <text:p text:style-name="P29">2</text:p>
                </table:table-cell>
                <table:table-cell table:style-name="Table12.B2" office:value-type="string">
                  <text:p text:style-name="P21">Not used</text:p>
                </table:table-cell>
              </table:table-row>
              <table:table-row>
                <table:table-cell table:style-name="Table12.A2" office:value-type="string">
                  <text:p text:style-name="P29">1</text:p>
                </table:table-cell>
                <table:table-cell table:style-name="Table12.B2" office:value-type="string">
                  <text:p text:style-name="P21">1 if screen saver is enabled</text:p>
                </table:table-cell>
              </table:table-row>
              <table:table-row>
                <table:table-cell table:style-name="Table12.A2" office:value-type="string">
                  <text:p text:style-name="P29">0</text:p>
                </table:table-cell>
                <table:table-cell table:style-name="Table12.B2" office:value-type="string">
                  <text:p text:style-name="P25">CGA Palette (v. 2+)</text:p>
                  <text:p text:style-name="P25">0=Black,Green,Red,Yellow</text:p>
                  <text:p text:style-name="P25">1=Cyan,Magenta,White</text:p>
                </table:table-cell>
              </table:table-row>
            </table:table>
            <text:p text:style-name="P18"/>
          </table:table-cell>
        </table:table-row>
        <table:table-row>
          <table:table-cell table:style-name="Table10.A2" office:value-type="string">
            <text:p text:style-name="P18">puerto_32765 <text:s text:c="7"/></text:p>
          </table:table-cell>
          <table:table-cell table:style-name="Table10.B2" office:value-type="string">
            <text:p text:style-name="P18">BYTE <text:s/>Value of last OUT to port 32765 (v. 2+)</text:p>
          </table:table-cell>
        </table:table-row>
        <text:soft-page-break/>
        <table:table-row>
          <table:table-cell table:style-name="Table10.A2" office:value-type="string">
            <text:p text:style-name="P18">puerto_8189 <text:s text:c="8"/></text:p>
          </table:table-cell>
          <table:table-cell table:style-name="Table10.B2" office:value-type="string">
            <text:p text:style-name="P18">BYTE <text:s/>Value of last OUT to port 8189 <text:s/>(v. 2+)</text:p>
          </table:table-cell>
        </table:table-row>
        <table:table-row>
          <table:table-cell table:style-name="Table10.A2" office:value-type="string">
            <text:p text:style-name="P18">paginas_actuales <text:s text:c="2"/></text:p>
          </table:table-cell>
          <table:table-cell table:style-name="Table10.B2" office:value-type="string">
            <text:p text:style-name="P26">4 BYTES <text:s/>Contains for each memory segment <text:s/>(0000h-3fffh, 4000h-7fffh, 8000h-bfffh, c000h-ffffh) the page (ROM o RAM) assigned, meaning from 0 to 3 ROMS, and from 4 to 11 RAMS (v. 2+). If the machine emulated is a 128k (but not a +2A), ROM1 is identified as ROM3. </text:p>
          </table:table-cell>
        </table:table-row>
        <table:table-row>
          <table:table-cell table:style-name="Table10.A2" office:value-type="string">
            <text:p text:style-name="P18">puerto_65533 <text:s text:c="5"/></text:p>
          </table:table-cell>
          <table:table-cell table:style-name="Table10.B2" office:value-type="string">
            <text:p text:style-name="P18">BYTE <text:s/>Value of last OUT to port 65533 (v. 2+)</text:p>
          </table:table-cell>
        </table:table-row>
        <table:table-row>
          <table:table-cell table:style-name="Table10.A2" office:value-type="string">
            <text:p text:style-name="P18">ay_3_8912_registros</text:p>
          </table:table-cell>
          <table:table-cell table:style-name="Table10.B2" office:value-type="string">
            <text:p text:style-name="P18">16 BYTES Values of AY sound chip registers (v. 2+). It is used since an advanced version 2. If it's read in an earlier version, we will see 255, because it was reserved.</text:p>
          </table:table-cell>
        </table:table-row>
        <table:table-row table:style-name="Table10.49">
          <table:table-cell table:style-name="Table10.A2" office:value-type="string">
            <text:p text:style-name="P18">ordenador_emulado <text:s/></text:p>
          </table:table-cell>
          <table:table-cell table:style-name="Table10.B2" office:value-type="string">
            <text:p text:style-name="P18">BYTE <text:s/>Machine emulated: (v. 3+)</text:p>
            <text:p text:style-name="P8">0=Sinclair 16k</text:p>
            <text:p text:style-name="P8">1=Sinclair 48k</text:p>
            <text:p text:style-name="P8">2=Inves Spectrum+</text:p>
            <text:p text:style-name="P8">3=Sinclair 128k</text:p>
            <text:p text:style-name="P8">4=Amstrad +2</text:p>
            <text:p text:style-name="P8">5=Amstrad +2 - French</text:p>
            <text:p text:style-name="P8">6=Amstrad +2 - Spanish</text:p>
            <text:p text:style-name="P8">7=Amstrad +2A (ROM v4.0)</text:p>
            <text:p text:style-name="P8">8=Amstrad +2A (ROM v4.1)</text:p>
            <text:p text:style-name="P8">9=Amstrad +2A - Spanish</text:p>
          </table:table-cell>
        </table:table-row>
        <table:table-row>
          <table:table-cell table:style-name="Table10.A2" office:value-type="string">
            <text:p text:style-name="P18">reservado4 <text:s text:c="9"/></text:p>
          </table:table-cell>
          <table:table-cell table:style-name="Table10.B2" office:value-type="string">
            <text:p text:style-name="P18">222 BYTES=255 Reserved for future use</text:p>
          </table:table-cell>
        </table:table-row>
        <table:table-row>
          <table:table-cell table:style-name="Table10.A2" office:value-type="string">
            <text:p text:style-name="P18">DATOS <text:s text:c="14"/></text:p>
          </table:table-cell>
          <table:table-cell table:style-name="Table10.B2" office:value-type="string">
            <text:p text:style-name="P18">X BYTES</text:p>
          </table:table-cell>
        </table:table-row>
      </table:table>
      <text:p text:style-name="P8"/>
      <text:p text:style-name="P16"/>
      <text:p text:style-name="P8">From “DATOS” memory bytes are saved. If the program is 48k, data is saved from address 16384 until 65535; if it's 128k, data are saved from RAM 0 until RAM 7. The emulator generates a 48k file if it runs in /48k mode, or if it's in 48 BASIC mode, else 128k are saved.</text:p>
      <text:p text:style-name="P8"/>
      <text:p text:style-name="P8">Memory bytes are compressed, in the following manner:</text:p>
      <text:list xml:id="list993361868" text:style-name="L10">
        <text:list-item>
          <text:p text:style-name="P56">If a byte is repeated more than 4 times, it is saved like: </text:p>
          <text:p text:style-name="P56">221,221,byte to repeat,times repeated</text:p>
        </text:list-item>
        <text:list-item>
          <text:p text:style-name="P56">If there's a 221 byte just before the repetition, it is saved as:</text:p>
          <text:p text:style-name="P56">221 before repetition,byte to repeat,221,221,byte to repeat,times repeated-1</text:p>
        </text:list-item>
      </text:list>
      <text:p text:style-name="P8"/>
      <text:p text:style-name="P8">When 128k are saved, it is made in two blocks of 64k, the first block from RAM 0 until RAM 3, and the second one from RAM 4 until RAM 7, and bytes repeated which last from RAM 3 to RAM 4 are not detected, for example: </text:p>
      <text:p text:style-name="P8"/>
      <text:p text:style-name="P8">If we have the following:</text:p>
      <text:p text:style-name="P8">RAM3</text:p>
      <text:p text:style-name="P8">16377=10</text:p>
      <text:p text:style-name="P8">16378=20</text:p>
      <text:p text:style-name="P8">16379=20</text:p>
      <text:p text:style-name="P8">16380=20</text:p>
      <text:p text:style-name="P8">16381=20</text:p>
      <text:p text:style-name="P8"><text:soft-page-break/>16382=20</text:p>
      <text:p text:style-name="P8">16383=20</text:p>
      <text:p text:style-name="P8">RAM4</text:p>
      <text:p text:style-name="P8">0 <text:s text:c="3"/>=20</text:p>
      <text:p text:style-name="P8">1 <text:s text:c="3"/>=20</text:p>
      <text:p text:style-name="P8">2 <text:s text:c="3"/>=20</text:p>
      <text:p text:style-name="P8">3 <text:s text:c="3"/>=20</text:p>
      <text:p text:style-name="P8">4 <text:s text:c="3"/>=20</text:p>
      <text:p text:style-name="P8">5 <text:s text:c="3"/>=20</text:p>
      <text:p text:style-name="P8">6 <text:s text:c="3"/>=20</text:p>
      <text:p text:style-name="P8">7 <text:s text:c="3"/>=4</text:p>
      <text:p text:style-name="P8"/>
      <text:p text:style-name="P8">The data saved is:</text:p>
      <text:p text:style-name="P8">10, 221,221,20,6, 221,221,20,7, 4</text:p>
      <text:p text:style-name="P8"/>
      <text:p text:style-name="P8"/>
      <text:h text:style-name="Heading_20_3" text:outline-level="3">4.4.10 Inves Spectrum+ Emulation</text:h>
      <text:p text:style-name="P8"/>
      <text:p text:style-name="P8">The Inves Spectrum+ was a computer created by Investronica near 1988. It has some bugs compared to a Spectrum: </text:p>
      <text:p text:style-name="P8">The ROM is similar to the Spectrum 128k ROM 1, although it has only 48k RAM, and it has the paging routines at the address 14446.</text:p>
      <text:p text:style-name="P8">Screen updating is different from a Spectrum, in the manner that when an interruption is produced, the ULA starts drawing at the screen zone (address 16384), but not at the top of the border, So, in some games that use the time of the top border to erase objects, in the Inves we will see flickering. Also, in many game screens we may see "false" lines when a combination of colours is produced (I don't know yet which combination produce this effect). I don't know the Inves timings, but I suppose they are the same as the Spectrum ones.</text:p>
      <text:p text:style-name="P8"/>
      <text:p text:style-name="P8">The most interesting feature of the Inves Spectrum+ is the effect produced when POKEing in the ROM, yes, in the ROM. There are some "privileged" adresses of the ROM that may alterate the normal operation of the Inves; these addresses have the low byte with 254 (XXFEh), like the speaker port.</text:p>
      <text:p text:style-name="P8">Pokeing in all these addresses of the ROM (254,511,,...,16383) with the same value, we will make an AND mask that will be applied to the value sent to port 254, and the resulting value will be the real value sent. We must assume that the POKE value in ROM when switching the Inves on (but not when making RESET) is 255. Thus, we will produce two effects:</text:p>
      <text:list xml:id="list1500888440" text:style-name="L11">
        <text:list-item>
          <text:p text:style-name="P57">First is that the three low bits are a mask applied to the border when we change it, I mean, the value sent to port 254 is ANDed with the ROM POKE value, and the resulting value will be the colour of the border: for example: with a ROM POKE value of 6, we will get Borders with even number, I mean, border 0 and 1 will be 0, 2 and 3 will be 2, etc. On the other hand, if we POKE with 0, all the borders will be black (0).</text:p>
        </text:list-item>
        <text:list-item>
          <text:p text:style-name="P57">The second effect (and the worst in a lot of games with music) affects the sound. I'll try to explain it on an easy way, but it's a bit complicated. Bits 3 and 4 of the value sent to port 254 are ANDed with the ROM POKE value. Then, the resulting bits 3 and 4 are XORed and we get 1 bit of result. Then, this bit is sent to the speaker, in the manner that if we sent a bit equal to the previous bit the speaker doesn't swicth and we hear nothing. We must remember that in a normal Spectrum, any value sent to bits 3 and 4 different from the previous ones produce sound. So, we have the following combinations: (Y means that a sound is produced, <text:soft-page-break/>N means no sound)</text:p>
        </text:list-item>
      </text:list>
      <text:p text:style-name="P8"/>
      <text:p text:style-name="P8"/>
      <text:p text:style-name="P8"/>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7"/>
            </table:table-cell>
            <table:table-cell table:style-name="Table1.B1" table:number-columns-spanned="4" office:value-type="string">
              <text:p text:style-name="P19">Bits 4 and 3 ROM POKE value</text:p>
            </table:table-cell>
            <table:covered-table-cell/>
            <table:covered-table-cell/>
            <table:covered-table-cell/>
          </table:table-row>
        </table:table-header-rows>
        <table:table-row>
          <table:table-cell table:style-name="Table1.A2" office:value-type="string">
            <text:p text:style-name="P9">Bits 4 and 3 port 254 (first and second value sent)</text:p>
          </table:table-cell>
          <table:table-cell table:style-name="Table1.A2" office:value-type="string">
            <text:p text:style-name="P31">11</text:p>
          </table:table-cell>
          <table:table-cell table:style-name="Table1.A2" office:value-type="string">
            <text:p text:style-name="P31">10</text:p>
          </table:table-cell>
          <table:table-cell table:style-name="Table1.A2" office:value-type="string">
            <text:p text:style-name="P31">01</text:p>
          </table:table-cell>
          <table:table-cell table:style-name="Table1.E2" office:value-type="string">
            <text:p text:style-name="P31">00</text:p>
          </table:table-cell>
        </table:table-row>
        <table:table-row>
          <table:table-cell table:style-name="Table1.A2" office:value-type="string">
            <text:p text:style-name="P31">00</text:p>
            <text:p text:style-name="P31">01</text:p>
          </table:table-cell>
          <table:table-cell table:style-name="Table1.A2" office:value-type="string">
            <text:p text:style-name="P28">Y</text:p>
          </table:table-cell>
          <table:table-cell table:style-name="Table1.A2" office:value-type="string">
            <text:p text:style-name="P32">N</text:p>
          </table:table-cell>
          <table:table-cell table:style-name="Table1.A2" office:value-type="string">
            <text:p text:style-name="P28">Y</text:p>
          </table:table-cell>
          <table:table-cell table:style-name="Table1.E2" office:value-type="string">
            <text:p text:style-name="P32">N</text:p>
          </table:table-cell>
        </table:table-row>
        <table:table-row>
          <table:table-cell table:style-name="Table1.A2" office:value-type="string">
            <text:p text:style-name="P31">00</text:p>
            <text:p text:style-name="P31">10</text:p>
          </table:table-cell>
          <table:table-cell table:style-name="Table1.A2" office:value-type="string">
            <text:p text:style-name="P28">Y</text:p>
          </table:table-cell>
          <table:table-cell table:style-name="Table1.A2" office:value-type="string">
            <text:p text:style-name="P28">Y</text:p>
          </table:table-cell>
          <table:table-cell table:style-name="Table1.A2" office:value-type="string">
            <text:p text:style-name="P32">N</text:p>
          </table:table-cell>
          <table:table-cell table:style-name="Table1.E2" office:value-type="string">
            <text:p text:style-name="P32">N</text:p>
          </table:table-cell>
        </table:table-row>
        <table:table-row>
          <table:table-cell table:style-name="Table1.A2" office:value-type="string">
            <text:p text:style-name="P31">00</text:p>
            <text:p text:style-name="P31">11</text:p>
          </table:table-cell>
          <table:table-cell table:style-name="Table1.A2" office:value-type="string">
            <text:p text:style-name="P32">N</text:p>
          </table:table-cell>
          <table:table-cell table:style-name="Table1.A2" office:value-type="string">
            <text:p text:style-name="P28">Y</text:p>
          </table:table-cell>
          <table:table-cell table:style-name="Table1.A2" office:value-type="string">
            <text:p text:style-name="P28">Y</text:p>
          </table:table-cell>
          <table:table-cell table:style-name="Table1.E2" office:value-type="string">
            <text:p text:style-name="P32">N</text:p>
          </table:table-cell>
        </table:table-row>
        <table:table-row>
          <table:table-cell table:style-name="Table1.A2" office:value-type="string">
            <text:p text:style-name="P31">01</text:p>
            <text:p text:style-name="P31">10</text:p>
          </table:table-cell>
          <table:table-cell table:style-name="Table1.A2" office:value-type="string">
            <text:p text:style-name="P32">N</text:p>
          </table:table-cell>
          <table:table-cell table:style-name="Table1.A2" office:value-type="string">
            <text:p text:style-name="P28">Y</text:p>
          </table:table-cell>
          <table:table-cell table:style-name="Table1.A2" office:value-type="string">
            <text:p text:style-name="P28">Y</text:p>
          </table:table-cell>
          <table:table-cell table:style-name="Table1.E2" office:value-type="string">
            <text:p text:style-name="P32">N</text:p>
          </table:table-cell>
        </table:table-row>
        <table:table-row>
          <table:table-cell table:style-name="Table1.A2" office:value-type="string">
            <text:p text:style-name="P31">01</text:p>
            <text:p text:style-name="P31">11</text:p>
          </table:table-cell>
          <table:table-cell table:style-name="Table1.A2" office:value-type="string">
            <text:p text:style-name="P28">Y</text:p>
          </table:table-cell>
          <table:table-cell table:style-name="Table1.A2" office:value-type="string">
            <text:p text:style-name="P28">Y</text:p>
          </table:table-cell>
          <table:table-cell table:style-name="Table1.A2" office:value-type="string">
            <text:p text:style-name="P32">N</text:p>
          </table:table-cell>
          <table:table-cell table:style-name="Table1.E2" office:value-type="string">
            <text:p text:style-name="P32">N</text:p>
          </table:table-cell>
        </table:table-row>
        <table:table-row>
          <table:table-cell table:style-name="Table1.A2" office:value-type="string">
            <text:p text:style-name="P31">10</text:p>
            <text:p text:style-name="P31">11</text:p>
          </table:table-cell>
          <table:table-cell table:style-name="Table1.A2" office:value-type="string">
            <text:p text:style-name="P28">Y</text:p>
          </table:table-cell>
          <table:table-cell table:style-name="Table1.A2" office:value-type="string">
            <text:p text:style-name="P32">N</text:p>
          </table:table-cell>
          <table:table-cell table:style-name="Table1.A2" office:value-type="string">
            <text:p text:style-name="P28">Y</text:p>
          </table:table-cell>
          <table:table-cell table:style-name="Table1.E2" office:value-type="string">
            <text:p text:style-name="P32">N</text:p>
          </table:table-cell>
        </table:table-row>
      </table:table>
      <text:p text:style-name="P8"/>
      <text:p text:style-name="P8"><text:s text:c="25"/></text:p>
      <text:p text:style-name="P8">In a normal Spectrum, any combination of these bits 4 and 3 in the port 254 will produce sound; in an Inves (and in the emulator) it is not the same. In a real Inves, we must POKE all the ROM addresses which have the low byte equal to 254 (XXFEH); if we only POKE some of them with the same value, the resulting effects will be a combination of all (there's a combination that, when we make a BEEP, we will see black lines on the border!). In the emulator, we must only POKE one of these addresses (we may also do it in the menu).</text:p>
      <text:p text:style-name="P8">The effect of this sound feature of the Inves makes that we can't hear the music in many games, or we only hear the rhythm in two-channel music (all the Code Masters games, the Lemmings,....). Also, we can change the sound operation making a POKE 23659,0 from BASIC. As you may see in the table, there's not any ROM POKE value that makes the Inves work as a Spectrum.</text:p>
      <text:p text:style-name="P8"/>
      <text:p text:style-name="P8"/>
      <text:h text:style-name="Heading_20_3" text:outline-level="3">4.4.11 Bus idle port</text:h>
      <text:p text:style-name="P8"/>
      <text:p text:style-name="P8">A "bus idle" port is called any Spectrum port which doesn't have any device assigned. That port returns the value that the ULA reads from the screen, I mean, when the ULA is drawing the screen it reads bytes from the pixels and the attributes. This byte read by the ULA may be known reading (IN) any port with no device attached (usually port 255). When the ULA doesn't read bytes from the screen (when drawing the border or while the synchronization) a value of 255 is returned. It works in the Spectrum 16k, 48k, and 128k (and +2). But, in an Inves Spectrum+ we will always read 255.</text:p>
      <text:p text:style-name="P8">In an Spectrum +2A, it's a bit more complicated:</text:p>
      <text:p text:style-name="P8">When the paging is disabled (bit 5 of port 32765 set to 1), we will always read 255; when it is not, we will have the byte that the ULA reads (with bit 0 set) if the port number has the following <text:soft-page-break/>mask: 0000XXXXXXXXXX01b, I mean, starting from port 1, stepping 4, until port 4093 (1,5,9,13,..., 4093). I have discovered this feature making some tests with my +2A, and all the documentation and FAQS from emulators and Web pages say that the +2A always returns 255. Maybe the mistake is to read only port 255, that it does return 255.</text:p>
      <text:p text:style-name="P8"/>
      <text:p text:style-name="P8">This feature of the "bus idle" port is used in some games, like Arkanoid and Renegade. Starting from version 3.0 of the emulator it works quite good. </text:p>
      <text:p text:style-name="P8"/>
      <text:p text:style-name="P8"/>
      <text:p text:style-name="P13"/>
      <text:h text:style-name="Heading_20_1" text:outline-level="1">5 <text:s text:c="3"/>Menu options</text:h>
      <text:p text:style-name="P8"/>
      <text:p text:style-name="P8">To choose a menu option you may use the arrow keys and Enter, + and -. In the case of options with numeric values, you must use + to increase and - to decrease the value.</text:p>
      <text:p text:style-name="P8">There are some options that can't be chosen; in this case, the normal cursor ( -&gt; ) will be ( -x ).</text:p>
      <text:p text:style-name="P8">In options with filename selection, the cursor will be ( F&gt; ). In this cases we may choose the file pressing Enter and using the arrow keys and PgUp and PgDn. If we want to write the whole filename, we must choose the option with the key - or Space.</text:p>
      <text:p text:style-name="P8"/>
      <text:h text:style-name="Heading_20_2" text:outline-level="2">5.1 <text:s text:c="2"/>Load Snapshot</text:h>
      <text:p text:style-name="P8"/>
      <text:p text:style-name="P8">With this option we load an snapshot file (ZX or SP); the format of the file is detected from its header, and not from its extension, for example: you may have a file with extension .TXT and be a ZX file. When you load a SP file, options of brightness, autofire, etc, will be the ones used before the loading.</text:p>
      <text:p text:style-name="P8"/>
      <text:p text:style-name="P8"/>
      <text:h text:style-name="Heading_20_2" text:outline-level="2">5.2 <text:s text:c="2"/>Save Snapshot</text:h>
      <text:p text:style-name="P8"/>
      <text:p text:style-name="P8">With this option we make a ZX snapshot file; you must write name and extension. If the file already exists, you will be asked to replace it.</text:p>
      <text:p text:style-name="P8"/>
      <text:p text:style-name="P8"/>
      <text:h text:style-name="Heading_20_2" text:outline-level="2">5.3 <text:s text:c="2"/>Machine Selection</text:h>
      <text:p text:style-name="P8"/>
      <text:p text:style-name="P8">With this option we will choose the computer to emulate. When selected, a RESET is done, relative speed is set to 100% and tapes are extracted.</text:p>
      <text:p text:style-name="P8"/>
      <text:p text:style-name="P8"/>
      <text:h text:style-name="Heading_20_2" text:outline-level="2">5.4 <text:s text:c="2"/>Screen Settings</text:h>
      <text:p text:style-name="P8"/>
      <text:h text:style-name="Heading_20_3" text:outline-level="3">5.4.1 Load Screen</text:h>
      <text:p text:style-name="P8"/>
      <text:p text:style-name="P8">With this option we will load a .SCR file in address 16384.</text:p>
      <text:p text:style-name="P8"/>
      <text:h text:style-name="Heading_20_3" text:outline-level="3">5.4.2 Save Screen</text:h>
      <text:p text:style-name="P8"/>
      <text:p text:style-name="P8">With this option we will save the addresses 16384-23295 in a .SCR file (we must write the <text:soft-page-break/>extension).</text:p>
      <text:p text:style-name="P8"/>
      <text:p text:style-name="P8"/>
      <text:h text:style-name="Heading_20_3" text:outline-level="3">5.4.3 Brightness control</text:h>
      <text:p text:style-name="P8"/>
      <text:p text:style-name="P8">With this option we can increase or decrease the brightness of colours; menu colours aren't changed.</text:p>
      <text:p text:style-name="P8"/>
      <text:h text:style-name="Heading_20_3" text:outline-level="3">5.4.4 Screen saver</text:h>
      <text:p text:style-name="P8"/>
      <text:p text:style-name="P8">With this option we can disable the screen saver; sometimes is convenient to disable it, specially when we are hearing the music of a game.</text:p>
      <text:p text:style-name="P8"/>
      <text:p text:style-name="P8"/>
      <text:h text:style-name="Heading_20_3" text:outline-level="3"><text:bookmark-start text:name="start_recording_video"/>5.4.5 Start recording video<text:bookmark-end text:name="start_recording_video"/></text:h>
      <text:p text:style-name="Text_20_body"/>
      <text:p text:style-name="P17">With this option we start the recording of the screen output to a file. It's a raw file, without header or compression. It contains the VGA screen output for each recorded frame (each frame it's 64kb length). The VGA mode is a colour palette mode, so we must convert the file using the utility VGA2RAW. Then, the final file it's a RGB colour file. I mean: 320x200, BGR24 (24 bit each screen pixel).</text:p>
      <text:p text:style-name="P40">We can play the file using the program Mplayer, for example:</text:p>
      <text:p text:style-name="P40">mplayer -demuxer rawvideo -rawvideo fps=2:w=320:h=200:format=bgr24 file.rwv</text:p>
      <text:p text:style-name="P40">For a video file with 2 FPS.</text:p>
      <text:p text:style-name="P40">And if we want to play also raw audio (see section <text:bookmark-ref text:reference-format="text" text:ref-name="start_recording_audio">5.8.6 Start recording audio</text:bookmark-ref>):</text:p>
      <text:p text:style-name="P40">mplayer <text:s/>-demuxer rawvideo -rawvideo fps=2:w=320:h=200:format=bgr24 file.rwv -audiofile file.rwa -audio-demuxer 20 -rawaudio channels=2:rate=15550:samplesize=1</text:p>
      <text:p text:style-name="P27"/>
      <text:p text:style-name="P40">We must know that the video recording is made when we are in multitask mode or when we exit the menu and return to the emulator, like the audio recording. In the case we want to record video and audio together, it is recommended to start with multitask disabled. Then, when you return to the emulator, audio and video starts at the same time and will be sinchronized. After that, you can enable the multitask. Although when we are recording the audio sounds bad or video is shown more slowly, the output file will always be recorded in excellent conditions.</text:p>
      <text:p text:style-name="P40"/>
      <text:h text:style-name="Heading_20_3" text:outline-level="3">5.4.6 File</text:h>
      <text:p text:style-name="P38">With this option we select the video output file. It is preferred the .VGA extension when using the file selector.</text:p>
      <text:p text:style-name="P38"/>
      <text:h text:style-name="Heading_20_3" text:outline-level="3"><text:soft-page-break/>5.4.7 FPS</text:h>
      <text:p text:style-name="P39">With this option we tell how many frames per second use to record the file.</text:p>
      <text:p text:style-name="P8"/>
      <text:p text:style-name="P8"/>
      <text:h text:style-name="Heading_20_2" text:outline-level="2">5.5 <text:s text:c="2"/>Debug menu</text:h>
      <text:p text:style-name="P8"/>
      <text:h text:style-name="Heading_20_3" text:outline-level="3">5.5.1 Generate RESET</text:h>
      <text:p text:style-name="P8"/>
      <text:p text:style-name="P8">It makes a RESET of the Spectrum.</text:p>
      <text:p text:style-name="P8"/>
      <text:h text:style-name="Heading_20_3" text:outline-level="3">5.5.2 Generate NMI</text:h>
      <text:p text:style-name="P8"/>
      <text:p text:style-name="P8">It makes a non-maskable interrupt (call to address 66H).</text:p>
      <text:p text:style-name="P8"/>
      <text:h text:style-name="Heading_20_3" text:outline-level="3">5.5.3 Show registers</text:h>
      <text:p text:style-name="P8"/>
      <text:p text:style-name="P8">With this option we can see the Z80 registers. You may also enable or disable the interruptions and change the interrupt mode. </text:p>
      <text:p text:style-name="P8">We may also see the active pages, the active screen and whether the paging is enabled or not (in 128k). Also the value of port 254 (border colour and bits 4 and 3) and the number of screen frames per second (FPS).</text:p>
      <text:p text:style-name="P8"/>
      <text:p text:style-name="P8"/>
      <text:h text:style-name="Heading_20_3" text:outline-level="3">5.5.4 Poke</text:h>
      <text:p text:style-name="P8"/>
      <text:p text:style-name="P8">It is used to change memory bytes, useful to get infinite lives in games. The previous value of the address is shown.</text:p>
      <text:p text:style-name="P8"/>
      <text:p text:style-name="P8"/>
      <text:h text:style-name="Heading_20_2" text:outline-level="2">5.6 <text:s text:c="2"/>Tape emulation</text:h>
      <text:p text:style-name="P8"/>
      <text:h text:style-name="Heading_20_3" text:outline-level="3">5.6.1 Insert/Eject Input file</text:h>
      <text:p text:style-name="P8"/>
      <text:p text:style-name="P8">With this option we tell the emulator the file to use (of TAP format) as an input tape (if we select insert), or that the file is not used anymore (if we select eject). If the file doesn't exist, you will be asked to create it.</text:p>
      <text:p text:style-name="P8"/>
      <text:h text:style-name="Heading_20_3" text:outline-level="3"><text:soft-page-break/>5.6.2 File</text:h>
      <text:p text:style-name="P8"/>
      <text:p text:style-name="P8">In this option we tell the emulator the file to use as an input tape (of TAP format). We also must insert the file in order the emulator use it.</text:p>
      <text:p text:style-name="P8"/>
      <text:h text:style-name="Heading_20_3" text:outline-level="3">5.6.3 Insert/Eject Output file</text:h>
      <text:p text:style-name="P8"/>
      <text:p text:style-name="P8">With this option we tell the emulator the file to use (of TAP format) as an output tape (if we select insert), or that the file is not used anymore (if we select eject). If the file doesn't exist, you will be asked to create it.</text:p>
      <text:p text:style-name="P8"/>
      <text:h text:style-name="Heading_20_3" text:outline-level="3">5.6.4 File</text:h>
      <text:p text:style-name="P8"/>
      <text:p text:style-name="P8">In this option we tell the emulator the file to use as an output tape (of TAP format). We also must insert the file in order the emulator use it.</text:p>
      <text:p text:style-name="P8"/>
      <text:h text:style-name="Heading_20_3" text:outline-level="3">5.6.5 Any flag loading</text:h>
      <text:p text:style-name="P8"/>
      <text:p text:style-name="P8">Here we tell the ROM LOAD routine to allow load data independently of its flag (Z' set), or if it is not allowed (Z' always 0).</text:p>
      <text:p text:style-name="P8"/>
      <text:h text:style-name="Heading_20_3" text:outline-level="3">5.6.6 <text:s text:c="2"/>Load From Tape</text:h>
      <text:p text:style-name="P8"/>
      <text:p text:style-name="P8">This is the menu to load programs from a real tape of Spectrum. You must have a Sound Blaster or compatible card to have the option active. Also, you musn't run the option in Windows, if you do it, you will load nothing (what strange!).</text:p>
      <text:p text:style-name="P8"/>
      <text:h text:style-name="Heading_20_4" text:outline-level="4">5.6.6.1 Bauds</text:h>
      <text:p text:style-name="P8"/>
      <text:p text:style-name="P8">It indicates the loading speed. It is done by changing the reading frequency of the sound card. In my sound card I may change the speed but it always reads at 11KHz. You can also change the loading speed by changing values length of zero wave and one wave.</text:p>
      <text:p text:style-name="P8"/>
      <text:h text:style-name="Heading_20_4" text:outline-level="4">5.6.6.2 Length of leader signal wave</text:h>
      <text:p text:style-name="P8"/>
      <text:p text:style-name="P8">It shows how lasts one leader signal wave; length (in seconds) of this value is: seconds=length of leader signal wave/frequency. Usually, in turbo loading, leader signal doesn't change.</text:p>
      <text:p text:style-name="P8"/>
      <text:h text:style-name="Heading_20_4" text:outline-level="4">5.6.6.3 Length of leader signal</text:h>
      <text:p text:style-name="P8"/>
      <text:p text:style-name="P8"><text:soft-page-break/>It indicates how many waves of leader signal must be found in order to recognize them as a leader signal. When loading, when this value is surpassed, we may see at the screen "Reading ld signal..." (Reading leader signal).</text:p>
      <text:p text:style-name="P8"/>
      <text:h text:style-name="Heading_20_4" text:outline-level="4">5.6.6.4 Length of zero wave</text:h>
      <text:p text:style-name="P8"/>
      <text:p text:style-name="P8">It indicates how lasts the wave that represents a zero bit, with an error margin of +-2. The length is calculated like in leader signal wave. You may only change it if your sound card doesn't allow to change the frequency: if you have to read a turbo tape at 3000 bauds, length of zero and one waves must be divided by 2.</text:p>
      <text:p text:style-name="P8"/>
      <text:h text:style-name="Heading_20_4" text:outline-level="4">5.6.6.5 Length of one wave</text:h>
      <text:p text:style-name="P8"/>
      <text:p text:style-name="P8">It indicates how lasts the wave that represents a one bit, with an error margin of +-2. The length is calculated like in leader signal wave.</text:p>
      <text:p text:style-name="P8"/>
      <text:h text:style-name="Heading_20_4" text:outline-level="4">5.6.6.6 Input filter</text:h>
      <text:p text:style-name="P8"/>
      <text:p text:style-name="P8">It shows the filter that uses the sound card when reading data. I've read that the filter is only available with Sound Blaster Pro cards, and not on newer cards.</text:p>
      <text:p text:style-name="P8"/>
      <text:h text:style-name="Heading_20_4" text:outline-level="4">5.6.6.7 Left Channel Volume</text:h>
      <text:p text:style-name="P8"/>
      <text:p text:style-name="P8">It indicates the input volume for the left channel.</text:p>
      <text:p text:style-name="P8"/>
      <text:h text:style-name="Heading_20_4" text:outline-level="4">5.6.6.8 Right Channel Volume</text:h>
      <text:p text:style-name="P8"/>
      <text:p text:style-name="P8">It indicates the input volume for the right channel.</text:p>
      <text:p text:style-name="P8"/>
      <text:h text:style-name="Heading_20_4" text:outline-level="4">5.6.6.9 Show Border</text:h>
      <text:p text:style-name="P8"/>
      <text:p text:style-name="P8">With this option you can see the border while loading; it is not exactly as the border shown while loading on a real Spectrum.</text:p>
      <text:p text:style-name="P8"/>
      <text:h text:style-name="Heading_20_4" text:outline-level="4">5.6.6.10 Checksum autocorrection</text:h>
      <text:p text:style-name="P8"/>
      <text:p text:style-name="P8">It tells the emulator if the last byte of loading (checksum) must be recalculated when loading error.</text:p>
      <text:p text:style-name="P8"/>
      <text:p text:style-name="P8"><text:s text:c="5"/></text:p>
      <text:h text:style-name="Heading_20_4" text:outline-level="4"><text:soft-page-break/>5.6.6.11 Start loading</text:h>
      <text:p text:style-name="P8"/>
      <text:p text:style-name="P8">This is the option that I think the most important, which allows to read programs. Before this, you must have a .TAP file inserted as an output tape.</text:p>
      <text:p text:style-name="P8">You must know you can't load on a DOS Window (you must run a DOS session), and I recommend not to have disk caches (like SMARTDRV).</text:p>
      <text:p text:style-name="P8">When we select this option, a volume indicator is shown at the half of the screen. It's not important the volume it shows, because you can load at a high volume or at a low volume, it only tells that sound is being read. You may also hear the sound at the speakers. You may also see the border while loading; it's similar as on a real Spectrum.</text:p>
      <text:p text:style-name="P8">For a good loading, sound must be heard sharp (adjusting the screw or <text:s/>"azimut" of tape recorder if needed) and at a volume that doesn't "harm" the sound, like on a real Spectrum.</text:p>
      <text:p text:style-name="P8"/>
      <text:p text:style-name="P8">Under the volume indicator, there's a zone that indicates the bytes read, including the flag. It may be possible that bytes shown "stop" on the screen each 1.5 seconds. It happens when you run the emulator with an EMS emulator, like EMM386. The reason of this delay is that direct reading (DMA) is not done byte by byte, but first the whole buffer (16k) is read and then it is passed to the emulator. Don't worry, data reading doesn't stop, but first passes to the intermediate buffer. <text:s text:c="5"/>Nevertheless, if we run the emulator in MS-DOS without EMS, visualization of data is continuous.</text:p>
      <text:p text:style-name="P8"/>
      <text:p text:style-name="P8">When a block is read, header is shown if block is 17 bytes length and has flag 0, if not, flag and length is shown (this length also indicates checksum byte and flag). It also tells us if there's a loading error.</text:p>
      <text:p text:style-name="P8">Then, we may save the data pressing the G key. If there's a loading error and the checksum autocalculate is off, when we make LOAD "" the loading error will be shown from BASIC.</text:p>
      <text:p text:style-name="P8"/>
      <text:p text:style-name="P8"/>
      <text:h text:style-name="Heading_20_2" text:outline-level="2">5.7 <text:s text:c="2"/>Hardware settings</text:h>
      <text:p text:style-name="P8"/>
      <text:h text:style-name="Heading_20_3" text:outline-level="3">5.7.1 Keyboard Issue0/1</text:h>
      <text:p text:style-name="P8"/>
      <text:p text:style-name="P8">It allows to choose between the two kinds of keyboard of the Spectrum.</text:p>
      <text:p text:style-name="P8"/>
      <text:h text:style-name="Heading_20_3" text:outline-level="3">5.7.2 AutoFire</text:h>
      <text:p text:style-name="P8"/>
      <text:p text:style-name="P8">You can enable or disable the Kempston autofire.</text:p>
      <text:p text:style-name="P8"/>
      <text:h text:style-name="Heading_20_3" text:outline-level="3">5.7.3 AutoFire frequency</text:h>
      <text:p text:style-name="P8"/>
      <text:p text:style-name="P8">It indicates the autofire frequency. This frequency indicates how many times per second bit 4 of kempston port is inverted.</text:p>
      <text:p text:style-name="P8"/>
      <text:h text:style-name="Heading_20_3" text:outline-level="3"><text:soft-page-break/>5.7.4 Cursors emulate</text:h>
      <text:p text:style-name="P8">You select if cursor keys emulate the cursor keys of spectrum (SHIFT + 5/6/7/8) or the Joystick Kempston. Versions before 3.5 always emulate Kempston.</text:p>
      <text:p text:style-name="P8"/>
      <text:h text:style-name="Heading_20_3" text:outline-level="3">5.7.5 ROM POKE value</text:h>
      <text:p text:style-name="P8"/>
      <text:p text:style-name="P8">It indicates the ROM POKE value (only in Inves mode).</text:p>
      <text:p text:style-name="P8"/>
      <text:h text:style-name="Heading_20_3" text:outline-level="3">5.7.6 Contended memory</text:h>
      <text:p text:style-name="P8"/>
      <text:p text:style-name="P8">You may enable the pseudo-emulation of the contended memory, that makes an instruction running in a slow RAM lasts 15% more that its real time. In some games it's very real, but I recommend to disable in demos.</text:p>
      <text:p text:style-name="P8"/>
      <text:h text:style-name="Heading_20_3" text:outline-level="3">5.7.7 Synchronism</text:h>
      <text:p text:style-name="P8"/>
      <text:p text:style-name="P8">You may select the CPU synchronization mode between Timer, SoundBlaster or SoundBlaster+Timer</text:p>
      <text:p text:style-name="P8"/>
      <text:h text:style-name="Heading_20_2" text:outline-level="2">5.8 <text:s text:c="2"/>Audio Settings</text:h>
      <text:p text:style-name="P8"/>
      <text:h text:style-name="Heading_20_3" text:outline-level="3">5.8.1 Output Sound</text:h>
      <text:p text:style-name="P8"/>
      <text:p text:style-name="P8">It indicates where to play sound or not.</text:p>
      <text:p text:style-name="P8"/>
      <text:p text:style-name="P8"/>
      <text:h text:style-name="Heading_20_3" text:outline-level="3">5.8.2 AY Chip present</text:h>
      <text:p text:style-name="P8"/>
      <text:p text:style-name="P8">It indicates whether the AY sound chip exists or not. The chip can be present without having a Sound Blaster; in this case, AY ports may be manipulated but you hear nothing.</text:p>
      <text:p text:style-name="P8"/>
      <text:p text:style-name="P8"/>
      <text:h text:style-name="Heading_20_3" text:outline-level="3">5.8.3 Stereo Mode</text:h>
      <text:p text:style-name="P8"/>
      <text:p text:style-name="P8">It shows the Stereo mode used for the AY chip: ACB,ABC or Mono.</text:p>
      <text:p text:style-name="P8"/>
      <text:h text:style-name="Heading_20_3" text:outline-level="3">5.8.4 Noise Emulation</text:h>
      <text:p text:style-name="P8"/>
      <text:p text:style-name="P8"><text:soft-page-break/>You may disable the emulation of the noise channels.</text:p>
      <text:p text:style-name="P8"/>
      <text:p text:style-name="P8"/>
      <text:h text:style-name="Heading_20_3" text:outline-level="3">5.8.5 Show AY Chip registers</text:h>
      <text:p text:style-name="P8"/>
      <text:p text:style-name="P8">With this option we will see the 16 internal registers of the sound chip (if it exists).</text:p>
      <text:p text:style-name="P8"/>
      <text:h text:style-name="Heading_20_3" text:outline-level="3"><text:bookmark-start text:name="start_recording_audio"/>5.8.6 Start recording audio<text:bookmark-end text:name="start_recording_audio"/></text:h>
      <text:p text:style-name="Text_20_body"/>
      <text:p text:style-name="P17">With this option we start the recording of the output generated in the emulator, the beeper and the AY chip. We don't need a Sound Blaster to do it. The resulting file is a raw file, without header or compression. The file format is: stereo, 8 bit signed, 15550 Hz (15600 Hz for 48k modes).</text:p>
      <text:p text:style-name="P40">We can play the file using the program Mplayer, for example:</text:p>
      <text:p text:style-name="P40">mplayer -demuxer 20 -rawaudio channels=2:rate=15550:samplesize=1 archivo.rwa</text:p>
      <text:p text:style-name="P40">For a file recorded in 128k mode.</text:p>
      <text:p text:style-name="P40">And if we want to play also raw video (see section <text:bookmark-ref text:reference-format="text" text:ref-name="start_recording_video">5.4.5 Start recording video</text:bookmark-ref>):</text:p>
      <text:p text:style-name="P40">mplayer <text:s/>-demuxer rawvideo -rawvideo fps=2:w=320:h=200:format=bgr24 archivo.rwv -audiofile archivo.rwa -audio-demuxer 20 -rawaudio channels=2:rate=15550:samplesize=1</text:p>
      <text:p text:style-name="P40">We must know that the video recording is made when we are in multitask mode or when we exit the menu and return to the emulator, like the audio recording. In the case we want to record video and audio together, it is recommended to start with multitask disabled. Then, when you return to the emulator, audio and video starts at the same time and will be sinchronized. After that, you can enable the multitask. Although when we are recording the audio sounds bad or video is shown more slowly, the output file will always be recorded in excellent conditions.</text:p>
      <text:p text:style-name="P40"/>
      <text:h text:style-name="Heading_20_3" text:outline-level="3">5.8.7 File</text:h>
      <text:p text:style-name="P38">With this option we select the audio output file. It is preferred the .RWA extension when using the file selector.</text:p>
      <text:p text:style-name="P8"/>
      <text:p text:style-name="P8"/>
      <text:h text:style-name="Heading_20_2" text:outline-level="2">5.9 <text:s text:c="2"/>Language Selection</text:h>
      <text:p text:style-name="P8"/>
      <text:p text:style-name="P8">Here we may choose the language of the menu (English or Spanish).</text:p>
      <text:p text:style-name="P8"/>
      <text:h text:style-name="Heading_20_2" text:outline-level="2">5.10 <text:s/>Multitasking</text:h>
      <text:p text:style-name="P8"/>
      <text:p text:style-name="P8">We tell if we want the Z80 emulation be active when we are in the menu.</text:p>
      <text:p text:style-name="P8"/>
      <text:h text:style-name="Heading_20_2" text:outline-level="2"><text:soft-page-break/>5.11 <text:s/>CPU Speed</text:h>
      <text:p text:style-name="P8"/>
      <text:p text:style-name="P8">Here we may change the relative speed of the Z80.</text:p>
      <text:p text:style-name="P8"/>
      <text:h text:style-name="Heading_20_2" text:outline-level="2">5.12 <text:s/>Help</text:h>
      <text:p text:style-name="P8"/>
      <text:p text:style-name="P8">This option shows a help screen.</text:p>
      <text:p text:style-name="P8"/>
      <text:h text:style-name="Heading_20_2" text:outline-level="2">5.13 <text:s/>Back to the Emulator</text:h>
      <text:p text:style-name="P8"/>
      <text:p text:style-name="P8">With this option we will return to the Spectrum emulation.</text:p>
      <text:p text:style-name="P8"/>
      <text:h text:style-name="Heading_20_2" text:outline-level="2">5.14 <text:s/>Exit emulator</text:h>
      <text:p text:style-name="P8"/>
      <text:p text:style-name="P8">This option makes the emulator finish.</text:p>
      <text:p text:style-name="P8"/>
      <text:p text:style-name="P8"/>
      <text:p text:style-name="P8"/>
      <text:p text:style-name="P8"/>
      <text:h text:style-name="P42" text:outline-level="1">6 <text:s text:c="4"/>Development and compilation</text:h>
      <text:p text:style-name="P7"/>
      <text:p text:style-name="P8">The emulador source code is divided in several file types:</text:p>
      <text:list xml:id="list1359279914" text:style-name="L12">
        <text:list-item>
          <text:p text:style-name="P45">.INC Files: Assembler source code.</text:p>
        </text:list-item>
        <text:list-item>
          <text:p text:style-name="P45">.ASM Files: Assembler source code, as .INC files. These .ASM files include the .INC files and each one generates one object file (.OBJ)</text:p>
        </text:list-item>
        <text:list-item>
          <text:p text:style-name="P45">macros.mac: File with some auxiliary macros</text:p>
        </text:list-item>
      </text:list>
      <text:p text:style-name="P4"/>
      <text:p text:style-name="P8">These three file types are needed to generate the final executable: ZXSPECTR.COM</text:p>
      <text:p text:style-name="P8">It must be compiled using the program TASM from Borland.</text:p>
      <text:p text:style-name="P8">To compile the program we must run, on MS-DOS:</text:p>
      <text:p text:style-name="P8">compile.bat</text:p>
      <text:p text:style-name="P8">This generates the object files. To link them use:</text:p>
      <text:p text:style-name="P8">link.bat</text:p>
      <text:p text:style-name="P8"/>
      <text:p text:style-name="P8">To generate the final zip file with the binaries run:</text:p>
      <text:p text:style-name="P8">make_bin.bat</text:p>
      <text:p text:style-name="P8">Or make_bin.sh on an unix/linux console</text:p>
      <text:p text:style-name="P8"/>
      <text:p text:style-name="P8">To generate the final zip file with the source code run:</text:p>
      <text:p text:style-name="P8">make_src.bat</text:p>
      <text:p text:style-name="P8">Or make_src.sh on an unix/linux console</text:p>
      <text:p text:style-name="P8"/>
      <text:p text:style-name="P8"/>
      <text:p text:style-name="P8">The utilities for MSDOS and Linux, were compiled using Turbo C (in MS-DOS) and GCC (in Linux)</text:p>
      <text:p text:style-name="P8">To compile the utilities in Linux you must run:</text:p>
      <text:p text:style-name="P8">make -f Makefile.utils </text:p>
      <text:p text:style-name="P8">This will generate the binaries for 32 and 64 bit CPU.</text:p>
      <text:p text:style-name="P8"/>
      <text:p text:style-name="P8">To compile only for 32 bit versions:</text:p>
      <text:p text:style-name="P8">make -f Makefile.utils all32</text:p>
      <text:p text:style-name="P8"/>
      <text:p text:style-name="P8">And to compile only for 64 bits:</text:p>
      <text:p text:style-name="P8">make -f Makefile.utils all64</text:p>
      <text:p text:style-name="P8"/>
      <text:p text:style-name="P8">The original MSDOS versions where compiled as a 16 bit code, then the data types “int” must be considered as 16 bit length. In Linux versions these data types are written as “short”.</text:p>
      <text:p text:style-name="P8"/>
      <text:h text:style-name="P42" text:outline-level="1">7 <text:s text:c="4"/>Included utilities</text:h>
      <text:p text:style-name="P8"/>
      <text:p text:style-name="P8">In this chapter we use the SMP audio file format. This file type was used in the audio edition program Fast Tracker, which it was the one I started to do some tape conversion tests. This format is raw, mono, 8 bits unsigned, and at 11111Hz.</text:p>
      <text:p text:style-name="P8">Using audio conversion utilities you can convert wav files to smp and vice versa. For example, in Linux, with the sox program, you can convert from .wav to .smp with the command:</text:p>
      <text:p text:style-name="P8">sox file.wav -t .raw -r 11111 -b 8 -e unsigned -c 1 file.smp</text:p>
      <text:h text:style-name="Heading_20_2" text:outline-level="2">7.1 <text:s text:c="2"/>LINEASMP</text:h>
      <text:p text:style-name="P8"/>
      <text:p text:style-name="P8">This programs is used to read sound from the LINE IN of Sound Blaster and save it as a SMP file. </text:p>
      <text:p text:style-name="P8"/>
      <text:p text:style-name="P8">As you may guess, it doesn't work in Windows, and neither works well with SMARTDRV.</text:p>
      <text:p text:style-name="P8"/>
      <text:p text:style-name="P8">When we run it, Sound Blaster will be detected, and then you may specify the loading speed (in bauds). After this you must tell the file SMP to make, writing the extension too. When we want to stop reading, we must press any key.</text:p>
      <text:p text:style-name="P8"/>
      <text:p text:style-name="P8">You can load a turbo program specifying the bauds of the tape.</text:p>
      <text:p text:style-name="P8"/>
      <text:h text:style-name="Heading_20_2" text:outline-level="2">7.2 <text:s text:c="2"/>SMPATAP</text:h>
      <text:p text:style-name="P8"/>
      <text:p text:style-name="P8">This program is used to read data from a SMP file and save it as a TAP file. With this program, I bring the possibility to read programs from computers without Sound Blaster.</text:p>
      <text:p text:style-name="P8"/>
      <text:p text:style-name="P8">When we run the program, SMP file and TAP file must be written (both with extension). When it loads a block, you must press any key except the N to save the block.</text:p>
      <text:p text:style-name="P8"/>
      <text:p text:style-name="P8"/>
      <text:h text:style-name="Heading_20_2" text:outline-level="2">7.3 <text:s text:c="2"/>TAPABIN</text:h>
      <text:p text:style-name="P8"/>
      <text:p text:style-name="P8">This program is used to extract data blocks from a TAP file and save them with BIN format. <text:s text:c="5"/></text:p>
      <text:p text:style-name="P8">When the program starts, you must specify the TAP and BIN files to use (both with extension). When it reads a block, you must press any key except the N to save it. The file saved is the data get from a block without flag and checksum; for example: if we want to save a Spectrum screen in BIN format, we must save the block shown as: "Flag:255 Longitud:6912" and not the block: "Bytes:Screen <text:s/>Longitud:6912 Inicio:16384", if not, we would save the header, I mean, 17 bytes.</text:p>
      <text:p text:style-name="P8"/>
      <text:h text:style-name="Heading_20_2" text:outline-level="2">7.4 <text:s text:c="2"/>SP_Z80</text:h>
      <text:p text:style-name="P8"/>
      <text:p text:style-name="P8">This program is used to convert files between SP and Z80 formats. You must specify the source <text:soft-page-break/>file and the target file (both with extension, always .SP or .Z80). It can only convert 48k files.</text:p>
      <text:p text:style-name="P8"/>
      <text:h text:style-name="Heading_20_2" text:outline-level="2">7.5 <text:s text:c="2"/>VGA2RAW</text:h>
      <text:p text:style-name="P8"/>
      <text:p text:style-name="P8">This program is used to convert the output video file from the VGA pallette format to a BGR24 raw video format.</text:p>
      <text:p text:style-name="P8"/>
      <text:p text:style-name="P8"/>
      <text:p text:style-name="P8"/>
      <text:p text:style-name="P13"/>
      <text:p text:style-name="P8"/>
      <text:h text:style-name="Heading_20_1" text:outline-level="1">8 <text:s text:c="4"/>Utilities in TAP format</text:h>
      <text:p text:style-name="P8"/>
      <text:h text:style-name="Heading_20_2" text:outline-level="2">8.1 <text:s text:c="2"/>SPED52.TAP</text:h>
      <text:p text:style-name="P8"/>
      <text:p text:style-name="P8">This tape includes an assembler/disassembler for ZX Spectrum 128k, with its source code. This assembler (SPED) uses the whole 128k of memory. The SPED uses RAM1, and the object code uses RAM 4; source code uses RAM "48" (5,2,0) and RAMs 6 and 7, having a maximum source code of 74549 bytes (41781+16384+16384).</text:p>
      <text:p text:style-name="P8">Sentences ORG and ENT are a bit different from other assemblers. ORG always indicates to which address the object code is generated; normally, we assemble at 49152, which corresponds to RAM 4. ENT indicates to which address labels are referred (in a relocatable program, ENT is often 0). </text:p>
      <text:p text:style-name="P8">Operator $ always indicates to which address is referred the line where it is situated (indicated with ENT). Operator !, that I have invented, shows where the object code is being generated (indicated with ORG).</text:p>
      <text:p text:style-name="P8">To see the listing while assembling, you must write in the source code the LST+ operator, and to make it disappear, LST- .</text:p>
      <text:p text:style-name="P8"/>
      <text:p text:style-name="P8">The assembler can generate a debug info, that consists in a table with each memory address of object code with its corresponding line of source code. This table uses RAM 7; we may see if 3rd block of source code is used, debug info can't be used. The maximum size of the table is 16k (4096 lines). To tell the assembler create debug info, use the operator DPR+ in the source code (and to disable it, DPR-).</text:p>
      <text:p text:style-name="P8">When we go to the disassembler, if there's debug info, the original line of the source code will be shown.</text:p>
      <text:p text:style-name="P8">Label table uses RAM 3, having a maximum of 16k for labels (it means 1260 labels).</text:p>
      <text:p text:style-name="P8">The editor also uses RAM 3, for copying text in a buffer to make the typical actions of Copy/Paste/Move; the maximum is 16k of text. </text:p>
      <text:p text:style-name="P8">I must tell that if you haven't EMS memory, when you assemble you may wait a long long time assembling; you'd better go to MS-DOS with EMS active.</text:p>
      <text:p text:style-name="P8"/>
      <text:p text:style-name="P8">I don't want to explain all the options, because it has some help screens (sorry, in Spanish) (in the main environment and in the disassembler, key H; in the editor, Extended Mode and H). Also, you have the source code to see the whole program.</text:p>
      <text:p text:style-name="P8"/>
      <text:p text:style-name="P8">Only one more thing, the SPED format. The assembler only recognizes source code with headers of SPED format, which have a size of 34 bytes but they can be read from BASIC. The description of the header is:</text:p>
      <text:p text:style-name="P8"/>
      <text:p text:style-name="P8"/>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Offset</text:p>
            </table:table-cell>
            <table:table-cell table:style-name="Table13.A1" office:value-type="string">
              <text:p text:style-name="Table_20_Heading">Length</text:p>
            </table:table-cell>
            <table:table-cell table:style-name="Table13.C1" office:value-type="string">
              <text:p text:style-name="Table_20_Heading">Description</text:p>
            </table:table-cell>
          </table:table-row>
        </table:table-header-rows>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C2" office:value-type="string">
            <text:p text:style-name="P18">Byte is 3. Indicates BYTES block</text:p>
          </table:table-cell>
        </table:table-row>
        <table:table-row>
          <table:table-cell table:style-name="Table13.A2" office:value-type="string">
            <text:p text:style-name="Table_20_Contents">1</text:p>
          </table:table-cell>
          <table:table-cell table:style-name="Table13.A2" office:value-type="string">
            <text:p text:style-name="Table_20_Contents">10</text:p>
          </table:table-cell>
          <table:table-cell table:style-name="Table13.C2" office:value-type="string">
            <text:p text:style-name="P18">File Name</text:p>
          </table:table-cell>
        </table:table-row>
        <text:soft-page-break/>
        <table:table-row>
          <table:table-cell table:style-name="Table13.A2" office:value-type="string">
            <text:p text:style-name="Table_20_Contents">11</text:p>
          </table:table-cell>
          <table:table-cell table:style-name="Table13.A2" office:value-type="string">
            <text:p text:style-name="Table_20_Contents">2</text:p>
          </table:table-cell>
          <table:table-cell table:style-name="Table13.C2" office:value-type="string">
            <text:p text:style-name="P18">Word which indicates the length of the first text block</text:p>
          </table:table-cell>
        </table:table-row>
        <table:table-row>
          <table:table-cell table:style-name="Table13.A2" office:value-type="string">
            <text:p text:style-name="Table_20_Contents">13</text:p>
          </table:table-cell>
          <table:table-cell table:style-name="Table13.A2" office:value-type="string">
            <text:p text:style-name="Table_20_Contents">4</text:p>
          </table:table-cell>
          <table:table-cell table:style-name="Table13.C2" office:value-type="string">
            <text:p text:style-name="P18">4 Bytes not used</text:p>
          </table:table-cell>
        </table:table-row>
        <table:table-row>
          <table:table-cell table:style-name="Table13.A2" office:value-type="string">
            <text:p text:style-name="Table_20_Contents">17</text:p>
          </table:table-cell>
          <table:table-cell table:style-name="Table13.A2" office:value-type="string">
            <text:p text:style-name="Table_20_Contents">1</text:p>
          </table:table-cell>
          <table:table-cell table:style-name="Table13.C2" office:value-type="string">
            <text:p text:style-name="P26">Checksum byte. It is used to cheat to BASIC and tell the header is 17 bytes length; the header can be read in a real Spectrum and in the emulator</text:p>
          </table:table-cell>
        </table:table-row>
        <table:table-row>
          <table:table-cell table:style-name="Table13.A2" office:value-type="string">
            <text:p text:style-name="Table_20_Contents">18</text:p>
          </table:table-cell>
          <table:table-cell table:style-name="Table13.A2" office:value-type="string">
            <text:p text:style-name="Table_20_Contents">1</text:p>
          </table:table-cell>
          <table:table-cell table:style-name="Table13.C2" office:value-type="string">
            <text:p text:style-name="P18">Recording day of source code</text:p>
          </table:table-cell>
        </table:table-row>
        <table:table-row>
          <table:table-cell table:style-name="Table13.A2" office:value-type="string">
            <text:p text:style-name="Table_20_Contents">19</text:p>
          </table:table-cell>
          <table:table-cell table:style-name="Table13.A2" office:value-type="string">
            <text:p text:style-name="Table_20_Contents">1</text:p>
          </table:table-cell>
          <table:table-cell table:style-name="Table13.C2" office:value-type="string">
            <text:p text:style-name="P18">Recording month of source code</text:p>
          </table:table-cell>
        </table:table-row>
        <table:table-row>
          <table:table-cell table:style-name="Table13.A2" office:value-type="string">
            <text:p text:style-name="Table_20_Contents">20</text:p>
          </table:table-cell>
          <table:table-cell table:style-name="Table13.A2" office:value-type="string">
            <text:p text:style-name="Table_20_Contents">1</text:p>
          </table:table-cell>
          <table:table-cell table:style-name="Table13.C2" office:value-type="string">
            <text:p text:style-name="P26">Recording (Year-1980) of source code. It is <text:s/>ready to year 2000!</text:p>
          </table:table-cell>
        </table:table-row>
        <table:table-row>
          <table:table-cell table:style-name="Table13.A2" office:value-type="string">
            <text:p text:style-name="Table_20_Contents">22</text:p>
          </table:table-cell>
          <table:table-cell table:style-name="Table13.A2" office:value-type="string">
            <text:p text:style-name="Table_20_Contents">2</text:p>
          </table:table-cell>
          <table:table-cell table:style-name="Table13.C2" office:value-type="string">
            <text:p text:style-name="P26">Word which indicates the length of the second text block. If there's not, is 0</text:p>
          </table:table-cell>
        </table:table-row>
        <table:table-row>
          <table:table-cell table:style-name="Table13.A2" office:value-type="string">
            <text:p text:style-name="Table_20_Contents">24</text:p>
          </table:table-cell>
          <table:table-cell table:style-name="Table13.A2" office:value-type="string">
            <text:p text:style-name="Table_20_Contents">2</text:p>
          </table:table-cell>
          <table:table-cell table:style-name="Table13.C2" office:value-type="string">
            <text:p text:style-name="P26">Word which indicates the length of the third text block. It there's not, is 0</text:p>
          </table:table-cell>
        </table:table-row>
        <table:table-row>
          <table:table-cell table:style-name="Table13.A2" office:value-type="string">
            <text:p text:style-name="Table_20_Contents">26</text:p>
          </table:table-cell>
          <table:table-cell table:style-name="Table13.A2" office:value-type="string">
            <text:p text:style-name="Table_20_Contents">9</text:p>
          </table:table-cell>
          <table:table-cell table:style-name="Table13.C2" office:value-type="string">
            <text:p text:style-name="P18">9 Bytes to 255, used in future versions</text:p>
          </table:table-cell>
        </table:table-row>
      </table:table>
      <text:p text:style-name="P8"/>
      <text:p text:style-name="P8"/>
      <text:p text:style-name="P8">After the header comes the text, formed by 1, 2 or 3 blocks with flag 255. </text:p>
      <text:p text:style-name="P8"/>
      <text:p text:style-name="P8">Text blocks are saved in ASCII format, setting bit 7 of a character to make a tabulator, and code 13 for line end. Of all the assemblers that I have for the Spectrum (SPED, GENS, TED), this assembler uses the shortest text format.</text:p>
      <text:p text:style-name="P8"/>
      <text:p text:style-name="P8"/>
      <text:h text:style-name="Heading_20_2" text:outline-level="2">8.2 <text:s text:c="2"/>CONVERSO.TAP</text:h>
      <text:p text:style-name="P8"/>
      <text:p text:style-name="P8">This program is a source code converter of formats GENS, TED and SPED. Possible conversions are: GEN-&gt; TED, GEN-&gt;SPED, TED-&gt;SPED. Source code is included, in SPED format. Note: TED is a format of an editor/assembler which appeared in the MICROHOBBY magazine, of Hobby Press.</text:p>
      <text:p text:style-name="P8"/>
      <text:p text:style-name="P8"/>
      <text:h text:style-name="Heading_20_2" text:outline-level="2">8.3 <text:s text:c="2"/>REALDEBU.TAP</text:h>
      <text:p text:style-name="P8"/>
      <text:p text:style-name="P8">It consists on 2 disassemblers, one for 48k and the other for 128k. They are both like MONS. Both source codes are included, in SPED format. They are both named as (R)EAL DEBUG, that's because they control perfectly the R register, and some other disassemblers, like MONS, don't.</text:p>
      <text:p text:style-name="P8"/>
      <text:p text:style-name="P8">The 48k disassembler is relocatable. To run it:</text:p>
      <text:p text:style-name="P8">CLEAR address-1: LOAD "RDEBUG6.CO" CODE address:</text:p>
      <text:p text:style-name="P8">RANDOMIZE USR address</text:p>
      <text:p text:style-name="P8"/>
      <text:p text:style-name="P8"><text:soft-page-break/>To know the keys of the 48k run the 128k disassembler, it has a help screen: there are only two options that the 48k one doesn't have, RAM selection and Assembly.</text:p>
      <text:p text:style-name="P8"><text:s text:c="5"/></text:p>
      <text:p text:style-name="P8">The 128k disassembler uses RAM 1, plus a block of 256 bytes length placed below address 49152. To run it:</text:p>
      <text:p text:style-name="P8"/>
      <text:p text:style-name="P8">From 128 BASIC: RANDOMIZE USR 0. With this, we go to ROM3. Then:</text:p>
      <text:p text:style-name="P8"/>
      <text:p text:style-name="P8">CLEAR 29999: OUT 32765,17: LOAD "R37DE128.C" CODE 49152: RANDOMIZE</text:p>
      <text:p text:style-name="P8">address: RANDOMIZE USR 49152</text:p>
      <text:p text:style-name="P8"/>
      <text:p text:style-name="P8">CLEAR can be what you want, but it must be below 49152. The "address" variable indicates where the 256 bytes block is placed; it can be placed, for example, at 23296. If "address" is other than 23296, then the CLEAR must be below "address".</text:p>
      <text:p text:style-name="P8"/>
      <text:p text:style-name="P8"/>
      <text:p text:style-name="P8"/>
      <text:h text:style-name="Heading_20_2" text:outline-level="2">8.4 <text:s text:c="2"/>CURSORDR.TAP</text:h>
      <text:p text:style-name="P8"/>
      <text:p text:style-name="P8">This is a painting program, the CURSOR DRAW, which also includes the source code in SPED format.</text:p>
      <text:p text:style-name="P8"/>
      <text:p text:style-name="P8"/>
      <text:p text:style-name="P8"/>
      <text:p text:style-name="P8"/>
      <text:p text:style-name="P8"/>
      <text:p text:style-name="P8"/>
      <text:p text:style-name="P13"/>
      <text:p text:style-name="P8"/>
      <text:p text:style-name="P8">And that's all friends!. I hope you enjoy the emulator. <text:s/>:-)</text:p>
      <text:p text:style-name="P8"/>
      <text:p text:style-name="P8">CESAR HERNANDEZ BAÑO</text:p>
      <text:p text:style-name="P8">chernandezba@hotmail.com</text:p>
      <text:p text:style-name="P8"/>
      <text:p text:style-name="P8">P.D. Sorry for my bad Engl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0%"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text:p>
      </style:header>
      <style:footer>
        <text:p text:style-name="MP2"><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6-09-18T00:08:50</meta:creation-date>
    <dc:date>2013-09-19T14:19:59</dc:date>
    <dc:language>en-GB</dc:language>
    <meta:editing-cycles>90</meta:editing-cycles>
    <meta:editing-duration>PT18H25M3S</meta:editing-duration>
    <meta:document-statistic meta:table-count="10" meta:image-count="0" meta:object-count="0" meta:page-count="40" meta:paragraph-count="1048" meta:word-count="10121" meta:character-count="54581" meta:non-whitespace-character-count="45667"/>
    <meta:user-defined meta:name="Info 1"/>
    <meta:user-defined meta:name="Info 2"/>
    <meta:user-defined meta:name="Info 3"/>
    <meta:user-defined meta:name="Info 4"/>
  </office:meta>
</office:document-meta>
</file>